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style>
    <style:style style:name="P40" style:family="paragraph" style:parent-style-name="Text_20_body" style:list-style-name="L35">
    </style:style>
    <style:style style:name="P41" style:family="paragraph" style:parent-style-name="Text_20_body" style:list-style-name="L3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7. Seeding and Nurturing Community Game Making Practices to Facilitate Learner Agency</text:p>
      <text:list text:style-name="L1">
        <text:list-item>
          <text:p text:style-name="P1"><text:a xlink:type="simple" xlink:href="#research-questions-jan-2025" office:name=""><text:span text:style-name="Definition">Research Questions Jan 2025</text:span></text:a></text:p>
        </text:list-item>
        <text:list-item>
          <text:p text:style-name="P1"><text:a xlink:type="simple" xlink:href="#notes" office:name=""><text:span text:style-name="Definition">Notes</text:span></text:a></text:p>
        </text:list-item>
        <text:list-item>
          <text:p text:style-name="P1"><text:a xlink:type="simple" xlink:href="#introduction" office:name=""><text:span text:style-name="Definition">Introduction</text:span></text:a></text:p>
        </text:list-item>
        <text:list-item>
          <text:p text:style-name="P1"><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2">
            <text:list-item>
              <text:p text:style-name="P2"><text:a xlink:type="simple" xlink:href="#exploration-of-findings-in-relation-to-chat-conceptions-of-abstraction" office:name=""><text:span text:style-name="Definition">Exploration of findings in relation to CHAT conceptions of abstraction</text:span></text:a></text:p>
            </text:list-item>
            <text:list-item>
              <text:p text:style-name="P2"><text:a xlink:type="simple" xlink:href="#exploration-of-gdps-as-mid-level-construct-in-relation-to-other-conceptions-of-abstraction-in-computing-education-research" office:name=""><text:span text:style-name="Definition">Exploration of GDPs as mid-level construct in relation to other conceptions of abstraction in computing education research</text:span></text:a></text:p>
              <text:list text:style-name="L3">
                <text:list-item>
                  <text:p text:style-name="P3"><text:a xlink:type="simple" xlink:href="#design-patterns-as-a-intermediate-level-pedagogical-framework-compared-to-computational-thinking---the-hypothesis" office:name=""><text:span text:style-name="Definition">Design patterns as a intermediate-level, pedagogical framework (compared to computational thinking) - THE HYPOTHESIS</text:span></text:a></text:p>
                </text:list-item>
                <text:list-item>
                  <text:p text:style-name="P3"><text:a xlink:type="simple" xlink:href="#purpose-of-the-frameworks-being-addressed-is-also-relevant." office:name=""><text:span text:style-name="Definition">Purpose of the frameworks being addressed is also relevant.</text:span></text:a></text:p>
                </text:list-item>
                <text:list-item>
                  <text:p text:style-name="P3"><text:a xlink:type="simple" xlink:href="#types-of-abstraction-in-frameworks---recalling-definitions-or-lack-of-clear-definitions" office:name=""><text:span text:style-name="Definition">Types of abstraction in frameworks - recalling definitions or lack of clear definitions</text:span></text:a></text:p>
                </text:list-item>
                <text:list-item>
                  <text:p text:style-name="P3"><text:a xlink:type="simple" xlink:href="#in-summary" office:name=""><text:span text:style-name="Definition">In SUMMARY</text:span></text:a></text:p>
                </text:list-item>
              </text:list>
            </text:list-item>
            <text:list-item>
              <text:p text:style-name="P2"><text:a xlink:type="simple" xlink:href="#observations-on-abstract-concrete-dimensions-in-my-data-related-to-gameplay-design-patterns." office:name=""><text:span text:style-name="Definition">Observations on abstract / concrete dimensions in my data related to gameplay design patterns.</text:span></text:a></text:p>
              <text:list text:style-name="L4">
                <text:list-item>
                  <text:p text:style-name="P4"><text:a xlink:type="simple" xlink:href="#addressing-utility-for-participants" office:name=""><text:span text:style-name="Definition"><text:span text:style-name="T1">Addressing utility for participants</text:span></text:span></text:a></text:p>
                </text:list-item>
                <text:list-item>
                  <text:p text:style-name="P4"><text:a xlink:type="simple" xlink:href="#addressing-utility-for-designers-teachers" office:name=""><text:span text:style-name="Definition"><text:span text:style-name="T1">Addressing utility for designers / teachers</text:span></text:span></text:a></text:p>
                </text:list-item>
                <text:list-item>
                  <text:p text:style-name="P4"><text:a xlink:type="simple" xlink:href="#addressing-utility-findings-for-researchers-and-the-field" office:name=""><text:span text:style-name="Definition"><text:span text:style-name="T1">Addressing utility/ findings for researchers and the field</text:span></text:span></text:a></text:p>
                </text:list-item>
              </text:list>
            </text:list-item>
            <text:list-item>
              <text:p text:style-name="P2"><text:a xlink:type="simple" xlink:href="#how-my-research-contributes-in-this-area---particularly-in-the-conception-of-different-pedagogies." office:name=""><text:span text:style-name="Definition">How my research contributes in this area - particularly in the conception of different pedagogies.</text:span></text:a></text:p>
              <text:list text:style-name="L5">
                <text:list-item>
                  <text:p text:style-name="P5"><text:a xlink:type="simple" xlink:href="#quick-re-framing-of-my-pedagogical-approach-in-ac-dimension" office:name=""><text:span text:style-name="Definition">Quick Re-framing of My pedagogical approach in a/c dimension</text:span></text:a></text:p>
                </text:list-item>
                <text:list-item>
                  <text:p text:style-name="P5"><text:a xlink:type="simple" xlink:href="#comparing-my-pedagogical-framing-regarding-dimensions-of-abstract-concrete-with-existing-research" office:name=""><text:span text:style-name="Definition">Comparing my pedagogical framing regarding dimensions of abstract/ concrete with existing research</text:span></text:a></text:p>
                </text:list-item>
              </text:list>
            </text:list-item>
            <text:list-item>
              <text:p text:style-name="P2"><text:a xlink:type="simple" xlink:href="#link-to-next-section-and-signposting-final-discussion-section" office:name=""><text:span text:style-name="Definition">Link to next section and signposting final discussion section</text:span></text:a></text:p>
            </text:list-item>
          </text:list>
        </text:list-item>
        <text:list-item>
          <text:p text:style-name="P1"><text:a xlink:type="simple" xlink:href="#part-two---agency" office:name=""><text:span text:style-name="Definition">Part Two - Agency</text:span></text:a></text:p>
          <text:list text:style-name="L6">
            <text:list-item>
              <text:p text:style-name="P6"><text:a xlink:type="simple" xlink:href="#a-affordances-mediation-tads" office:name=""><text:span text:style-name="Definition">2.a Affordances, Mediation, TADS,</text:span></text:a></text:p>
            </text:list-item>
            <text:list-item>
              <text:p text:style-name="P6"><text:a xlink:type="simple" xlink:href="#the-use-of-concepts-of-mediation-and-dual-stimulation-in-this-exploration-of-the-development-of-agency--" office:name=""><text:span text:style-name="Definition">The use of concepts of mediation and dual stimulation in this exploration of the development of agency -</text:span></text:a></text:p>
            </text:list-item>
            <text:list-item>
              <text:p text:style-name="P6"><text:a xlink:type="simple" xlink:href="#summary-of-examples-of-transformational-agency-and-instrumental-agency" office:name=""><text:span text:style-name="Definition">Summary of examples of transformational agency and instrumental agency</text:span></text:a></text:p>
            </text:list-item>
            <text:list-item>
              <text:p text:style-name="P6"><text:a xlink:type="simple" xlink:href="#designing-for-increased-instrumental-agency-and-then-for-ta" office:name=""><text:span text:style-name="Definition">Designing for increased instrumental agency and then for TA?</text:span></text:a></text:p>
            </text:list-item>
            <text:list-item>
              <text:p text:style-name="P6"><text:a xlink:type="simple" xlink:href="#dilemma-tension-for-the-facilitator-how-sketchy-to-make-the-design" office:name=""><text:span text:style-name="Definition">Dilemma / Tension for the facilitator, how sketchy to make the design?</text:span></text:a></text:p>
              <text:list text:style-name="L7">
                <text:list-item>
                  <text:p text:style-name="P7"><text:a xlink:type="simple" xlink:href="#danger-of-designing-away-the-possibility-for-transformational-agency" office:name=""><text:span text:style-name="Definition">Danger of designing away the possibility for transformational agency</text:span></text:a></text:p>
                </text:list-item>
              </text:list>
            </text:list-item>
            <text:list-item>
              <text:p text:style-name="P6"><text:a xlink:type="simple" xlink:href="#b---emergent-activities-in-emergent-cultural-context---tas-3rd-spaces-col-fok-idiocultures-etc." office:name=""><text:span text:style-name="Definition">2b - Emergent activities in emergent cultural context - TAS, 3rd Spaces, Col, Fok, idiocultures etc.</text:span></text:a></text:p>
            </text:list-item>
            <text:list-item>
              <text:p text:style-name="P6"><text:a xlink:type="simple" xlink:href="#intro-to-this-section---space-place-related-conceptions-of-agency" office:name=""><text:span text:style-name="Definition">Intro to this section - space / place related conceptions of agency</text:span></text:a></text:p>
              <text:list text:style-name="L8">
                <text:list-item>
                  <text:p text:style-name="P8"><text:a xlink:type="simple" xlink:href="#discussion-on-the-role-of-playtesting-in-particular-as-a-suitable-medium-third-space" office:name=""><text:span text:style-name="Definition">Discussion on the role of playtesting in particular as a suitable medium (third space)</text:span></text:a></text:p>
                </text:list-item>
                <text:list-item>
                  <text:p text:style-name="P8"><text:a xlink:type="simple" xlink:href="#further-observations-on-repertoires-playtesting-space-based-understandings" office:name=""><text:span text:style-name="Definition">Further Observations on repertoires playtesting / space based understandings</text:span></text:a></text:p>
                </text:list-item>
                <text:list-item>
                  <text:p text:style-name="P8"><text:a xlink:type="simple" xlink:href="#use-of-gdps-in-supporting-playtesting-including-player-types-and-side-missions" office:name=""><text:span text:style-name="Definition">Use of GDPs in supporting Playtesting (including player types and side missions)</text:span></text:a></text:p>
                </text:list-item>
              </text:list>
            </text:list-item>
            <text:list-item>
              <text:p text:style-name="P6"><text:a xlink:type="simple" xlink:href="#metaphors-of-harbours-and-playgrounds-as-a-way-to-explore-conceptions-of-relational-agency" office:name=""><text:span text:style-name="Definition">Metaphors of harbours and playgrounds as a way to explore conceptions of (relational) agency</text:span></text:a></text:p>
              <text:list text:style-name="L9">
                <text:list-item>
                  <text:p text:style-name="P9"><text:a xlink:type="simple" xlink:href="#utility-of-metaphors-of-space" office:name=""><text:span text:style-name="Definition">Utility of metaphors of space</text:span></text:a></text:p>
                </text:list-item>
                <text:list-item>
                  <text:p text:style-name="P9"><text:a xlink:type="simple" xlink:href="#harbours---authentic-and-restrictive" office:name=""><text:span text:style-name="Definition">Harbours - authentic and restrictive</text:span></text:a></text:p>
                </text:list-item>
                <text:list-item>
                  <text:p text:style-name="P9"><text:a xlink:type="simple" xlink:href="#playgrounds-sandboxes-and-play-spaces" office:name=""><text:span text:style-name="Definition">Playgrounds, sandboxes and play spaces</text:span></text:a></text:p>
                </text:list-item>
              </text:list>
            </text:list-item>
            <text:list-item>
              <text:p text:style-name="P6"><text:a xlink:type="simple" xlink:href="#a-complex-view-of-agency-and-repertoires-development-within-idiocultures-3rd-spaces" office:name=""><text:span text:style-name="Definition">A complex view of agency and repertoires development within Idiocultures / 3rd spaces</text:span></text:a></text:p>
              <text:list text:style-name="L10">
                <text:list-item>
                  <text:p text:style-name="P10"><text:a xlink:type="simple" xlink:href="#the-importance-of-identity-development-in-the-designs" office:name=""><text:span text:style-name="Definition">The importance of identity development in the designs</text:span></text:a></text:p>
                </text:list-item>
                <text:list-item>
                  <text:p text:style-name="P10"><text:a xlink:type="simple" xlink:href="#relational-agency-in-response-to-a-series-of-stimuli-participant-identity" office:name=""><text:span text:style-name="Definition">Relational Agency in response to a series of stimuli participant identity</text:span></text:a></text:p>
                </text:list-item>
              </text:list>
            </text:list-item>
            <text:list-item>
              <text:p text:style-name="P6"><text:a xlink:type="simple" xlink:href="#discussion-on-what-are-we-really-designing-for-here" office:name=""><text:span text:style-name="Definition">Discussion on what are we really designing for here?</text:span></text:a></text:p>
              <text:list text:style-name="L11">
                <text:list-item>
                  <text:p text:style-name="P11"><text:a xlink:type="simple" xlink:href="#returning-to-transformational-agency-here-and-how-it-different-from-conceptions-of-developing-repertoires-of-practice" office:name=""><text:span text:style-name="Definition">Returning to transformational agency here and how it different from conceptions of developing repertoires of practice</text:span></text:a></text:p>
                </text:list-item>
                <text:list-item>
                  <text:p text:style-name="P11"><text:a xlink:type="simple" xlink:href="#for-transformational-agency-fluidity-of-practice-of-participants-for-characteristics-of-an-emerging-inclusive-ideoculture" office:name=""><text:span text:style-name="Definition">for Transformational agency, fluidity of practice of participants for characteristics of an emerging inclusive, ideoculture</text:span></text:a></text:p>
                </text:list-item>
              </text:list>
            </text:list-item>
          </text:list>
        </text:list-item>
        <text:list-item>
          <text:p text:style-name="P1"><text:a xlink:type="simple" xlink:href="#part-three-synthesis-in-relation-to-issues-of-inclusive-pedagogy-udl-umc-moe-pbl." office:name=""><text:span text:style-name="Definition">Part Three : Synthesis in relation to Issues of inclusive pedagogy UDL, UMC, MOE, PBL.</text:span></text:a></text:p>
          <text:list text:style-name="L12">
            <text:list-item>
              <text:p text:style-name="P12"><text:a xlink:type="simple" xlink:href="#the-interaction-of-flexible-deign-practices-the-collection-of-game-design-patterns-stepwise-scaffolding-of-learning-environments-and-new-understandings-of-agency." office:name=""><text:span text:style-name="Definition">The interaction of flexible deign practices, the collection of Game Design Patterns, stepwise scaffolding of learning environments and new understandings of agency.</text:span></text:a></text:p>
              <text:list text:style-name="L13">
                <text:list-item>
                  <text:p text:style-name="P13"><text:a xlink:type="simple" xlink:href="#summary-of-observations-contributions-of-novel-aspect-of-the-learning-design-perhaps-merge-with-below" office:name=""><text:span text:style-name="Definition">Summary of observations contributions of novel aspect of the learning design (PERHAPS MERGE WITH BELOW)</text:span></text:a></text:p>
                </text:list-item>
                <text:list-item>
                  <text:p text:style-name="P13"><text:a xlink:type="simple" xlink:href="#synthesis-of-characteristics-and-analysis-in-relation-to-what-they-contribute-to-existing-frameworks" office:name=""><text:span text:style-name="Definition">Synthesis of Characteristics and Analysis in relation to what they contribute to existing frameworks</text:span></text:a></text:p>
                </text:list-item>
              </text:list>
            </text:list-item>
            <text:list-item>
              <text:p text:style-name="P12"><text:a xlink:type="simple" xlink:href="#addressing-the-nature-of-my-contribution-to-research-landscape" office:name=""><text:span text:style-name="Definition">Addressing the nature of my contribution to research landscape</text:span></text:a></text:p>
              <text:list text:style-name="L14">
                <text:list-item>
                  <text:p text:style-name="P14"><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4"><text:a xlink:type="simple" xlink:href="#playground-sandbox" office:name=""><text:span text:style-name="Definition">Playground / Sandbox</text:span></text:a></text:p>
                </text:list-item>
              </text:list>
            </text:list-item>
          </text:list>
        </text:list-item>
        <text:list-item>
          <text:p text:style-name="P1"><text:a xlink:type="simple" xlink:href="#conclusion" office:name=""><text:span text:style-name="Definition">Conclusion</text:span></text:a></text:p>
        </text:list-item>
        <text:list-item>
          <text:p text:style-name="P1"><text:a xlink:type="simple" xlink:href="#to-move-or-drop-from-chapter" office:name=""><text:span text:style-name="Definition">TO MOVE OR DROP FROM CHAPTER</text:span></text:a></text:p>
          <text:list text:style-name="L15">
            <text:list-item>
              <text:p text:style-name="P15"><text:a xlink:type="simple" xlink:href="#on-planned-and-emergent-activity" office:name=""><text:span text:style-name="Definition">On planned and emergent activity)</text:span></text:a></text:p>
            </text:list-item>
          </text:list>
        </text:list-item>
        <text:list-item>
          <text:p text:style-name="P1"><text:a xlink:type="simple" xlink:href="#notes---moved-to-the-end-for-review" office:name=""><text:span text:style-name="Definition">Notes - MOVED TO THE END FOR REVIEW</text:span></text:a></text:p>
          <text:list text:style-name="L16">
            <text:list-item>
              <text:p text:style-name="P16"><text:a xlink:type="simple" xlink:href="#on-fluency" office:name=""><text:span text:style-name="Definition">On Fluency</text:span></text:a></text:p>
            </text:list-item>
            <text:list-item>
              <text:p text:style-name="P16"><text:a xlink:type="simple" xlink:href="#removed-in-december---perhaps-rehome" office:name=""><text:span text:style-name="Definition">Removed in December - perhaps rehome</text:span></text:a></text:p>
            </text:list-item>
          </text:list>
        </text:list-item>
        <text:list-item>
          <text:p text:style-name="P1"><text:a xlink:type="simple" xlink:href="#removed-in-jan---find-home" office:name=""><text:span text:style-name="Definition">Removed in Jan - find home</text:span></text:a></text:p>
          <text:list text:style-name="L17">
            <text:list-item>
              <text:p text:style-name="P17"><text:a xlink:type="simple" xlink:href="#community-concepts-and-norming-behaviour-emerging-during-playtesting" office:name=""><text:span text:style-name="Definition">Community concepts and norming behaviour emerging during playtesting</text:span></text:a></text:p>
            </text:list-item>
            <text:list-item>
              <text:p text:style-name="P17"><text:a xlink:type="simple" xlink:href="#moe" office:name=""><text:span text:style-name="Definition">MoE</text:span></text:a></text:p>
            </text:list-item>
            <text:list-item>
              <text:p text:style-name="P17"><text:a xlink:type="simple" xlink:href="#affordances-as-points-on-a-climbing-wall-to-support-understandings-of-instrumental-agency---move" office:name=""><text:span text:style-name="Definition">Affordances as points on a climbing wall to support understandings of instrumental agency - MOVE</text:span></text:a></text:p>
            </text:list-item>
            <text:list-item>
              <text:p text:style-name="P17"><text:a xlink:type="simple" xlink:href="#exploring-transformative-agency-using-the-metaphor-of-kedging-anchors" office:name=""><text:span text:style-name="Definition">Exploring transformative agency using the metaphor of Kedging anchors</text:span></text:a> # Seeding and Nurturing Community Game Making Practices to Facilitate Learner Agency</text:p>
            </text:list-item>
          </text:list>
        </text:list-item>
      </text:list>
      <text:h text:style-name="Heading_20_2" text:outline-level="2"><text:bookmark-start text:name="research-questions-jan-2025"/>Research Questions Jan 2025<text:bookmark-end text:name="research-questions-jan-2025"/></text:h>
      <text:p text:style-name="P18">1. What contradictions arose in participation in this research’s game coding processes and how were they addressed?</text:p>
      <text:p text:style-name="P19">2. How does CHAT theory help us understand how game design patterns <text:s text:c="1"/>can be used in an evolving community of novice game makers?</text:p>
      <text:p text:style-name="P20">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e previous chapters have explored both designed and fortuitous changes to the learning design that become adopted by the community.</text:p>
      <text:p text:style-name="Text_20_body">This chapter deepens analysis and discussion on RQ2 on the potential uses of GDPs and concludes with analysis and discussion on RQ3 addressing reflections on partcipant agency.</text:p>
      <text:p text:style-name="Text_20_body">Following Chapter 6’s presentation findings on how participants use GDPs, this chapter contains further discussion on this use GDPs , particularly in reference to the building of agency.</text:p>
      <text:p text:style-name="Text_20_body">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chapter has three main sections:</text:p>
      <text:list text:style-name="L18">
        <text:list-item>
          <text:p text:style-name="P21">Rising to concrete ; Conceptions of abstract and concrete present in computing and digital making research: ultimately, proposing design patterns as a intermediate-level, pedagogical framework compared to computational thinking.</text:p>
        </text:list-item>
      </text:list>
      <text:list text:style-name="L19">
        <text:list-item>
          <text:p text:style-name="P22">Socio cultural understandings of mediation and agency</text:p>
        </text:list-item>
      </text:list>
      <text:p text:style-name="First_20_paragraph">Socio cultural understandings of mediation and agency via TADS theory, particularly in relation to the abstract and concrete dimension (as a link )</text:p>
      <text:p text:style-name="Text_20_body">2.a via mediation and agency via TADS theory,</text:p>
      <text:p text:style-name="Text_20_body">2.b TAS, 3rd Spaces, Col, Fok, idiocultures etc.</text:p>
      <text:list text:style-name="L20">
        <text:list-item>
          <text:p text:style-name="P23">playtesting as a social process; play testing and embodied participation in the games of others - community concepts and norming behaviour emerging during playtesting</text:p>
        </text:list-item>
      </text:list>
      <text:p text:style-name="First_20_paragraph">DEVELOP CONCISE INTRO.</text:p>
      <text:list text:style-name="L21">
        <text:list-item>
          <text:p text:style-name="P24">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2">
        <text:list-item>
          <text:p text:style-name="P25">explore potential implications for facilitators and researchers on how to design for inclusion and agency - e.g. use of GDP collection as an intermediate pedagogical construct.</text:p>
        </text:list-item>
      </text:list>
      <text:p text:style-name="First_20_paragraph">The lens of inclusion and the alignment with UDL is relevant as a possible resolution to abstract / concrete tensions as a gateway to access diverse learner pathways and thus avoid an overly complex navigational framework thus reducing cogintive loa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Text_20_body"><text:span text:style-name="T1">more intro material</text:span></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3">
        <text:list-item>
          <text:p text:style-name="P26">Recap, GDPs as a Germ cell, Exploring CHAT concepts of abstraction<text:line-break/></text:p>
        </text:list-item>
        <text:list-item>
          <text:p text:style-name="P26">Locating TADS in this perspective, via 3GAT concept of expansion via double stimulation and TADS</text:p>
        </text:list-item>
        <text:list-item>
          <text:p text:style-name="P26">Papert - pluralism &amp; the concrete</text:p>
        </text:list-item>
        <text:list-item>
          <text:p text:style-name="P26">then Waite Levels of abstraction - &amp; observations</text:p>
        </text:list-item>
        <text:list-item>
          <text:p text:style-name="P26">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D&quot;:&quot;kuuxfith&quot;,&quot;properties&quot;:{&quot;noteIndex&quot;:0,&quot;formattedCitation&quot;:&quot;[-@sannino_activity_2011]&quot;},&quot;schema&quot;:&quot;https://github.com/citation-style-language/schema/raw/master/csl-citation.json&quot;,&quot;citationItems&quot;:[{&quot;uris&quot;:[&quot;http://zotero.org/users/1913249/items/WKI57RGM&quot;],&quot;itemData&quot;:{&quot;URL&quot;:&quot;http://journals.sagepub.com/doi/10.1177/0959354311417485&quot;,&quot;accessed&quot;:{&quot;date-parts&quot;:[[&quot;2020&quot;,2,28]]},&quot;source&quot;:&quot;DOI.org (Crossref)&quot;,&quot;issued&quot;:{&quot;date-parts&quot;:[[&quot;2011&quot;,10]]},&quot;type&quot;:&quot;article-journal&quot;,&quot;container-title&quot;:&quot;Theory &amp; Psychology&quot;,&quot;DOI&quot;:&quot;10.1177/0959354311417485&quot;,&quot;author&quot;:[{&quot;family&quot;:&quot;Sannino&quot;,&quot;given&quot;:&quot;Annalisa&quot;}],&quot;container-title-short&quot;:&quot;Theory &amp; Psychology&quot;,&quot;volume&quot;:&quot;2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itation-key&quot;:&quot;sannino_activity_2011&quot;,&quot;page&quot;:&quot;571-597&quot;,&quot;issue&quot;:&quot;5&quot;,&quot;ISSN&quot;:&quot;0959-3543, 1461-7447&quot;,&quot;title&quot;:&quot;Activity theory as an activist and interventionist theory&quot;,&quot;language&quot;:&quot;en&quot;,&quot;id&quot;:&quot;sannino_activity_2011&quot;},&quot;suppress-author&quot;:true,&quot;prefix&quot;:&quot;&quot;,&quot;uri&quot;:[&quot;http://zotero.org/users/1913249/items/WKI57RGM&quot;],&quot;id&quot;:3117,&quot;suffix&quot;:&quot;&quot;}]} RNDomqjnyxqsd"/>&lt;Do Zotero Refresh: [-@sannino_activity_2011]&gt;<text:reference-mark-end text:name="ZOTERO_ITEM CSL_CITATION {&quot;citationID&quot;:&quot;kuuxfith&quot;,&quot;properties&quot;:{&quot;noteIndex&quot;:0,&quot;formattedCitation&quot;:&quot;[-@sannino_activity_2011]&quot;},&quot;schema&quot;:&quot;https://github.com/citation-style-language/schema/raw/master/csl-citation.json&quot;,&quot;citationItems&quot;:[{&quot;uris&quot;:[&quot;http://zotero.org/users/1913249/items/WKI57RGM&quot;],&quot;itemData&quot;:{&quot;URL&quot;:&quot;http://journals.sagepub.com/doi/10.1177/0959354311417485&quot;,&quot;accessed&quot;:{&quot;date-parts&quot;:[[&quot;2020&quot;,2,28]]},&quot;source&quot;:&quot;DOI.org (Crossref)&quot;,&quot;issued&quot;:{&quot;date-parts&quot;:[[&quot;2011&quot;,10]]},&quot;type&quot;:&quot;article-journal&quot;,&quot;container-title&quot;:&quot;Theory &amp; Psychology&quot;,&quot;DOI&quot;:&quot;10.1177/0959354311417485&quot;,&quot;author&quot;:[{&quot;family&quot;:&quot;Sannino&quot;,&quot;given&quot;:&quot;Annalisa&quot;}],&quot;container-title-short&quot;:&quot;Theory &amp; Psychology&quot;,&quot;volume&quot;:&quot;2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itation-key&quot;:&quot;sannino_activity_2011&quot;,&quot;page&quot;:&quot;571-597&quot;,&quot;issue&quot;:&quot;5&quot;,&quot;ISSN&quot;:&quot;0959-3543, 1461-7447&quot;,&quot;title&quot;:&quot;Activity theory as an activist and interventionist theory&quot;,&quot;language&quot;:&quot;en&quot;,&quot;id&quot;:&quot;sannino_activity_2011&quot;},&quot;suppress-author&quot;:true,&quot;prefix&quot;:&quot;&quot;,&quot;uri&quot;:[&quot;http://zotero.org/users/1913249/items/WKI57RGM&quot;],&quot;id&quot;:3117,&quot;suffix&quot;:&quot;&quot;}]} RNDomqjnyxqsd"/> distinction between empirical and theoretical abstraction.</text:p>
      <text:p text:style-name="P27">"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D&quot;:&quot;pagduekd&quot;,&quot;properties&quot;:{&quot;noteIndex&quot;:0,&quot;formattedCitation&quot;:&quot;[@sannino_activity_2011]&quot;},&quot;schema&quot;:&quot;https://github.com/citation-style-language/schema/raw/master/csl-citation.json&quot;,&quot;citationItems&quot;:[{&quot;uris&quot;:[&quot;http://zotero.org/users/1913249/items/WKI57RGM&quot;],&quot;itemData&quot;:{&quot;URL&quot;:&quot;http://journals.sagepub.com/doi/10.1177/0959354311417485&quot;,&quot;accessed&quot;:{&quot;date-parts&quot;:[[&quot;2020&quot;,2,28]]},&quot;source&quot;:&quot;DOI.org (Crossref)&quot;,&quot;issued&quot;:{&quot;date-parts&quot;:[[&quot;2011&quot;,10]]},&quot;type&quot;:&quot;article-journal&quot;,&quot;container-title&quot;:&quot;Theory &amp; Psychology&quot;,&quot;DOI&quot;:&quot;10.1177/0959354311417485&quot;,&quot;author&quot;:[{&quot;family&quot;:&quot;Sannino&quot;,&quot;given&quot;:&quot;Annalisa&quot;}],&quot;container-title-short&quot;:&quot;Theory &amp; Psychology&quot;,&quot;volume&quot;:&quot;2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itation-key&quot;:&quot;sannino_activity_2011&quot;,&quot;page&quot;:&quot;571-597&quot;,&quot;issue&quot;:&quot;5&quot;,&quot;ISSN&quot;:&quot;0959-3543, 1461-7447&quot;,&quot;title&quot;:&quot;Activity theory as an activist and interventionist theory&quot;,&quot;language&quot;:&quot;en&quot;,&quot;id&quot;:&quot;sannino_activity_2011&quot;},&quot;prefix&quot;:&quot;&quot;,&quot;uri&quot;:[&quot;http://zotero.org/users/1913249/items/WKI57RGM&quot;],&quot;id&quot;:3117,&quot;suffix&quot;:&quot;&quot;}]} RNDczfnvphqnm"/>&lt;Do Zotero Refresh: [@sannino_activity_2011]&gt;<text:reference-mark-end text:name="ZOTERO_ITEM CSL_CITATION {&quot;citationID&quot;:&quot;pagduekd&quot;,&quot;properties&quot;:{&quot;noteIndex&quot;:0,&quot;formattedCitation&quot;:&quot;[@sannino_activity_2011]&quot;},&quot;schema&quot;:&quot;https://github.com/citation-style-language/schema/raw/master/csl-citation.json&quot;,&quot;citationItems&quot;:[{&quot;uris&quot;:[&quot;http://zotero.org/users/1913249/items/WKI57RGM&quot;],&quot;itemData&quot;:{&quot;URL&quot;:&quot;http://journals.sagepub.com/doi/10.1177/0959354311417485&quot;,&quot;accessed&quot;:{&quot;date-parts&quot;:[[&quot;2020&quot;,2,28]]},&quot;source&quot;:&quot;DOI.org (Crossref)&quot;,&quot;issued&quot;:{&quot;date-parts&quot;:[[&quot;2011&quot;,10]]},&quot;type&quot;:&quot;article-journal&quot;,&quot;container-title&quot;:&quot;Theory &amp; Psychology&quot;,&quot;DOI&quot;:&quot;10.1177/0959354311417485&quot;,&quot;author&quot;:[{&quot;family&quot;:&quot;Sannino&quot;,&quot;given&quot;:&quot;Annalisa&quot;}],&quot;container-title-short&quot;:&quot;Theory &amp; Psychology&quot;,&quot;volume&quot;:&quot;2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itation-key&quot;:&quot;sannino_activity_2011&quot;,&quot;page&quot;:&quot;571-597&quot;,&quot;issue&quot;:&quot;5&quot;,&quot;ISSN&quot;:&quot;0959-3543, 1461-7447&quot;,&quot;title&quot;:&quot;Activity theory as an activist and interventionist theory&quot;,&quot;language&quot;:&quot;en&quot;,&quot;id&quot;:&quot;sannino_activity_2011&quot;},&quot;prefix&quot;:&quot;&quot;,&quot;uri&quot;:[&quot;http://zotero.org/users/1913249/items/WKI57RGM&quot;],&quot;id&quot;:3117,&quot;suffix&quot;:&quot;&quot;}]} RNDczfnvphqnm"/>.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Rather than Germ Cell for learning designers the concept of strong concepts or intermediate concepts may be more relatable and applicable <text:reference-mark-start text:name="ZOTERO_ITEM CSL_CITATION {&quot;citationID&quot;:&quot;zhunukxh&quot;,&quot;properties&quot;:{&quot;noteIndex&quot;:0,&quot;formattedCitation&quot;:&quot;[@hook_strong_2012; @barendregt_intermediate-level_2018]&quot;},&quot;schema&quot;:&quot;https://github.com/citation-style-language/schema/raw/master/csl-citation.json&quot;,&quot;citationItems&quot;:[{&quot;uris&quot;:[&quot;http://zotero.org/users/1913249/items/WULC8M4B&quot;],&quot;itemData&quot;:{&quot;URL&quot;:&quot;https://dl.acm.org/doi/10.1145/2362364.2362371&quot;,&quot;accessed&quot;:{&quot;date-parts&quot;:[[&quot;2023&quot;,3,14]]},&quot;source&quot;:&quot;DOI.org (Crossref)&quot;,&quot;issued&quot;:{&quot;date-parts&quot;:[[&quot;2012&quot;,10]]},&quot;type&quot;:&quot;article-journal&quot;,&quot;container-title&quot;:&quot;ACM Transactions on Computer-Human Interaction&quot;,&quot;DOI&quot;:&quot;10.1145/2362364.2362371&quot;,&quot;author&quot;:[{&quot;family&quot;:&quot;Höök&quot;,&quot;given&quot;:&quot;Kristina&quot;},{&quot;family&quot;:&quot;Löwgren&quot;,&quot;given&quot;:&quot;Jonas&quot;}],&quot;container-title-short&quot;:&quot;ACM Trans. Comput.-Hum. Interact.&quot;,&quot;volume&quot;:&quot;19&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itation-key&quot;:&quot;hook_strong_2012&quot;,&quot;title-short&quot;:&quot;Strong concepts&quot;,&quot;page&quot;:&quot;1-18&quot;,&quot;issue&quot;:&quot;3&quot;,&quot;ISSN&quot;:&quot;1073-0516, 1557-7325&quot;,&quot;title&quot;:&quot;Strong concepts: Intermediate-level knowledge in interaction design research&quot;,&quot;language&quot;:&quot;en&quot;,&quot;id&quot;:&quot;hook_strong_2012&quot;},&quot;prefix&quot;:&quot;&quot;,&quot;uri&quot;:[&quot;http://zotero.org/users/1913249/items/WULC8M4B&quot;],&quot;id&quot;:3692,&quot;suffix&quot;:&quot;&quot;},{&quot;uris&quot;:[&quot;http://zotero.org/users/1913249/items/MKIM9VHR&quot;],&quot;itemData&quot;:{&quot;URL&quot;:&quot;https://dl.acm.org/doi/10.1145/3202185.3205865&quot;,&quot;ISBN&quot;:&quot;978-1-4503-5152-2&quot;,&quot;accessed&quot;:{&quot;date-parts&quot;:[[&quot;2023&quot;,3,14]]},&quot;source&quot;:&quot;DOI.org (Crossref)&quot;,&quot;issued&quot;:{&quot;date-parts&quot;:[[&quot;2018&quot;,6,19]]},&quot;type&quot;:&quot;paper-conference&quot;,&quot;container-title&quot;:&quot;Proceedings of the 17th ACM Conference on Interaction Design and Children&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event-place&quot;:&quot;Trondheim Norway&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itation-key&quot;:&quot;barendregt_intermediate-level_2018&quot;,&quot;page&quot;:&quot;699-704&quot;,&quot;title&quot;:&quot;Intermediate-level knowledge in child-computer interaction&quot;,&quot;publisher-place&quot;:&quot;Trondheim Norway&quot;,&quot;publisher&quot;:&quot;ACM&quot;,&quot;id&quot;:&quot;barendregt_intermediate-level_2018&quot;,&quot;language&quot;:&quot;en&quot;},&quot;prefix&quot;:&quot;&quot;,&quot;uri&quot;:[&quot;http://zotero.org/users/1913249/items/MKIM9VHR&quot;],&quot;id&quot;:3694,&quot;suffix&quot;:&quot;&quot;}]} RNDjvxbyncerx"/>&lt;Do Zotero Refresh: [@hook_strong_2012; @barendregt_intermediate-level_2018]&gt;<text:reference-mark-end text:name="ZOTERO_ITEM CSL_CITATION {&quot;citationID&quot;:&quot;zhunukxh&quot;,&quot;properties&quot;:{&quot;noteIndex&quot;:0,&quot;formattedCitation&quot;:&quot;[@hook_strong_2012; @barendregt_intermediate-level_2018]&quot;},&quot;schema&quot;:&quot;https://github.com/citation-style-language/schema/raw/master/csl-citation.json&quot;,&quot;citationItems&quot;:[{&quot;uris&quot;:[&quot;http://zotero.org/users/1913249/items/WULC8M4B&quot;],&quot;itemData&quot;:{&quot;URL&quot;:&quot;https://dl.acm.org/doi/10.1145/2362364.2362371&quot;,&quot;accessed&quot;:{&quot;date-parts&quot;:[[&quot;2023&quot;,3,14]]},&quot;source&quot;:&quot;DOI.org (Crossref)&quot;,&quot;issued&quot;:{&quot;date-parts&quot;:[[&quot;2012&quot;,10]]},&quot;type&quot;:&quot;article-journal&quot;,&quot;container-title&quot;:&quot;ACM Transactions on Computer-Human Interaction&quot;,&quot;DOI&quot;:&quot;10.1145/2362364.2362371&quot;,&quot;author&quot;:[{&quot;family&quot;:&quot;Höök&quot;,&quot;given&quot;:&quot;Kristina&quot;},{&quot;family&quot;:&quot;Löwgren&quot;,&quot;given&quot;:&quot;Jonas&quot;}],&quot;container-title-short&quot;:&quot;ACM Trans. Comput.-Hum. Interact.&quot;,&quot;volume&quot;:&quot;19&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itation-key&quot;:&quot;hook_strong_2012&quot;,&quot;title-short&quot;:&quot;Strong concepts&quot;,&quot;page&quot;:&quot;1-18&quot;,&quot;issue&quot;:&quot;3&quot;,&quot;ISSN&quot;:&quot;1073-0516, 1557-7325&quot;,&quot;title&quot;:&quot;Strong concepts: Intermediate-level knowledge in interaction design research&quot;,&quot;language&quot;:&quot;en&quot;,&quot;id&quot;:&quot;hook_strong_2012&quot;},&quot;prefix&quot;:&quot;&quot;,&quot;uri&quot;:[&quot;http://zotero.org/users/1913249/items/WULC8M4B&quot;],&quot;id&quot;:3692,&quot;suffix&quot;:&quot;&quot;},{&quot;uris&quot;:[&quot;http://zotero.org/users/1913249/items/MKIM9VHR&quot;],&quot;itemData&quot;:{&quot;URL&quot;:&quot;https://dl.acm.org/doi/10.1145/3202185.3205865&quot;,&quot;ISBN&quot;:&quot;978-1-4503-5152-2&quot;,&quot;accessed&quot;:{&quot;date-parts&quot;:[[&quot;2023&quot;,3,14]]},&quot;source&quot;:&quot;DOI.org (Crossref)&quot;,&quot;issued&quot;:{&quot;date-parts&quot;:[[&quot;2018&quot;,6,19]]},&quot;type&quot;:&quot;paper-conference&quot;,&quot;container-title&quot;:&quot;Proceedings of the 17th ACM Conference on Interaction Design and Children&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event-place&quot;:&quot;Trondheim Norway&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itation-key&quot;:&quot;barendregt_intermediate-level_2018&quot;,&quot;page&quot;:&quot;699-704&quot;,&quot;title&quot;:&quot;Intermediate-level knowledge in child-computer interaction&quot;,&quot;publisher-place&quot;:&quot;Trondheim Norway&quot;,&quot;publisher&quot;:&quot;ACM&quot;,&quot;id&quot;:&quot;barendregt_intermediate-level_2018&quot;,&quot;language&quot;:&quot;en&quot;},&quot;prefix&quot;:&quot;&quot;,&quot;uri&quot;:[&quot;http://zotero.org/users/1913249/items/MKIM9VHR&quot;],&quot;id&quot;:3694,&quot;suffix&quot;:&quot;&quot;}]} RNDjvxbyncerx"/></text:p>
      <text:p text:style-name="Text_20_body">And invites this discussion to turn to the role of conceptions of abstract and concrete in the process of designing for learning, with a particular focus on the concern of this study of participant agency.</text:p>
      <text:p text:style-name="Text_20_body">While the educational use of design patterns and has been explored in other settings via research, the focus has been on professional rather than novice learners.</text:p>
      <text:h text:style-name="Heading_20_3" text:outline-level="3"><text:bookmark-start text:name="exploration-of-gdps-as-mid-level-construct-in-relation-to-other-conceptions-of-abstraction-in-computing-education-research"/>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compared-to-computational-thinking---the-hypothesis"/>Design patterns as a intermediate-level, pedagogical framework (compared to computational thinking) - THE HYPOTHESIS<text:bookmark-end text:name="design-patterns-as-a-intermediate-level-pedagogical-framework-compared-to-computational-thinking---the-hypothesis"/></text:h>
      <text:p text:style-name="First_20_paragraph">This direction of the findings of the last chapter, support findings on design patterns in other contexts as a middle ground between abstract CT concepts and more concrete techniques.</text:p>
      <text:p text:style-name="P28">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A similar interpretation is adopted by Eriksson and colleagues <text:reference-mark-start text:name="ZOTERO_ITEM CSL_CITATION {&quot;citationID&quot;:&quot;jbalbgzx&quot;,&quot;properties&quot;:{&quot;noteIndex&quot;:0,&quot;formattedCitation&quot;:&quot;[-@eriksson_using_2019]&quot;},&quot;schema&quot;:&quot;https://github.com/citation-style-language/schema/raw/master/csl-citation.json&quot;,&quot;citationItems&quot;:[{&quot;uris&quot;:[&quot;http://zotero.org/users/1913249/items/YJKSC8LM&quot;],&quot;itemData&quot;:{&quot;URL&quot;:&quot;https://dl.acm.org/doi/10.1145/3311927.3323155&quot;,&quot;ISBN&quot;:&quot;978-1-4503-6690-8&quot;,&quot;accessed&quot;:{&quot;date-parts&quot;:[[&quot;2022&quot;,8,9]]},&quot;source&quot;:&quot;DOI.org (Crossref)&quot;,&quot;issued&quot;:{&quot;date-parts&quot;:[[&quot;2019&quot;,6,12]]},&quot;type&quot;:&quot;paper-conference&quot;,&quot;container-title&quot;:&quot;Proceedings of the 18th ACM International Conference on Interaction Design and Childr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event-title&quot;:&quot;IDC '19: Interaction Design and Children&quot;,&quot;language&quot;:&quot;en&quot;,&quot;citation-key&quot;:&quot;eriksson_using_2019&quot;,&quot;page&quot;:&quot;15-25&quot;,&quot;title&quot;:&quot;Using Gameplay Design Patterns with Children in the Redesign of a Collaborative Co-located Game&quot;,&quot;publisher-place&quot;:&quot;Boise ID USA&quot;,&quot;publisher&quot;:&quot;ACM&quot;,&quot;id&quot;:&quot;eriksson_using_2019&quot;},&quot;suppress-author&quot;:true,&quot;prefix&quot;:&quot;&quot;,&quot;uri&quot;:[&quot;http://zotero.org/users/1913249/items/YJKSC8LM&quot;],&quot;id&quot;:3745,&quot;suffix&quot;:&quot;&quot;}]} RNDwgojtnrnbl"/>&lt;Do Zotero Refresh: [-@eriksson_using_2019]&gt;<text:reference-mark-end text:name="ZOTERO_ITEM CSL_CITATION {&quot;citationID&quot;:&quot;jbalbgzx&quot;,&quot;properties&quot;:{&quot;noteIndex&quot;:0,&quot;formattedCitation&quot;:&quot;[-@eriksson_using_2019]&quot;},&quot;schema&quot;:&quot;https://github.com/citation-style-language/schema/raw/master/csl-citation.json&quot;,&quot;citationItems&quot;:[{&quot;uris&quot;:[&quot;http://zotero.org/users/1913249/items/YJKSC8LM&quot;],&quot;itemData&quot;:{&quot;URL&quot;:&quot;https://dl.acm.org/doi/10.1145/3311927.3323155&quot;,&quot;ISBN&quot;:&quot;978-1-4503-6690-8&quot;,&quot;accessed&quot;:{&quot;date-parts&quot;:[[&quot;2022&quot;,8,9]]},&quot;source&quot;:&quot;DOI.org (Crossref)&quot;,&quot;issued&quot;:{&quot;date-parts&quot;:[[&quot;2019&quot;,6,12]]},&quot;type&quot;:&quot;paper-conference&quot;,&quot;container-title&quot;:&quot;Proceedings of the 18th ACM International Conference on Interaction Design and Childr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event-title&quot;:&quot;IDC '19: Interaction Design and Children&quot;,&quot;language&quot;:&quot;en&quot;,&quot;citation-key&quot;:&quot;eriksson_using_2019&quot;,&quot;page&quot;:&quot;15-25&quot;,&quot;title&quot;:&quot;Using Gameplay Design Patterns with Children in the Redesign of a Collaborative Co-located Game&quot;,&quot;publisher-place&quot;:&quot;Boise ID USA&quot;,&quot;publisher&quot;:&quot;ACM&quot;,&quot;id&quot;:&quot;eriksson_using_2019&quot;},&quot;suppress-author&quot;:true,&quot;prefix&quot;:&quot;&quot;,&quot;uri&quot;:[&quot;http://zotero.org/users/1913249/items/YJKSC8LM&quot;],&quot;id&quot;:3745,&quot;suffix&quot;:&quot;&quot;}]} RNDwgojtnrnbl"/> using gameplay design patterns with young people which drew inspiration from research on value of design patterns as a form of “intermediate-level concept” <text:reference-mark-start text:name="ZOTERO_ITEM CSL_CITATION {&quot;citationID&quot;:&quot;yyshtqjr&quot;,&quot;properties&quot;:{&quot;noteIndex&quot;:0,&quot;formattedCitation&quot;:&quot;[@barendregt_intermediate-level_2018]&quot;},&quot;schema&quot;:&quot;https://github.com/citation-style-language/schema/raw/master/csl-citation.json&quot;,&quot;citationItems&quot;:[{&quot;uris&quot;:[&quot;http://zotero.org/users/1913249/items/MKIM9VHR&quot;],&quot;itemData&quot;:{&quot;URL&quot;:&quot;https://dl.acm.org/doi/10.1145/3202185.3205865&quot;,&quot;ISBN&quot;:&quot;978-1-4503-5152-2&quot;,&quot;accessed&quot;:{&quot;date-parts&quot;:[[&quot;2023&quot;,3,14]]},&quot;source&quot;:&quot;DOI.org (Crossref)&quot;,&quot;issued&quot;:{&quot;date-parts&quot;:[[&quot;2018&quot;,6,19]]},&quot;type&quot;:&quot;paper-conference&quot;,&quot;container-title&quot;:&quot;Proceedings of the 17th ACM Conference on Interaction Design and Children&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event-place&quot;:&quot;Trondheim Norway&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itation-key&quot;:&quot;barendregt_intermediate-level_2018&quot;,&quot;page&quot;:&quot;699-704&quot;,&quot;title&quot;:&quot;Intermediate-level knowledge in child-computer interaction&quot;,&quot;publisher-place&quot;:&quot;Trondheim Norway&quot;,&quot;publisher&quot;:&quot;ACM&quot;,&quot;id&quot;:&quot;barendregt_intermediate-level_2018&quot;,&quot;language&quot;:&quot;en&quot;},&quot;prefix&quot;:&quot;&quot;,&quot;uri&quot;:[&quot;http://zotero.org/users/1913249/items/MKIM9VHR&quot;],&quot;id&quot;:3694,&quot;suffix&quot;:&quot;&quot;}]} RNDelwvifxjry"/>&lt;Do Zotero Refresh: [@barendregt_intermediate-level_2018]&gt;<text:reference-mark-end text:name="ZOTERO_ITEM CSL_CITATION {&quot;citationID&quot;:&quot;yyshtqjr&quot;,&quot;properties&quot;:{&quot;noteIndex&quot;:0,&quot;formattedCitation&quot;:&quot;[@barendregt_intermediate-level_2018]&quot;},&quot;schema&quot;:&quot;https://github.com/citation-style-language/schema/raw/master/csl-citation.json&quot;,&quot;citationItems&quot;:[{&quot;uris&quot;:[&quot;http://zotero.org/users/1913249/items/MKIM9VHR&quot;],&quot;itemData&quot;:{&quot;URL&quot;:&quot;https://dl.acm.org/doi/10.1145/3202185.3205865&quot;,&quot;ISBN&quot;:&quot;978-1-4503-5152-2&quot;,&quot;accessed&quot;:{&quot;date-parts&quot;:[[&quot;2023&quot;,3,14]]},&quot;source&quot;:&quot;DOI.org (Crossref)&quot;,&quot;issued&quot;:{&quot;date-parts&quot;:[[&quot;2018&quot;,6,19]]},&quot;type&quot;:&quot;paper-conference&quot;,&quot;container-title&quot;:&quot;Proceedings of the 17th ACM Conference on Interaction Design and Children&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event-place&quot;:&quot;Trondheim Norway&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itation-key&quot;:&quot;barendregt_intermediate-level_2018&quot;,&quot;page&quot;:&quot;699-704&quot;,&quot;title&quot;:&quot;Intermediate-level knowledge in child-computer interaction&quot;,&quot;publisher-place&quot;:&quot;Trondheim Norway&quot;,&quot;publisher&quot;:&quot;ACM&quot;,&quot;id&quot;:&quot;barendregt_intermediate-level_2018&quot;,&quot;language&quot;:&quot;en&quot;},&quot;prefix&quot;:&quot;&quot;,&quot;uri&quot;:[&quot;http://zotero.org/users/1913249/items/MKIM9VHR&quot;],&quot;id&quot;:3694,&quot;suffix&quot;:&quot;&quot;}]} RNDelwvifxjry"/>, a form of “representation of knowledge in-between general theories and particular artefacts in terms of abstraction and generalizability” <text:reference-mark-start text:name="ZOTERO_ITEM CSL_CITATION {&quot;citationID&quot;:&quot;prwlykvr&quot;,&quot;properties&quot;:{&quot;noteIndex&quot;:0,&quot;formattedCitation&quot;:&quot;[@eriksson_using_2019, p.15]&quot;},&quot;schema&quot;:&quot;https://github.com/citation-style-language/schema/raw/master/csl-citation.json&quot;,&quot;citationItems&quot;:[{&quot;locator&quot;:&quot;15&quot;,&quot;uris&quot;:[&quot;http://zotero.org/users/1913249/items/YJKSC8LM&quot;],&quot;itemData&quot;:{&quot;URL&quot;:&quot;https://dl.acm.org/doi/10.1145/3311927.3323155&quot;,&quot;ISBN&quot;:&quot;978-1-4503-6690-8&quot;,&quot;accessed&quot;:{&quot;date-parts&quot;:[[&quot;2022&quot;,8,9]]},&quot;source&quot;:&quot;DOI.org (Crossref)&quot;,&quot;issued&quot;:{&quot;date-parts&quot;:[[&quot;2019&quot;,6,12]]},&quot;type&quot;:&quot;paper-conference&quot;,&quot;container-title&quot;:&quot;Proceedings of the 18th ACM International Conference on Interaction Design and Childr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event-title&quot;:&quot;IDC '19: Interaction Design and Children&quot;,&quot;language&quot;:&quot;en&quot;,&quot;citation-key&quot;:&quot;eriksson_using_2019&quot;,&quot;page&quot;:&quot;15-25&quot;,&quot;title&quot;:&quot;Using Gameplay Design Patterns with Children in the Redesign of a Collaborative Co-located Game&quot;,&quot;publisher-place&quot;:&quot;Boise ID USA&quot;,&quot;publisher&quot;:&quot;ACM&quot;,&quot;id&quot;:&quot;eriksson_using_2019&quot;},&quot;prefix&quot;:&quot;&quot;,&quot;uri&quot;:[&quot;http://zotero.org/users/1913249/items/YJKSC8LM&quot;],&quot;id&quot;:3745}]} RNDxmfyxdwqlq"/>&lt;Do Zotero Refresh: [@eriksson_using_2019, p.15]&gt;<text:reference-mark-end text:name="ZOTERO_ITEM CSL_CITATION {&quot;citationID&quot;:&quot;prwlykvr&quot;,&quot;properties&quot;:{&quot;noteIndex&quot;:0,&quot;formattedCitation&quot;:&quot;[@eriksson_using_2019, p.15]&quot;},&quot;schema&quot;:&quot;https://github.com/citation-style-language/schema/raw/master/csl-citation.json&quot;,&quot;citationItems&quot;:[{&quot;locator&quot;:&quot;15&quot;,&quot;uris&quot;:[&quot;http://zotero.org/users/1913249/items/YJKSC8LM&quot;],&quot;itemData&quot;:{&quot;URL&quot;:&quot;https://dl.acm.org/doi/10.1145/3311927.3323155&quot;,&quot;ISBN&quot;:&quot;978-1-4503-6690-8&quot;,&quot;accessed&quot;:{&quot;date-parts&quot;:[[&quot;2022&quot;,8,9]]},&quot;source&quot;:&quot;DOI.org (Crossref)&quot;,&quot;issued&quot;:{&quot;date-parts&quot;:[[&quot;2019&quot;,6,12]]},&quot;type&quot;:&quot;paper-conference&quot;,&quot;container-title&quot;:&quot;Proceedings of the 18th ACM International Conference on Interaction Design and Childr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event-title&quot;:&quot;IDC '19: Interaction Design and Children&quot;,&quot;language&quot;:&quot;en&quot;,&quot;citation-key&quot;:&quot;eriksson_using_2019&quot;,&quot;page&quot;:&quot;15-25&quot;,&quot;title&quot;:&quot;Using Gameplay Design Patterns with Children in the Redesign of a Collaborative Co-located Game&quot;,&quot;publisher-place&quot;:&quot;Boise ID USA&quot;,&quot;publisher&quot;:&quot;ACM&quot;,&quot;id&quot;:&quot;eriksson_using_2019&quot;},&quot;prefix&quot;:&quot;&quot;,&quot;uri&quot;:[&quot;http://zotero.org/users/1913249/items/YJKSC8LM&quot;],&quot;id&quot;:3745}]} RNDxmfyxdwqlq"/>.</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given that the area of research in which this is carried out is CCI rather than that of learning computer programming or game making, it is value to examine types of abstract / concrete framework in this area. Additionally, it is important to ask who these frameworks are aimed at.</text:p>
      <text:h text:style-name="Heading_20_4" text:outline-level="4"><text:bookmark-start text:name="purpose-of-the-frameworks-being-addressed-is-also-relevant."/>Purpose of the frameworks being addressed is also relevant.<text:bookmark-end text:name="purpose-of-the-frameworks-being-addressed-is-also-relevant."/></text:h>
      <text:p text:style-name="First_20_paragraph">Before further analysis on semantic waves, and types of abstract / concrete framework</text:p>
      <text:p text:style-name="Text_20_body">This is the motivational aspect of framework?</text:p>
      <text:list text:style-name="L24">
        <text:list-item>
          <text:p text:style-name="P29">As a research framework - Eriksson et al.</text:p>
        </text:list-item>
        <text:list-item>
          <text:p text:style-name="P29">A facilitator / design framework -</text:p>
        </text:list-item>
        <text:list-item>
          <text:p text:style-name="P29">as a participant framework for navigation and goal formation as explored in the previous chapter.</text:p>
        </text:list-item>
      </text:list>
      <text:p text:style-name="First_20_paragraph">Addressing the first aspect, the process of rising the concrete outlined above is helpful not just for analysis (a) but also for ongoing pedagogical design (b).</text:p>
      <text:p text:style-name="Text_20_body">The third aspect c, can be returned to, but where and when in this chapter? Points follow: - the link with the experienced feature of the game / product as a framework increases inclusive nature of process (later?)</text:p>
      <text:p text:style-name="Text_20_body">PERHAPS MOVE THIS TO NEXT SECTION What about semantic waves and movement. How explicit does the understanding of the motion between poles need to be? For example in my design, it is not very explicit of guided towards. However, this may be different in different UK computing settings.</text:p>
      <text:p text:style-name="Text_20_body">This potential non-alignment with UK non-formal may be a limitation in the take up of this research.</text:p>
      <text:h text:style-name="Heading_20_4" text:outline-level="4"><text:bookmark-start text:name="types-of-abstraction-in-frameworks---recalling-definitions-or-lack-of-clear-definitions"/>Types of abstraction in frameworks - recalling definitions or lack of clear definitions<text:bookmark-end text:name="types-of-abstraction-in-frameworks---recalling-definitions-or-lack-of-clear-definitions"/></text:h>
      <text:p text:style-name="First_20_paragraph"><text:span text:style-name="T1">More concrete CT</text:span> Q: What is abstraction and who useful for?</text:p>
      <text:p text:style-name="Text_20_body">The term abstraction has varied interpretation even within the field of computer science education <text:reference-mark-start text:name="ZOTERO_ITEM CSL_CITATION {&quot;citationID&quot;:&quot;huhlfeho&quot;,&quot;properties&quot;:{&quot;noteIndex&quot;:0,&quot;formattedCitation&quot;:&quot;[@hazzan_reducing_2002]&quot;},&quot;schema&quot;:&quot;https://github.com/citation-style-language/schema/raw/master/csl-citation.json&quot;,&quot;citationItems&quot;:[{&quot;uris&quot;:[&quot;http://zotero.org/users/1913249/items/UENCJTPP&quot;],&quot;itemData&quot;:{&quot;URL&quot;:&quot;https://doi.org/10.1145/637610.544461&quot;,&quot;accessed&quot;:{&quot;date-parts&quot;:[[&quot;2023&quot;,3,14]]},&quot;source&quot;:&quot;September 2002&quot;,&quot;issued&quot;:{&quot;date-parts&quot;:[[&quot;2002&quot;,6,24]]},&quot;type&quot;:&quot;article-journal&quot;,&quot;container-title&quot;:&quot;ACM SIGCSE Bulletin&quot;,&quot;DOI&quot;:&quot;10.1145/637610.544461&quot;,&quot;author&quot;:[{&quot;family&quot;:&quot;Hazzan&quot;,&quot;given&quot;:&quot;Orit&quot;}],&quot;container-title-short&quot;:&quot;SIGCSE Bull.&quot;,&quot;volume&quot;:&quot;34&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itation-key&quot;:&quot;hazzan_reducing_2002&quot;,&quot;page&quot;:&quot;156–160&quot;,&quot;ISSN&quot;:&quot;0097-8418&quot;,&quot;issue&quot;:&quot;3&quot;,&quot;title&quot;:&quot;Reducing abstraction level when learning computability theory concepts&quot;,&quot;id&quot;:&quot;hazzan_reducing_2002&quot;},&quot;prefix&quot;:&quot;&quot;,&quot;uri&quot;:[&quot;http://zotero.org/users/1913249/items/UENCJTPP&quot;],&quot;id&quot;:3699,&quot;suffix&quot;:&quot;&quot;}]} RNDkexcdmtzyr"/>&lt;Do Zotero Refresh: [@hazzan_reducing_2002]&gt;<text:reference-mark-end text:name="ZOTERO_ITEM CSL_CITATION {&quot;citationID&quot;:&quot;huhlfeho&quot;,&quot;properties&quot;:{&quot;noteIndex&quot;:0,&quot;formattedCitation&quot;:&quot;[@hazzan_reducing_2002]&quot;},&quot;schema&quot;:&quot;https://github.com/citation-style-language/schema/raw/master/csl-citation.json&quot;,&quot;citationItems&quot;:[{&quot;uris&quot;:[&quot;http://zotero.org/users/1913249/items/UENCJTPP&quot;],&quot;itemData&quot;:{&quot;URL&quot;:&quot;https://doi.org/10.1145/637610.544461&quot;,&quot;accessed&quot;:{&quot;date-parts&quot;:[[&quot;2023&quot;,3,14]]},&quot;source&quot;:&quot;September 2002&quot;,&quot;issued&quot;:{&quot;date-parts&quot;:[[&quot;2002&quot;,6,24]]},&quot;type&quot;:&quot;article-journal&quot;,&quot;container-title&quot;:&quot;ACM SIGCSE Bulletin&quot;,&quot;DOI&quot;:&quot;10.1145/637610.544461&quot;,&quot;author&quot;:[{&quot;family&quot;:&quot;Hazzan&quot;,&quot;given&quot;:&quot;Orit&quot;}],&quot;container-title-short&quot;:&quot;SIGCSE Bull.&quot;,&quot;volume&quot;:&quot;34&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itation-key&quot;:&quot;hazzan_reducing_2002&quot;,&quot;page&quot;:&quot;156–160&quot;,&quot;ISSN&quot;:&quot;0097-8418&quot;,&quot;issue&quot;:&quot;3&quot;,&quot;title&quot;:&quot;Reducing abstraction level when learning computability theory concepts&quot;,&quot;id&quot;:&quot;hazzan_reducing_2002&quot;},&quot;prefix&quot;:&quot;&quot;,&quot;uri&quot;:[&quot;http://zotero.org/users/1913249/items/UENCJTPP&quot;],&quot;id&quot;:3699,&quot;suffix&quot;:&quot;&quot;}]} RNDkexcdmtzyr"/>.</text:p>
      <text:p text:style-name="Text_20_body">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5" text:outline-level="5"><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text:p>
      <text:p text:style-name="Text_20_body">To recap this more abstract definition can be see as overarching computing principles with cross over to general design tactics.</text:p>
      <text:p text:style-name="Text_20_body">To ground this in GCSE examples.</text:p>
      <text:p text:style-name="Text_20_body">Iteration and Selection are in the gcse example, tick examples of them. Just recognise.</text:p>
      <text:p text:style-name="Text_20_body">In this example, some aspect of CT are heavily structure, i.e. the process of decomposition of the template, and the docs into GDPs, AND the abstraction again in template via the graphical design tool. However, other behaviour of abstract CT can be observed.</text:p>
      <text:p text:style-name="Text_20_body">Begs question how do you learn computation thinking in most abstract way via explicit teaching, Grover</text:p>
      <text:p text:style-name="Text_20_body">While Wing’s emphasis on the importance of the explicity teaching of skills of decomposition, pattern recognition, abstraction, and algorithmic thinking, contribtuion on computational thinking is more theoretical than applied.</text:p>
      <text:p text:style-name="Text_20_body">Grover, Guzdial and Merrie Bergmann - offer more explicit techniques.</text:p>
      <text:p text:style-name="Text_20_body">DEVELOP A LEARNING MAP APPENDIX PART TWO</text:p>
      <text:p text:style-name="Text_20_body"><text:span text:style-name="T1">More concrete CT</text:span></text:p>
      <text:p text:style-name="Text_20_body">Returning to the learning map. There are more concrete elements of it readily adopted on Resnick and Brennan’s interpretation.</text:p>
      <text:p text:style-name="Text_20_body">What has this research got to say about the relationship between the two?</text:p>
      <text:h text:style-name="Heading_20_5" text:outline-level="5"><text:bookmark-start text:name="levels-of-abstraction"/>Levels of Abstraction<text:bookmark-end text:name="levels-of-abstraction"/></text:h>
      <text:p text:style-name="First_20_paragraph">Waite and colleagues also propose that abstraction should be explicitly taught, even to younger pupils <text:reference-mark-start text:name="ZOTERO_ITEM CSL_CITATION {&quot;citationID&quot;:&quot;jtjhgpgd&quot;,&quot;properties&quot;:{&quot;noteIndex&quot;:0,&quot;formattedCitation&quot;:&quot;[@waite_abstraction_2016]&quot;},&quot;schema&quot;:&quot;https://github.com/citation-style-language/schema/raw/master/csl-citation.json&quot;,&quot;citationItems&quot;:[{&quot;uris&quot;:[&quot;http://zotero.org/users/1913249/items/39JH9QJG&quot;],&quot;itemData&quot;:{&quot;URL&quot;:&quot;http://dl.acm.org/citation.cfm?doid=2978249.2978272&quot;,&quot;ISBN&quot;:&quot;978-1-4503-4223-0&quot;,&quot;accessed&quot;:{&quot;date-parts&quot;:[[&quot;2020&quot;,11,12]]},&quot;source&quot;:&quot;DOI.org (Crossref)&quot;,&quot;issued&quot;:{&quot;date-parts&quot;:[[&quot;2016&quot;]]},&quot;type&quot;:&quot;paper-conference&quot;,&quot;container-title&quot;:&quot;Proceedings of the 11th Workshop in Primary and Secondary Computing Education on ZZZ - WiPSCE '16&quot;,&quot;DOI&quot;:&quot;10.1145/2978249.2978272&quot;,&quot;author&quot;:[{&quot;family&quot;:&quot;Waite&quot;,&quot;given&quot;:&quot;Jane&quot;},{&quot;family&quot;:&quot;Curzon&quot;,&quot;given&quot;:&quot;Paul&quot;},{&quot;family&quot;:&quot;Marsh&quot;,&quot;given&quot;:&quot;William&quot;},{&quot;family&quot;:&quot;Sentance&quot;,&quot;given&quot;:&quot;Sue&quot;}],&quot;event-place&quot;:&quot;M&amp;#252;nster, Germany&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itation-key&quot;:&quot;waite_abstraction_2016&quot;,&quot;page&quot;:&quot;112-113&quot;,&quot;title&quot;:&quot;Abstraction and common classroom activities&quot;,&quot;publisher-place&quot;:&quot;M&amp;#252;nster, Germany&quot;,&quot;publisher&quot;:&quot;ACM Press&quot;,&quot;id&quot;:&quot;waite_abstraction_2016&quot;,&quot;language&quot;:&quot;en&quot;},&quot;prefix&quot;:&quot;&quot;,&quot;uri&quot;:[&quot;http://zotero.org/users/1913249/items/39JH9QJG&quot;],&quot;id&quot;:3588,&quot;suffix&quot;:&quot;&quot;}]} RNDtduetbybne"/>&lt;Do Zotero Refresh: [@waite_abstraction_2016]&gt;<text:reference-mark-end text:name="ZOTERO_ITEM CSL_CITATION {&quot;citationID&quot;:&quot;jtjhgpgd&quot;,&quot;properties&quot;:{&quot;noteIndex&quot;:0,&quot;formattedCitation&quot;:&quot;[@waite_abstraction_2016]&quot;},&quot;schema&quot;:&quot;https://github.com/citation-style-language/schema/raw/master/csl-citation.json&quot;,&quot;citationItems&quot;:[{&quot;uris&quot;:[&quot;http://zotero.org/users/1913249/items/39JH9QJG&quot;],&quot;itemData&quot;:{&quot;URL&quot;:&quot;http://dl.acm.org/citation.cfm?doid=2978249.2978272&quot;,&quot;ISBN&quot;:&quot;978-1-4503-4223-0&quot;,&quot;accessed&quot;:{&quot;date-parts&quot;:[[&quot;2020&quot;,11,12]]},&quot;source&quot;:&quot;DOI.org (Crossref)&quot;,&quot;issued&quot;:{&quot;date-parts&quot;:[[&quot;2016&quot;]]},&quot;type&quot;:&quot;paper-conference&quot;,&quot;container-title&quot;:&quot;Proceedings of the 11th Workshop in Primary and Secondary Computing Education on ZZZ - WiPSCE '16&quot;,&quot;DOI&quot;:&quot;10.1145/2978249.2978272&quot;,&quot;author&quot;:[{&quot;family&quot;:&quot;Waite&quot;,&quot;given&quot;:&quot;Jane&quot;},{&quot;family&quot;:&quot;Curzon&quot;,&quot;given&quot;:&quot;Paul&quot;},{&quot;family&quot;:&quot;Marsh&quot;,&quot;given&quot;:&quot;William&quot;},{&quot;family&quot;:&quot;Sentance&quot;,&quot;given&quot;:&quot;Sue&quot;}],&quot;event-place&quot;:&quot;M&amp;#252;nster, Germany&quot;,&quot;event-title&quot;:&quot;the 11th Workshop in Primary and Secondary Computing Education&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itation-key&quot;:&quot;waite_abstraction_2016&quot;,&quot;page&quot;:&quot;112-113&quot;,&quot;title&quot;:&quot;Abstraction and common classroom activities&quot;,&quot;publisher-place&quot;:&quot;M&amp;#252;nster, Germany&quot;,&quot;publisher&quot;:&quot;ACM Press&quot;,&quot;id&quot;:&quot;waite_abstraction_2016&quot;,&quot;language&quot;:&quot;en&quot;},&quot;prefix&quot;:&quot;&quot;,&quot;uri&quot;:[&quot;http://zotero.org/users/1913249/items/39JH9QJG&quot;],&quot;id&quot;:3588,&quot;suffix&quot;:&quot;&quot;}]} RNDtduetbybne"/>. Waite and colleagues <text:reference-mark-start text:name="ZOTERO_ITEM CSL_CITATION {&quot;citationID&quot;:&quot;gutrzqtc&quot;,&quot;properties&quot;:{&quot;noteIndex&quot;:0,&quot;formattedCitation&quot;:&quot;[@waite_abstraction_2018-1]&quot;},&quot;schema&quot;:&quot;https://github.com/citation-style-language/schema/raw/master/csl-citation.json&quot;,&quot;citationItems&quot;:[{&quot;uris&quot;:[&quot;http://zotero.org/users/1913249/items/8KSA6TV2&quot;],&quot;itemData&quot;:{&quot;URL&quot;:&quot;https://ijcses.org/index.php/ijcses/article/view/23&quot;,&quot;accessed&quot;:{&quot;date-parts&quot;:[[&quot;2020&quot;,10,17]]},&quot;source&quot;:&quot;ijcses.org&quot;,&quot;issued&quot;:{&quot;date-parts&quot;:[[&quot;2018&quot;,1,31]]},&quot;type&quot;:&quot;article-journal&quot;,&quot;container-title&quot;:&quot;International Journal of Computer Science Education in Schools&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quot;:&quot;1&quot;,&quot;volume&quot;:&quot;2&quot;,&quot;license&quot;:&quot;Copyright (c) 2018 Jane Lisa Waite, Paul Curzon, William Marsh, Sue Sentance, Alex Hadwen-Bennett&quot;,&quot;language&quot;:&quot;en&quot;,&quot;citation-key&quot;:&quot;waite_abstraction_2018-1&quot;,&quot;title-short&quot;:&quot;Abstraction in action&quot;,&quot;page&quot;:&quot;14-40&quot;,&quot;title&quot;:&quot;Abstraction in action: K-5 teachers' uses of levels of abstraction, particularly the design level, in teaching programming.&quot;,&quot;ISSN&quot;:&quot;2513-8359&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number&quot;:&quot;1&quot;,&quot;id&quot;:&quot;waite_abstraction_2018-1&quot;},&quot;prefix&quot;:&quot;&quot;,&quot;uri&quot;:[&quot;http://zotero.org/users/1913249/items/8KSA6TV2&quot;],&quot;id&quot;:3663,&quot;suffix&quot;:&quot;&quot;}]} RNDdncbflvotb"/>&lt;Do Zotero Refresh: [@waite_abstraction_2018-1]&gt;<text:reference-mark-end text:name="ZOTERO_ITEM CSL_CITATION {&quot;citationID&quot;:&quot;gutrzqtc&quot;,&quot;properties&quot;:{&quot;noteIndex&quot;:0,&quot;formattedCitation&quot;:&quot;[@waite_abstraction_2018-1]&quot;},&quot;schema&quot;:&quot;https://github.com/citation-style-language/schema/raw/master/csl-citation.json&quot;,&quot;citationItems&quot;:[{&quot;uris&quot;:[&quot;http://zotero.org/users/1913249/items/8KSA6TV2&quot;],&quot;itemData&quot;:{&quot;URL&quot;:&quot;https://ijcses.org/index.php/ijcses/article/view/23&quot;,&quot;accessed&quot;:{&quot;date-parts&quot;:[[&quot;2020&quot;,10,17]]},&quot;source&quot;:&quot;ijcses.org&quot;,&quot;issued&quot;:{&quot;date-parts&quot;:[[&quot;2018&quot;,1,31]]},&quot;type&quot;:&quot;article-journal&quot;,&quot;container-title&quot;:&quot;International Journal of Computer Science Education in Schools&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quot;:&quot;1&quot;,&quot;volume&quot;:&quot;2&quot;,&quot;license&quot;:&quot;Copyright (c) 2018 Jane Lisa Waite, Paul Curzon, William Marsh, Sue Sentance, Alex Hadwen-Bennett&quot;,&quot;language&quot;:&quot;en&quot;,&quot;citation-key&quot;:&quot;waite_abstraction_2018-1&quot;,&quot;title-short&quot;:&quot;Abstraction in action&quot;,&quot;page&quot;:&quot;14-40&quot;,&quot;title&quot;:&quot;Abstraction in action: K-5 teachers' uses of levels of abstraction, particularly the design level, in teaching programming.&quot;,&quot;ISSN&quot;:&quot;2513-8359&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number&quot;:&quot;1&quot;,&quot;id&quot;:&quot;waite_abstraction_2018-1&quot;},&quot;prefix&quot;:&quot;&quot;,&quot;uri&quot;:[&quot;http://zotero.org/users/1913249/items/8KSA6TV2&quot;],&quot;id&quot;:3663,&quot;suffix&quot;:&quot;&quot;}]} RNDdncbflvotb"/> also propose the utility of awareness of LOA in terms of learners knowing at what level of abstraction they are operating, although the evidence is not representative and authors call for further research.</text:p>
      <text:p text:style-name="Text_20_body">Waite’s interpretation of levels of abstraction and semantic waves in a computing education context is potentially relevant as example of how can contribute to the debate in this area.</text:p>
      <text:p text:style-name="Text_20_body">REWRITE Waite’s research contains limited examples but given the broad motivation of the research to align with UK curricular context and thus elements of computational thinking, there are some complexities present that bear exploreing.</text:p>
      <text:p text:style-name="Text_20_body">Comparing Wing’s take on CT at the most abstract, and LOA model where the problem is the most abstract.</text:p>
      <text:p text:style-name="Text_20_body">Waite leads with the problem to be solved, and Wing’s CT concepts are explored in the design level. The specifics of coding constructs or even syntax at the most concrete follow after that.</text:p>
      <text:p text:style-name="Text_20_body">Such a spectrum is in is broadly in line with LOA interpretation,</text:p>
      <text:p text:style-name="Text_20_body">LATER? As a challenge Waite’s findings on levels of abstraction, my own notes and reflections in appendix.learning map cautioned me against explicit teaching of abstraction and imposing shifts in perspectives for fear of interrupting the flow of participant making.</text:p>
      <text:p text:style-name="Text_20_body">THIS DEPENDS ON WHAT THE CONCEPTION OF ABSTRACTION IS HERE</text:p>
      <text:h text:style-name="Heading_20_5" text:outline-level="5"><text:bookmark-start text:name="epistemological-pluralism-and-bricolage-microworlds"/>epistemological pluralism and bricolage &amp; Microworlds<text:bookmark-end text:name="epistemological-pluralism-and-bricolage-microworlds"/></text:h>
      <text:p text:style-name="First_20_paragraph">Papert and Turkle’s <text:reference-mark-start text:name="ZOTERO_ITEM CSL_CITATION {&quot;citationID&quot;:&quot;ezfxdzbw&quot;,&quot;properties&quot;:{&quot;noteIndex&quot;:0,&quot;formattedCitation&quot;:&quot;[-@papert_epistemological_1990]&quot;},&quot;schema&quot;:&quot;https://github.com/citation-style-language/schema/raw/master/csl-citation.json&quot;,&quot;citationItems&quot;:[{&quot;uris&quot;:[&quot;http://zotero.org/users/1913249/items/PN46846P&quot;],&quot;itemData&quot;:{&quot;URL&quot;:&quot;http://www.papert.org/articles/EpistemologicalPluralism.html&quot;,&quot;volume&quot;:&quot;16&quot;,&quot;accessed&quot;:{&quot;date-parts&quot;:[[&quot;2017&quot;,11,1]]},&quot;id&quot;:&quot;papert_epistemological_1990&quot;,&quot;citation-key&quot;:&quot;papert_epistemological_1990&quot;,&quot;issued&quot;:{&quot;date-parts&quot;:[[&quot;1990&quot;]]},&quot;type&quot;:&quot;article-journal&quot;,&quot;container-title&quot;:&quot;Signs&quot;,&quot;title&quot;:&quot;Epistemological Pluralism and the Revaluation of the Concrete&quot;,&quot;author&quot;:[{&quot;family&quot;:&quot;Papert&quot;,&quot;given&quot;:&quot;Seymour&quot;},{&quot;family&quot;:&quot;Turkle&quot;,&quot;given&quot;:&quot;Sherry&quot;}],&quot;issue&quot;:&quot;1&quot;},&quot;suppress-author&quot;:true,&quot;prefix&quot;:&quot;&quot;,&quot;uri&quot;:[&quot;http://zotero.org/users/1913249/items/PN46846P&quot;],&quot;id&quot;:2017,&quot;suffix&quot;:&quot;&quot;}]} RNDbaxpeekxvj"/>&lt;Do Zotero Refresh: [-@papert_epistemological_1990]&gt;<text:reference-mark-end text:name="ZOTERO_ITEM CSL_CITATION {&quot;citationID&quot;:&quot;ezfxdzbw&quot;,&quot;properties&quot;:{&quot;noteIndex&quot;:0,&quot;formattedCitation&quot;:&quot;[-@papert_epistemological_1990]&quot;},&quot;schema&quot;:&quot;https://github.com/citation-style-language/schema/raw/master/csl-citation.json&quot;,&quot;citationItems&quot;:[{&quot;uris&quot;:[&quot;http://zotero.org/users/1913249/items/PN46846P&quot;],&quot;itemData&quot;:{&quot;URL&quot;:&quot;http://www.papert.org/articles/EpistemologicalPluralism.html&quot;,&quot;volume&quot;:&quot;16&quot;,&quot;accessed&quot;:{&quot;date-parts&quot;:[[&quot;2017&quot;,11,1]]},&quot;id&quot;:&quot;papert_epistemological_1990&quot;,&quot;citation-key&quot;:&quot;papert_epistemological_1990&quot;,&quot;issued&quot;:{&quot;date-parts&quot;:[[&quot;1990&quot;]]},&quot;type&quot;:&quot;article-journal&quot;,&quot;container-title&quot;:&quot;Signs&quot;,&quot;title&quot;:&quot;Epistemological Pluralism and the Revaluation of the Concrete&quot;,&quot;author&quot;:[{&quot;family&quot;:&quot;Papert&quot;,&quot;given&quot;:&quot;Seymour&quot;},{&quot;family&quot;:&quot;Turkle&quot;,&quot;given&quot;:&quot;Sherry&quot;}],&quot;issue&quot;:&quot;1&quot;},&quot;suppress-author&quot;:true,&quot;prefix&quot;:&quot;&quot;,&quot;uri&quot;:[&quot;http://zotero.org/users/1913249/items/PN46846P&quot;],&quot;id&quot;:2017,&quot;suffix&quot;:&quot;&quot;}]} RNDbaxpeekxvj"/> encourage a of diversity in approaches to teaching coding beyond a formal, abstract approach “that emphasizes control and through structure and planning”.</text:p>
      <text:p text:style-name="Text_20_body">DEVELOP THIS - EXAAMPLES OF ABSTRACT HERE. Top-Down Design, planning extensively first, learning syntax and structure first, coding from first principles. Perhaps following step by step instructions.</text:p>
      <text:p text:style-name="Text_20_body">Papert and Turkle <text:reference-mark-start text:name="ZOTERO_ITEM CSL_CITATION {&quot;citationID&quot;:&quot;oplrcnth&quot;,&quot;properties&quot;:{&quot;noteIndex&quot;:0,&quot;formattedCitation&quot;:&quot;[-@papert_epistemological_1990]&quot;},&quot;schema&quot;:&quot;https://github.com/citation-style-language/schema/raw/master/csl-citation.json&quot;,&quot;citationItems&quot;:[{&quot;uris&quot;:[&quot;http://zotero.org/users/1913249/items/PN46846P&quot;],&quot;itemData&quot;:{&quot;URL&quot;:&quot;http://www.papert.org/articles/EpistemologicalPluralism.html&quot;,&quot;volume&quot;:&quot;16&quot;,&quot;accessed&quot;:{&quot;date-parts&quot;:[[&quot;2017&quot;,11,1]]},&quot;id&quot;:&quot;papert_epistemological_1990&quot;,&quot;citation-key&quot;:&quot;papert_epistemological_1990&quot;,&quot;issued&quot;:{&quot;date-parts&quot;:[[&quot;1990&quot;]]},&quot;type&quot;:&quot;article-journal&quot;,&quot;container-title&quot;:&quot;Signs&quot;,&quot;title&quot;:&quot;Epistemological Pluralism and the Revaluation of the Concrete&quot;,&quot;author&quot;:[{&quot;family&quot;:&quot;Papert&quot;,&quot;given&quot;:&quot;Seymour&quot;},{&quot;family&quot;:&quot;Turkle&quot;,&quot;given&quot;:&quot;Sherry&quot;}],&quot;issue&quot;:&quot;1&quot;},&quot;suppress-author&quot;:true,&quot;prefix&quot;:&quot;&quot;,&quot;uri&quot;:[&quot;http://zotero.org/users/1913249/items/PN46846P&quot;],&quot;id&quot;:2017,&quot;suffix&quot;:&quot;&quot;}]} RNDzpwtqatvyw"/>&lt;Do Zotero Refresh: [-@papert_epistemological_1990]&gt;<text:reference-mark-end text:name="ZOTERO_ITEM CSL_CITATION {&quot;citationID&quot;:&quot;oplrcnth&quot;,&quot;properties&quot;:{&quot;noteIndex&quot;:0,&quot;formattedCitation&quot;:&quot;[-@papert_epistemological_1990]&quot;},&quot;schema&quot;:&quot;https://github.com/citation-style-language/schema/raw/master/csl-citation.json&quot;,&quot;citationItems&quot;:[{&quot;uris&quot;:[&quot;http://zotero.org/users/1913249/items/PN46846P&quot;],&quot;itemData&quot;:{&quot;URL&quot;:&quot;http://www.papert.org/articles/EpistemologicalPluralism.html&quot;,&quot;volume&quot;:&quot;16&quot;,&quot;accessed&quot;:{&quot;date-parts&quot;:[[&quot;2017&quot;,11,1]]},&quot;id&quot;:&quot;papert_epistemological_1990&quot;,&quot;citation-key&quot;:&quot;papert_epistemological_1990&quot;,&quot;issued&quot;:{&quot;date-parts&quot;:[[&quot;1990&quot;]]},&quot;type&quot;:&quot;article-journal&quot;,&quot;container-title&quot;:&quot;Signs&quot;,&quot;title&quot;:&quot;Epistemological Pluralism and the Revaluation of the Concrete&quot;,&quot;author&quot;:[{&quot;family&quot;:&quot;Papert&quot;,&quot;given&quot;:&quot;Seymour&quot;},{&quot;family&quot;:&quot;Turkle&quot;,&quot;given&quot;:&quot;Sherry&quot;}],&quot;issue&quot;:&quot;1&quot;},&quot;suppress-author&quot;:true,&quot;prefix&quot;:&quot;&quot;,&quot;uri&quot;:[&quot;http://zotero.org/users/1913249/items/PN46846P&quot;],&quot;id&quot;:2017,&quot;suffix&quot;:&quot;&quot;}]} RNDzpwtqatvyw"/> celebrated the exploration of the concrete in computing pedagogy, likening the process to bricolage, a craft based approach where participants become very familiar with their tools and materials.</text:p>
      <text:p text:style-name="Text_20_body">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text:p>
      <text:p text:style-name="Text_20_body">However, Wilensky <text:reference-mark-start text:name="ZOTERO_ITEM CSL_CITATION {&quot;citationID&quot;:&quot;vztxzrme&quot;,&quot;properties&quot;:{&quot;noteIndex&quot;:0,&quot;formattedCitation&quot;:&quot;[-@wilensky1991abstract]&quot;},&quot;schema&quot;:&quot;https://github.com/citation-style-language/schema/raw/master/csl-citation.json&quot;,&quot;citationItems&quot;:[{&quot;uris&quot;:[&quot;http://zotero.org/users/1913249/items/U3NMBFHL&quot;],&quot;itemData&quot;:{&quot;issued&quot;:{&quot;date-parts&quot;:[[&quot;1991&quot;]]},&quot;type&quot;:&quot;book&quot;,&quot;id&quot;:&quot;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citation-key&quot;:&quot;wilensky1991abstract&quot;},&quot;suppress-author&quot;:true,&quot;prefix&quot;:&quot;&quot;,&quot;uri&quot;:[&quot;http://zotero.org/users/1913249/items/U3NMBFHL&quot;],&quot;id&quot;:3687,&quot;suffix&quot;:&quot;&quot;}]} RNDvxcqgqfsii"/>&lt;Do Zotero Refresh: [-@wilensky1991abstract]&gt;<text:reference-mark-end text:name="ZOTERO_ITEM CSL_CITATION {&quot;citationID&quot;:&quot;vztxzrme&quot;,&quot;properties&quot;:{&quot;noteIndex&quot;:0,&quot;formattedCitation&quot;:&quot;[-@wilensky1991abstract]&quot;},&quot;schema&quot;:&quot;https://github.com/citation-style-language/schema/raw/master/csl-citation.json&quot;,&quot;citationItems&quot;:[{&quot;uris&quot;:[&quot;http://zotero.org/users/1913249/items/U3NMBFHL&quot;],&quot;itemData&quot;:{&quot;issued&quot;:{&quot;date-parts&quot;:[[&quot;1991&quot;]]},&quot;type&quot;:&quot;book&quot;,&quot;id&quot;:&quot;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citation-key&quot;:&quot;wilensky1991abstract&quot;},&quot;suppress-author&quot;:true,&quot;prefix&quot;:&quot;&quot;,&quot;uri&quot;:[&quot;http://zotero.org/users/1913249/items/U3NMBFHL&quot;],&quot;id&quot;:3687,&quot;suffix&quot;:&quot;&quot;}]} RNDvxcqgqfsii"/> questions the nature of abstract in this context arguing that all objects and concepts are abstract until familiarity makes them more concrete to the user. Also, how does this fit with Waite’s advocacy for the the alternation between poles of abstract and concrete in semantic profiles. Such a challenge to the legitimacy of the primacy of abstract, top-down approaches to teaching coding, seemingly also also challenge Waite’s rationale of the importance of alternating between abstract and concrete dimensions present in research on semantic waves, and the value of participants being aware of the level of abstraction at which they are working.</text:p>
      <text:p text:style-name="Text_20_body">A careful examination of the literature is needed here to catch the complexities present. The celebration here is of pluralism rather than the culturally prevalent one privileging abstraction. Abstraction is not seen as undesirable.</text:p>
      <text:p text:style-name="Text_20_body">Papert’s focus on Microworlds using the LOGO language as a vehicle to make concrete previously abstract mathematical concepts, seems to locate the exploration of abstract knowledge as a learning goal.</text:p>
      <text:p text:style-name="Text_20_body">This, can be perhaps profitably explored using the concept of leading activity, which in this case is play rather than instruction, and is led by the child rather than the teacher.</text:p>
      <text:p text:style-name="Text_20_body">In addition, the concept of bricolage encompasses a learning processes oriented to concrete exploration. Framed as planning styles as bottom up tinkering compared to a top down planning style. A concept explored in the Cathedral and Bazaar.</text:p>
      <text:h text:style-name="Heading_20_4" text:outline-level="4"><text:bookmark-start text:name="in-summary"/>In SUMMARY<text:bookmark-end text:name="in-summary"/></text:h>
      <text:p text:style-name="First_20_paragraph">Thus in summary conceptions of abstraction above explored above include:</text:p>
      <text:list text:style-name="L25">
        <text:list-item>
          <text:p text:style-name="P30">Wing’s take on computational thinking: abstraction, decomposition, generalisation / pattern recognition, implementation via an algorithmic process.</text:p>
        </text:list-item>
        <text:list-item>
          <text:p text:style-name="P30">A more holistic practice-based definition from Resnick, Brennan -</text:p>
        </text:list-item>
        <text:list-item>
          <text:p text:style-name="P30">Waite’s LOA - abstract here drawing on levels within the problem or product - navigation between levels, explicit teaching of such navigation.</text:p>
        </text:list-item>
      </text:list>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p text:style-name="First_20_paragraph"><text:span text:style-name="T1">Turning to my design / analyis</text:span></text:p>
      <text:p text:style-name="Text_20_body">I now returning to the proposal of GDPs as a useful intermediate level framework, given the framing of abstract in summary above, and explore this proposal using the findings of my research process.</text:p>
      <text:p text:style-name="Text_20_body"><text:span text:style-name="T1">In terms of CT, and semantic waves</text:span></text:p>
      <text:p text:style-name="Text_20_body">While it is problematised in relation to agency development later, While this research doesn’t negate the value of explicit teaching of computational thinking,</text:p>
      <text:p text:style-name="Text_20_body">Thus, I would propose that a design pattern approach, with structured reflection is an excellent way to do that. This was an area of development in P4, with a diagram expressed which drew on the concept of semantic waves.</text:p>
      <text:p text:style-name="Text_20_body">LINK TO DIAGRAM</text:p>
      <text:p text:style-name="Text_20_body">Then, Turning to the value of a learning map of learning dimensions, If CT is needed, then P4 developed resources suitable for such reflection. Linking from docs to descriptions. This does need development, an area of promise though.</text:p>
      <text:p text:style-name="Text_20_body">LINK TO LEARNING Map 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gbqfqnzh&quot;,&quot;properties&quot;:{&quot;noteIndex&quot;:0,&quot;formattedCitation&quot;:&quot;[@barron_doing_1998, p.63]&quot;},&quot;schema&quot;:&quot;https://github.com/citation-style-language/schema/raw/master/csl-citation.json&quot;,&quot;citationItems&quot;:[{&quot;locator&quot;:&quot;63&quot;,&quot;uris&quot;:[&quot;http://zotero.org/users/1913249/items/4ZRWM3KG&quot;],&quot;itemData&quot;:{&quot;type&quot;:&quot;article-journal&quot;,&quot;URL&quot;:&quot;http://dx.doi.org/10.1080/10508406.1998.9672056&quot;,&quot;volume&quot;:&quot;7&quot;,&quot;source&quot;:&quot;Taylor and Francis+NEJM&quot;,&quot;title&quot;:&quot;Doing With Understanding: Lessons From Research on Problem- and Project-Based Learning&quot;,&quot;accessed&quot;:{&quot;date-parts&quot;:[[&quot;2017&quot;,10,16]]},&quot;id&quot;:&quot;barron_doing_1998&quot;,&quot;citation-key&quot;:&quot;barron_doing_1998&quot;,&quot;issued&quot;:{&quot;date-parts&quot;:[[&quot;1998&quot;,7,1]]},&quot;title-short&quot;:&quot;Doing With Understanding&quot;,&quot;page&quot;:&quot;271-311&quot;,&quot;ISSN&quot;:&quot;1050-8406&quot;,&quot;container-title&quot;:&quot;Journal of the Learning Sciences&quot;,&quot;DOI&quot;:&quot;10.1080/10508406.1998.9672056&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ue&quot;:&quot;3-4&quot;},&quot;prefix&quot;:&quot;&quot;,&quot;uri&quot;:[&quot;http://zotero.org/users/1913249/items/4ZRWM3KG&quot;],&quot;id&quot;:1721}]} RNDoscmpyliwl"/>&lt;Do Zotero Refresh: [@barron_doing_1998, p.63]&gt;<text:reference-mark-end text:name="ZOTERO_ITEM CSL_CITATION {&quot;citationID&quot;:&quot;gbqfqnzh&quot;,&quot;properties&quot;:{&quot;noteIndex&quot;:0,&quot;formattedCitation&quot;:&quot;[@barron_doing_1998, p.63]&quot;},&quot;schema&quot;:&quot;https://github.com/citation-style-language/schema/raw/master/csl-citation.json&quot;,&quot;citationItems&quot;:[{&quot;locator&quot;:&quot;63&quot;,&quot;uris&quot;:[&quot;http://zotero.org/users/1913249/items/4ZRWM3KG&quot;],&quot;itemData&quot;:{&quot;type&quot;:&quot;article-journal&quot;,&quot;URL&quot;:&quot;http://dx.doi.org/10.1080/10508406.1998.9672056&quot;,&quot;volume&quot;:&quot;7&quot;,&quot;source&quot;:&quot;Taylor and Francis+NEJM&quot;,&quot;title&quot;:&quot;Doing With Understanding: Lessons From Research on Problem- and Project-Based Learning&quot;,&quot;accessed&quot;:{&quot;date-parts&quot;:[[&quot;2017&quot;,10,16]]},&quot;id&quot;:&quot;barron_doing_1998&quot;,&quot;citation-key&quot;:&quot;barron_doing_1998&quot;,&quot;issued&quot;:{&quot;date-parts&quot;:[[&quot;1998&quot;,7,1]]},&quot;title-short&quot;:&quot;Doing With Understanding&quot;,&quot;page&quot;:&quot;271-311&quot;,&quot;ISSN&quot;:&quot;1050-8406&quot;,&quot;container-title&quot;:&quot;Journal of the Learning Sciences&quot;,&quot;DOI&quot;:&quot;10.1080/10508406.1998.9672056&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ue&quot;:&quot;3-4&quot;},&quot;prefix&quot;:&quot;&quot;,&quot;uri&quot;:[&quot;http://zotero.org/users/1913249/items/4ZRWM3KG&quot;],&quot;id&quot;:1721}]} RNDoscmpyliwl"/>.</text:p>
      <text:p text:style-name="Text_20_body">PERHAPS BRING UP UP TO DATE ISSUE OF TRANSFER. - BUT PERHAPS LEAVE FOR CONCLUSION. NOTE ALSO THE BALANCE BETWEEN CT CONCRETE SKILLS AND TRANSFER IN <text:reference-mark-start text:name="ZOTERO_ITEM CSL_CITATION {&quot;citationID&quot;:&quot;aipvgrmm&quot;,&quot;properties&quot;:{&quot;noteIndex&quot;:0,&quot;formattedCitation&quot;:&quot;[@kynigos_modifying_2020]&quot;},&quot;schema&quot;:&quot;https://github.com/citation-style-language/schema/raw/master/csl-citation.json&quot;,&quot;citationItems&quot;:[{&quot;uris&quot;:[&quot;http://zotero.org/users/1913249/items/2IJWQ7QD&quot;],&quot;itemData&quot;:{&quot;URL&quot;:&quot;https://onlinelibrary.wiley.com/doi/abs/10.1111/bjet.12898&quot;,&quot;accessed&quot;:{&quot;date-parts&quot;:[[&quot;2023&quot;,6,12]]},&quot;source&quot;:&quot;Wiley Online Library&quot;,&quot;issued&quot;:{&quot;date-parts&quot;:[[&quot;2020&quot;]]},&quot;type&quot;:&quot;article-journal&quot;,&quot;container-title&quot;:&quot;British Journal of Educational Technology&quot;,&quot;DOI&quot;:&quot;10.1111/bjet.12898&quot;,&quot;author&quot;:[{&quot;family&quot;:&quot;Kynigos&quot;,&quot;given&quot;:&quot;Chronis&quot;},{&quot;family&quot;:&quot;Grizioti&quot;,&quot;given&quot;:&quot;Marianthi&quot;}],&quot;issue&quot;:&quot;6&quot;,&quot;volume&quot;:&quot;51&quot;,&quot;license&quot;:&quot;© 2020 British Educational Research Association&quot;,&quot;id&quot;:&quot;kynigos_modifying_2020&quot;,&quot;citation-key&quot;:&quot;kynigos_modifying_2020&quot;,&quot;title-short&quot;:&quot;Modifying games with ChoiCo&quot;,&quot;page&quot;:&quot;2252-2267&quot;,&quot;ISSN&quot;:&quot;1467-8535&quot;,&quot;language&quot;:&quot;en&quot;,&quot;title&quot;:&quot;Modifying games with ChoiCo: Integrated affordances and engineered bugs for computational thinking&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prefix&quot;:&quot;&quot;,&quot;uri&quot;:[&quot;http://zotero.org/users/1913249/items/2IJWQ7QD&quot;],&quot;id&quot;:8688,&quot;suffix&quot;:&quot;&quot;}]} RNDhseqbksrqj"/>&lt;Do Zotero Refresh: [@kynigos_modifying_2020]&gt;<text:reference-mark-end text:name="ZOTERO_ITEM CSL_CITATION {&quot;citationID&quot;:&quot;aipvgrmm&quot;,&quot;properties&quot;:{&quot;noteIndex&quot;:0,&quot;formattedCitation&quot;:&quot;[@kynigos_modifying_2020]&quot;},&quot;schema&quot;:&quot;https://github.com/citation-style-language/schema/raw/master/csl-citation.json&quot;,&quot;citationItems&quot;:[{&quot;uris&quot;:[&quot;http://zotero.org/users/1913249/items/2IJWQ7QD&quot;],&quot;itemData&quot;:{&quot;URL&quot;:&quot;https://onlinelibrary.wiley.com/doi/abs/10.1111/bjet.12898&quot;,&quot;accessed&quot;:{&quot;date-parts&quot;:[[&quot;2023&quot;,6,12]]},&quot;source&quot;:&quot;Wiley Online Library&quot;,&quot;issued&quot;:{&quot;date-parts&quot;:[[&quot;2020&quot;]]},&quot;type&quot;:&quot;article-journal&quot;,&quot;container-title&quot;:&quot;British Journal of Educational Technology&quot;,&quot;DOI&quot;:&quot;10.1111/bjet.12898&quot;,&quot;author&quot;:[{&quot;family&quot;:&quot;Kynigos&quot;,&quot;given&quot;:&quot;Chronis&quot;},{&quot;family&quot;:&quot;Grizioti&quot;,&quot;given&quot;:&quot;Marianthi&quot;}],&quot;issue&quot;:&quot;6&quot;,&quot;volume&quot;:&quot;51&quot;,&quot;license&quot;:&quot;© 2020 British Educational Research Association&quot;,&quot;id&quot;:&quot;kynigos_modifying_2020&quot;,&quot;citation-key&quot;:&quot;kynigos_modifying_2020&quot;,&quot;title-short&quot;:&quot;Modifying games with ChoiCo&quot;,&quot;page&quot;:&quot;2252-2267&quot;,&quot;ISSN&quot;:&quot;1467-8535&quot;,&quot;language&quot;:&quot;en&quot;,&quot;title&quot;:&quot;Modifying games with ChoiCo: Integrated affordances and engineered bugs for computational thinking&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prefix&quot;:&quot;&quot;,&quot;uri&quot;:[&quot;http://zotero.org/users/1913249/items/2IJWQ7QD&quot;],&quot;id&quot;:8688,&quot;suffix&quot;:&quot;&quot;}]} RNDhseqbksrqj"/></text:p>
      <text:p text:style-name="Text_20_body"><text:span text:style-name="T1">LOA</text:span></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GDPs to be added to the game</text:p>
          </table:table-cell>
          <table:table-cell table:style-name="TableRowCell" office:value-type="string">
            <text:p text:style-name="Table_20_Contents">Goal formation, prioritisation</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GDP supporting documentation scaffolds this process</text:p>
          </table:table-cell>
          <table:table-cell table:style-name="TableRowCell" office:value-type="string">
            <text:p text:style-name="Table_20_Contents">What it should do is to a large extent preset via documentation.</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 is supported via code patching</text:p>
          </table:table-cell>
          <table:table-cell table:style-name="TableRowCell" office:value-type="string">
            <text:p text:style-name="Table_20_Contents">is supported via code patching, and a structure which encourages modification</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epqsitfx&quot;,&quot;properties&quot;:{&quot;noteIndex&quot;:0,&quot;formattedCitation&quot;:&quot;[@waite_abstraction_2018]&quot;},&quot;schema&quot;:&quot;https://github.com/citation-style-language/schema/raw/master/csl-citation.json&quot;,&quot;citationItems&quot;:[{&quot;uris&quot;:[&quot;http://zotero.org/users/1913249/items/5QGUDFAX&quot;],&quot;itemData&quot;:{&quot;URL&quot;:&quot;http://ijcses.org/index.php/ijcses/article/view/23&quot;,&quot;accessed&quot;:{&quot;date-parts&quot;:[[&quot;2019&quot;,12,10]]},&quot;source&quot;:&quot;DOI.org (Crossref)&quot;,&quot;issued&quot;:{&quot;date-parts&quot;:[[&quot;2018&quot;,1,31]]},&quot;type&quot;:&quot;article-journal&quot;,&quot;container-title&quot;:&quot;International Journal of Computer Science Education in Schools&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volume&quot;:&quot;2&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itation-key&quot;:&quot;waite_abstraction_2018&quot;,&quot;title-short&quot;:&quot;Abstraction in action&quot;,&quot;page&quot;:&quot;14&quot;,&quot;issue&quot;:&quot;1&quot;,&quot;ISSN&quot;:&quot;2513-8359&quot;,&quot;title&quot;:&quot;Abstraction in action: K-5 teachers' uses of levels of abstraction, particularly the design level, in teaching programming.&quot;,&quot;language&quot;:&quot;en&quot;,&quot;id&quot;:&quot;waite_abstraction_2018&quot;},&quot;prefix&quot;:&quot;&quot;,&quot;uri&quot;:[&quot;http://zotero.org/users/1913249/items/5QGUDFAX&quot;],&quot;id&quot;:3132,&quot;suffix&quot;:&quot;&quot;}]} RNDrqgncgwrcc"/>&lt;Do Zotero Refresh: [@waite_abstraction_2018]&gt;<text:reference-mark-end text:name="ZOTERO_ITEM CSL_CITATION {&quot;citationID&quot;:&quot;epqsitfx&quot;,&quot;properties&quot;:{&quot;noteIndex&quot;:0,&quot;formattedCitation&quot;:&quot;[@waite_abstraction_2018]&quot;},&quot;schema&quot;:&quot;https://github.com/citation-style-language/schema/raw/master/csl-citation.json&quot;,&quot;citationItems&quot;:[{&quot;uris&quot;:[&quot;http://zotero.org/users/1913249/items/5QGUDFAX&quot;],&quot;itemData&quot;:{&quot;URL&quot;:&quot;http://ijcses.org/index.php/ijcses/article/view/23&quot;,&quot;accessed&quot;:{&quot;date-parts&quot;:[[&quot;2019&quot;,12,10]]},&quot;source&quot;:&quot;DOI.org (Crossref)&quot;,&quot;issued&quot;:{&quot;date-parts&quot;:[[&quot;2018&quot;,1,31]]},&quot;type&quot;:&quot;article-journal&quot;,&quot;container-title&quot;:&quot;International Journal of Computer Science Education in Schools&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volume&quot;:&quot;2&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itation-key&quot;:&quot;waite_abstraction_2018&quot;,&quot;title-short&quot;:&quot;Abstraction in action&quot;,&quot;page&quot;:&quot;14&quot;,&quot;issue&quot;:&quot;1&quot;,&quot;ISSN&quot;:&quot;2513-8359&quot;,&quot;title&quot;:&quot;Abstraction in action: K-5 teachers' uses of levels of abstraction, particularly the design level, in teaching programming.&quot;,&quot;language&quot;:&quot;en&quot;,&quot;id&quot;:&quot;waite_abstraction_2018&quot;},&quot;prefix&quot;:&quot;&quot;,&quot;uri&quot;:[&quot;http://zotero.org/users/1913249/items/5QGUDFAX&quot;],&quot;id&quot;:3132,&quot;suffix&quot;:&quot;&quot;}]} RNDrqgncgwrcc"/></text:p>
      <text:p text:style-name="Text_20_body">With this focus, we can analyse my learning design where movement between layers of abstraction and concrete is happening.</text:p>
      <text:p text:style-name="Text_20_body">However, this is not a neat semantic sine wave. Specifically the flexible nature of the design practices shows shifting rapidly and sometimes chaotically.</text:p>
      <text:p text:style-name="Text_20_body">MERGE WITH BELOW SECTION - OR BE CLEAR HOW DIFFERENT DATA / ANALYSIS</text:p>
      <text:p text:style-name="Text_20_body"><text:span text:style-name="T1">On intermediate analysis</text:span></text:p>
      <text:p text:style-name="Text_20_body">To explore the findings of last chapter in relation to this exploration of the nature and purpose of abstraction in guiding frameworks in learning programming, I return to research on the use of gameplay design patterns.</text:p>
      <text:p text:style-name="Text_20_body">ANYTHING HERE ON REPENNING?</text:p>
      <text:p text:style-name="Text_20_body">In the research of Eriksson et al on GDPs and young people co-revising an existing digital game with researchers <text:reference-mark-start text:name="ZOTERO_ITEM CSL_CITATION {&quot;citationID&quot;:&quot;joprhuhi&quot;,&quot;properties&quot;:{&quot;noteIndex&quot;:0,&quot;formattedCitation&quot;:&quot;[-@eriksson_using_2019]&quot;},&quot;schema&quot;:&quot;https://github.com/citation-style-language/schema/raw/master/csl-citation.json&quot;,&quot;citationItems&quot;:[{&quot;uris&quot;:[&quot;http://zotero.org/users/1913249/items/YJKSC8LM&quot;],&quot;itemData&quot;:{&quot;URL&quot;:&quot;https://dl.acm.org/doi/10.1145/3311927.3323155&quot;,&quot;ISBN&quot;:&quot;978-1-4503-6690-8&quot;,&quot;accessed&quot;:{&quot;date-parts&quot;:[[&quot;2022&quot;,8,9]]},&quot;source&quot;:&quot;DOI.org (Crossref)&quot;,&quot;issued&quot;:{&quot;date-parts&quot;:[[&quot;2019&quot;,6,12]]},&quot;type&quot;:&quot;paper-conference&quot;,&quot;container-title&quot;:&quot;Proceedings of the 18th ACM International Conference on Interaction Design and Childr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event-title&quot;:&quot;IDC '19: Interaction Design and Children&quot;,&quot;language&quot;:&quot;en&quot;,&quot;citation-key&quot;:&quot;eriksson_using_2019&quot;,&quot;page&quot;:&quot;15-25&quot;,&quot;title&quot;:&quot;Using Gameplay Design Patterns with Children in the Redesign of a Collaborative Co-located Game&quot;,&quot;publisher-place&quot;:&quot;Boise ID USA&quot;,&quot;publisher&quot;:&quot;ACM&quot;,&quot;id&quot;:&quot;eriksson_using_2019&quot;},&quot;suppress-author&quot;:true,&quot;prefix&quot;:&quot;&quot;,&quot;uri&quot;:[&quot;http://zotero.org/users/1913249/items/YJKSC8LM&quot;],&quot;id&quot;:3745,&quot;suffix&quot;:&quot;&quot;}]} RNDezavielyxt"/>&lt;Do Zotero Refresh: [-@eriksson_using_2019]&gt;<text:reference-mark-end text:name="ZOTERO_ITEM CSL_CITATION {&quot;citationID&quot;:&quot;joprhuhi&quot;,&quot;properties&quot;:{&quot;noteIndex&quot;:0,&quot;formattedCitation&quot;:&quot;[-@eriksson_using_2019]&quot;},&quot;schema&quot;:&quot;https://github.com/citation-style-language/schema/raw/master/csl-citation.json&quot;,&quot;citationItems&quot;:[{&quot;uris&quot;:[&quot;http://zotero.org/users/1913249/items/YJKSC8LM&quot;],&quot;itemData&quot;:{&quot;URL&quot;:&quot;https://dl.acm.org/doi/10.1145/3311927.3323155&quot;,&quot;ISBN&quot;:&quot;978-1-4503-6690-8&quot;,&quot;accessed&quot;:{&quot;date-parts&quot;:[[&quot;2022&quot;,8,9]]},&quot;source&quot;:&quot;DOI.org (Crossref)&quot;,&quot;issued&quot;:{&quot;date-parts&quot;:[[&quot;2019&quot;,6,12]]},&quot;type&quot;:&quot;paper-conference&quot;,&quot;container-title&quot;:&quot;Proceedings of the 18th ACM International Conference on Interaction Design and Childr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event-title&quot;:&quot;IDC '19: Interaction Design and Children&quot;,&quot;language&quot;:&quot;en&quot;,&quot;citation-key&quot;:&quot;eriksson_using_2019&quot;,&quot;page&quot;:&quot;15-25&quot;,&quot;title&quot;:&quot;Using Gameplay Design Patterns with Children in the Redesign of a Collaborative Co-located Game&quot;,&quot;publisher-place&quot;:&quot;Boise ID USA&quot;,&quot;publisher&quot;:&quot;ACM&quot;,&quot;id&quot;:&quot;eriksson_using_2019&quot;},&quot;suppress-author&quot;:true,&quot;prefix&quot;:&quot;&quot;,&quot;uri&quot;:[&quot;http://zotero.org/users/1913249/items/YJKSC8LM&quot;],&quot;id&quot;:3745,&quot;suffix&quot;:&quot;&quot;}]} RNDezavielyxt"/>, the positioning as GDPs as an intermediate construct between general theories and more concrete implementation. In their research, the nature of the general theories are not clearly articulated. This may in part be due to their decoupling of the problem-solution structure present in convention conceptions of design patterns to focus only on descriptions of patterns rather than any detail of solution. Thus the general theories may relate to the researchers field in practice, that of Child-Computer Interaction (CCI) <text:reference-mark-start text:name="ZOTERO_ITEM CSL_CITATION {&quot;citationID&quot;:&quot;sdrjuyxw&quot;,&quot;properties&quot;:{&quot;noteIndex&quot;:0,&quot;formattedCitation&quot;:&quot;[@lehnert_childcomputer_2022]&quot;},&quot;schema&quot;:&quot;https://github.com/citation-style-language/schema/raw/master/csl-citation.json&quot;,&quot;citationItems&quot;:[{&quot;uris&quot;:[&quot;http://zotero.org/users/1913249/items/3RBUJUQA&quot;],&quot;itemData&quot;:{&quot;URL&quot;:&quot;https://www.sciencedirect.com/science/article/pii/S2212868921000908&quot;,&quot;accessed&quot;:{&quot;date-parts&quot;:[[&quot;2025&quot;,3,4]]},&quot;source&quot;:&quot;ScienceDirect&quot;,&quot;issued&quot;:{&quot;date-parts&quot;:[[&quot;2022&quot;,6,1]]},&quot;type&quot;:&quot;article-journal&quot;,&quot;container-title&quot;:&quot;International Journal of Child-Computer Interaction&quot;,&quot;DOI&quot;:&quot;10.1016/j.ijcci.2021.100398&quot;,&quot;author&quot;:[{&quot;family&quot;:&quot;Lehnert&quot;,&quot;given&quot;:&quot;Florence Kristin&quot;},{&quot;family&quot;:&quot;Niess&quot;,&quot;given&quot;:&quot;Jasmin&quot;},{&quot;family&quot;:&quot;Lallemand&quot;,&quot;given&quot;:&quot;Carine&quot;},{&quot;family&quot;:&quot;Markopoulos&quot;,&quot;given&quot;:&quot;Panos&quot;},{&quot;family&quot;:&quot;Fischbach&quot;,&quot;given&quot;:&quot;Antoine&quot;},{&quot;family&quot;:&quot;Koenig&quot;,&quot;given&quot;:&quot;Vincent&quot;}],&quot;container-title-short&quot;:&quot;International Journal of Child-Computer Interaction&quot;,&quot;volume&quot;:&quot;32&quot;,&quot;abstract&quot;:&quot;Child–Computer Interaction (CCI) is a steadily growing field that focuses on children as a prominent and emergent user group. For more than twenty years, the Interaction Design for Children (IDC) community has developed, extended, and advanced research and design methods for children’s involvement in designing and evaluating interactive technologies. However, as the CCI field evolves, the need arises for an integrated understanding of interaction design methods currently applied. To that end, we analyzed 272 full papers across a selection of journals and conference venues from 2005 to 2020. Our review contributes to the literature on this topic by (1) examining a holistic child population, including developmentally diverse children and children from 0 to 18 years old, (2) illustrating the interplay of children’s and adults’ roles across different methods, and (3) identifying patterns of triangulation in the methods applied while taking recent ethical debates about children’s involvement in design into account. While we found that most studies were conducted in natural settings, we observed a preference for evaluating interactive artifacts at a single point in time. Method triangulation was applied in two-thirds of the papers, with a preference for qualitative methods. Researchers used triangulation predominantly with respect to mainstream methods that were not specifically developed for child participants, such as user observation combined with semi-structured interviews or activity logging. However, the CCI field employs a wide variety of creative design methods which engage children more actively in the design process by having them take on roles such as informant and design partner. In turn, we see that more passive children’s roles, e.g., user or tester, are more often linked to an expert mindset by the adult. Adults take on a wider spectrum of roles in the design process when addressing specific developmental groups, such as children with autism spectrum disorder. We conclude with a critical discussion about the constraints involved in conducting CCI research and discuss implications that can inform future methodological advances in the field and underlying challenges.&quot;,&quot;citation-key&quot;:&quot;lehnert_childcomputer_2022&quot;,&quot;title-short&quot;:&quot;Child–Computer Interaction&quot;,&quot;page&quot;:&quot;100398&quot;,&quot;ISSN&quot;:&quot;2212-8689&quot;,&quot;title&quot;:&quot;Child–Computer Interaction: From a systematic review towards an integrated understanding of interaction design methods for children&quot;,&quot;id&quot;:&quot;lehnert_childcomputer_2022&quot;},&quot;prefix&quot;:&quot;&quot;,&quot;uri&quot;:[&quot;http://zotero.org/users/1913249/items/3RBUJUQA&quot;],&quot;id&quot;:10131,&quot;suffix&quot;:&quot;&quot;}]} RNDfuohxxwmoe"/>&lt;Do Zotero Refresh: [@lehnert_childcomputer_2022]&gt;<text:reference-mark-end text:name="ZOTERO_ITEM CSL_CITATION {&quot;citationID&quot;:&quot;sdrjuyxw&quot;,&quot;properties&quot;:{&quot;noteIndex&quot;:0,&quot;formattedCitation&quot;:&quot;[@lehnert_childcomputer_2022]&quot;},&quot;schema&quot;:&quot;https://github.com/citation-style-language/schema/raw/master/csl-citation.json&quot;,&quot;citationItems&quot;:[{&quot;uris&quot;:[&quot;http://zotero.org/users/1913249/items/3RBUJUQA&quot;],&quot;itemData&quot;:{&quot;URL&quot;:&quot;https://www.sciencedirect.com/science/article/pii/S2212868921000908&quot;,&quot;accessed&quot;:{&quot;date-parts&quot;:[[&quot;2025&quot;,3,4]]},&quot;source&quot;:&quot;ScienceDirect&quot;,&quot;issued&quot;:{&quot;date-parts&quot;:[[&quot;2022&quot;,6,1]]},&quot;type&quot;:&quot;article-journal&quot;,&quot;container-title&quot;:&quot;International Journal of Child-Computer Interaction&quot;,&quot;DOI&quot;:&quot;10.1016/j.ijcci.2021.100398&quot;,&quot;author&quot;:[{&quot;family&quot;:&quot;Lehnert&quot;,&quot;given&quot;:&quot;Florence Kristin&quot;},{&quot;family&quot;:&quot;Niess&quot;,&quot;given&quot;:&quot;Jasmin&quot;},{&quot;family&quot;:&quot;Lallemand&quot;,&quot;given&quot;:&quot;Carine&quot;},{&quot;family&quot;:&quot;Markopoulos&quot;,&quot;given&quot;:&quot;Panos&quot;},{&quot;family&quot;:&quot;Fischbach&quot;,&quot;given&quot;:&quot;Antoine&quot;},{&quot;family&quot;:&quot;Koenig&quot;,&quot;given&quot;:&quot;Vincent&quot;}],&quot;container-title-short&quot;:&quot;International Journal of Child-Computer Interaction&quot;,&quot;volume&quot;:&quot;32&quot;,&quot;abstract&quot;:&quot;Child–Computer Interaction (CCI) is a steadily growing field that focuses on children as a prominent and emergent user group. For more than twenty years, the Interaction Design for Children (IDC) community has developed, extended, and advanced research and design methods for children’s involvement in designing and evaluating interactive technologies. However, as the CCI field evolves, the need arises for an integrated understanding of interaction design methods currently applied. To that end, we analyzed 272 full papers across a selection of journals and conference venues from 2005 to 2020. Our review contributes to the literature on this topic by (1) examining a holistic child population, including developmentally diverse children and children from 0 to 18 years old, (2) illustrating the interplay of children’s and adults’ roles across different methods, and (3) identifying patterns of triangulation in the methods applied while taking recent ethical debates about children’s involvement in design into account. While we found that most studies were conducted in natural settings, we observed a preference for evaluating interactive artifacts at a single point in time. Method triangulation was applied in two-thirds of the papers, with a preference for qualitative methods. Researchers used triangulation predominantly with respect to mainstream methods that were not specifically developed for child participants, such as user observation combined with semi-structured interviews or activity logging. However, the CCI field employs a wide variety of creative design methods which engage children more actively in the design process by having them take on roles such as informant and design partner. In turn, we see that more passive children’s roles, e.g., user or tester, are more often linked to an expert mindset by the adult. Adults take on a wider spectrum of roles in the design process when addressing specific developmental groups, such as children with autism spectrum disorder. We conclude with a critical discussion about the constraints involved in conducting CCI research and discuss implications that can inform future methodological advances in the field and underlying challenges.&quot;,&quot;citation-key&quot;:&quot;lehnert_childcomputer_2022&quot;,&quot;title-short&quot;:&quot;Child–Computer Interaction&quot;,&quot;page&quot;:&quot;100398&quot;,&quot;ISSN&quot;:&quot;2212-8689&quot;,&quot;title&quot;:&quot;Child–Computer Interaction: From a systematic review towards an integrated understanding of interaction design methods for children&quot;,&quot;id&quot;:&quot;lehnert_childcomputer_2022&quot;},&quot;prefix&quot;:&quot;&quot;,&quot;uri&quot;:[&quot;http://zotero.org/users/1913249/items/3RBUJUQA&quot;],&quot;id&quot;:10131,&quot;suffix&quot;:&quot;&quot;}]} RNDfuohxxwmoe"/>, as the theories of this domain would be less accessible to children than their framework of a carefully chosen collection of GDPs.</text:p>
      <text:p text:style-name="Text_20_body">In summary, Eriksson et al. note the utility of GDP concepts as a lingua franca, to help framing of analysis, to help the inspiration of participants. It should be noted that much of this analysis of the use of GDPs focused on the researcher perspective rather than that of participants.</text:p>
      <text:p text:style-name="Text_20_body">Thus following section develops this line of research, making more explicit the observed and potential uses in participant game making, as tools by facilitator and researchers. It also explores more explicitly the positioning of GDPs as an intermediate framework between concrete code implementation and the more abstract frameworks articulated above.</text:p>
      <text:h text:style-name="Heading_20_4" text:outline-level="4"><text:bookmark-start text:name="addressing-utility-for-participants"/><text:span text:style-name="T1">Addressing utility for participants</text:span><text:bookmark-end text:name="addressing-utility-for-participants"/></text:h>
      <text:p text:style-name="First_20_paragraph">Recapping previous examples in vignettes. etc.</text:p>
      <text:p text:style-name="Text_20_body">In computing eduction pattern based instruction has benefits of making complex problems more modular and concrete <text:reference-mark-start text:name="ZOTERO_ITEM CSL_CITATION {&quot;citationID&quot;:&quot;hwmmwmhe&quot;,&quot;properties&quot;:{&quot;noteIndex&quot;:0,&quot;formattedCitation&quot;:&quot;[@muller_almost_2004-1; @waite_teaching_2021]&quot;},&quot;schema&quot;:&quot;https://github.com/citation-style-language/schema/raw/master/csl-citation.json&quot;,&quot;citationItems&quot;:[{&quot;uris&quot;:[&quot;http://zotero.org/users/1913249/items/FWFHWXNI&quot;],&quot;itemData&quot;:{&quot;URL&quot;:&quot;https://dl.acm.org/doi/10.1145/1026487.1008025&quot;,&quot;accessed&quot;:{&quot;date-parts&quot;:[[&quot;2024&quot;,2,27]]},&quot;source&quot;:&quot;ACM Digital Library&quot;,&quot;issued&quot;:{&quot;date-parts&quot;:[[&quot;2004&quot;,6,28]]},&quot;type&quot;:&quot;article-journal&quot;,&quot;container-title&quot;:&quot;ACM SIGCSE Bulletin&quot;,&quot;DOI&quot;:&quot;10.1145/1026487.1008025&quot;,&quot;author&quot;:[{&quot;family&quot;:&quot;Muller&quot;,&quot;given&quot;:&quot;Orna&quot;},{&quot;family&quot;:&quot;Haberman&quot;,&quot;given&quot;:&quot;Bruria&quot;},{&quot;family&quot;:&quot;Averbuch&quot;,&quot;given&quot;:&quot;Haim&quot;}],&quot;container-title-short&quot;:&quot;SIGCSE Bull.&quot;,&quot;volume&quot;:&quot;3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itation-key&quot;:&quot;muller_almost_2004-1&quot;,&quot;page&quot;:&quot;102–106&quot;,&quot;ISSN&quot;:&quot;0097-8418&quot;,&quot;issue&quot;:&quot;3&quot;,&quot;title&quot;:&quot;(An almost) pedagogical pattern for pattern-based problem-solving instruction&quot;,&quot;id&quot;:&quot;muller_almost_2004-1&quot;},&quot;prefix&quot;:&quot;&quot;,&quot;uri&quot;:[&quot;http://zotero.org/users/1913249/items/FWFHWXNI&quot;],&quot;id&quot;:9297,&quot;suffix&quot;:&quot;&quot;},{&quot;uris&quot;:[&quot;http://zotero.org/users/1913249/items/6FFQNNUX&quot;],&quot;itemData&quot;:{&quot;issued&quot;:{&quot;date-parts&quot;:[[&quot;2021&quot;]]},&quot;type&quot;:&quot;article-journal&quot;,&quot;id&quot;:&quot;waite_teaching_2021&quot;,&quot;source&quot;:&quot;Zotero&quot;,&quot;language&quot;:&quot;en&quot;,&quot;title&quot;:&quot;Teaching programming in schools: A review of approaches and strategies&quot;,&quot;author&quot;:[{&quot;family&quot;:&quot;Waite&quot;,&quot;given&quot;:&quot;Jane&quot;},{&quot;family&quot;:&quot;Sentance&quot;,&quot;given&quot;:&quot;Sue&quot;}],&quot;citation-key&quot;:&quot;waite_teaching_2021&quot;},&quot;prefix&quot;:&quot;&quot;,&quot;uri&quot;:[&quot;http://zotero.org/users/1913249/items/6FFQNNUX&quot;],&quot;id&quot;:9286,&quot;suffix&quot;:&quot;&quot;}]} RNDrsdpmvsefm"/>&lt;Do Zotero Refresh: [@muller_almost_2004-1; @waite_teaching_2021]&gt;<text:reference-mark-end text:name="ZOTERO_ITEM CSL_CITATION {&quot;citationID&quot;:&quot;hwmmwmhe&quot;,&quot;properties&quot;:{&quot;noteIndex&quot;:0,&quot;formattedCitation&quot;:&quot;[@muller_almost_2004-1; @waite_teaching_2021]&quot;},&quot;schema&quot;:&quot;https://github.com/citation-style-language/schema/raw/master/csl-citation.json&quot;,&quot;citationItems&quot;:[{&quot;uris&quot;:[&quot;http://zotero.org/users/1913249/items/FWFHWXNI&quot;],&quot;itemData&quot;:{&quot;URL&quot;:&quot;https://dl.acm.org/doi/10.1145/1026487.1008025&quot;,&quot;accessed&quot;:{&quot;date-parts&quot;:[[&quot;2024&quot;,2,27]]},&quot;source&quot;:&quot;ACM Digital Library&quot;,&quot;issued&quot;:{&quot;date-parts&quot;:[[&quot;2004&quot;,6,28]]},&quot;type&quot;:&quot;article-journal&quot;,&quot;container-title&quot;:&quot;ACM SIGCSE Bulletin&quot;,&quot;DOI&quot;:&quot;10.1145/1026487.1008025&quot;,&quot;author&quot;:[{&quot;family&quot;:&quot;Muller&quot;,&quot;given&quot;:&quot;Orna&quot;},{&quot;family&quot;:&quot;Haberman&quot;,&quot;given&quot;:&quot;Bruria&quot;},{&quot;family&quot;:&quot;Averbuch&quot;,&quot;given&quot;:&quot;Haim&quot;}],&quot;container-title-short&quot;:&quot;SIGCSE Bull.&quot;,&quot;volume&quot;:&quot;3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itation-key&quot;:&quot;muller_almost_2004-1&quot;,&quot;page&quot;:&quot;102–106&quot;,&quot;ISSN&quot;:&quot;0097-8418&quot;,&quot;issue&quot;:&quot;3&quot;,&quot;title&quot;:&quot;(An almost) pedagogical pattern for pattern-based problem-solving instruction&quot;,&quot;id&quot;:&quot;muller_almost_2004-1&quot;},&quot;prefix&quot;:&quot;&quot;,&quot;uri&quot;:[&quot;http://zotero.org/users/1913249/items/FWFHWXNI&quot;],&quot;id&quot;:9297,&quot;suffix&quot;:&quot;&quot;},{&quot;uris&quot;:[&quot;http://zotero.org/users/1913249/items/6FFQNNUX&quot;],&quot;itemData&quot;:{&quot;issued&quot;:{&quot;date-parts&quot;:[[&quot;2021&quot;]]},&quot;type&quot;:&quot;article-journal&quot;,&quot;id&quot;:&quot;waite_teaching_2021&quot;,&quot;source&quot;:&quot;Zotero&quot;,&quot;language&quot;:&quot;en&quot;,&quot;title&quot;:&quot;Teaching programming in schools: A review of approaches and strategies&quot;,&quot;author&quot;:[{&quot;family&quot;:&quot;Waite&quot;,&quot;given&quot;:&quot;Jane&quot;},{&quot;family&quot;:&quot;Sentance&quot;,&quot;given&quot;:&quot;Sue&quot;}],&quot;citation-key&quot;:&quot;waite_teaching_2021&quot;},&quot;prefix&quot;:&quot;&quot;,&quot;uri&quot;:[&quot;http://zotero.org/users/1913249/items/6FFQNNUX&quot;],&quot;id&quot;:9286,&quot;suffix&quot;:&quot;&quot;}]} RNDrsdpmvsefm"/>.</text:p>
      <text:p text:style-name="Text_20_body">In terms of participant experiences, it is clear from this chapters findings that learners <text:span text:style-name="T2">are</text:span> shifting between LOA without explicit in the process of the use of and contribution to this learning design.</text:p>
      <text:p text:style-name="Text_20_body">The last chapter outlined the potential of GDP concepts, especially used within playtesting, to support these participant shifts in perspective.</text:p>
      <text:p text:style-name="Text_20_body">Of particular relevance regarding the utility for learners in this domain of abstract/concrete domain would be in</text:p>
      <text:list text:style-name="L26">
        <text:list-item>
          <text:p text:style-name="P31">Goal formation - in ideation, prioritisation.</text:p>
        </text:list-item>
        <text:list-item>
          <text:p text:style-name="P31">Navigation, structuring of resources and docs - and in a holistic sense<text:line-break/></text:p>
        </text:list-item>
        <text:list-item>
          <text:p text:style-name="P31">Division of Labour - at times the more abstract processes are left to the more competent partner</text:p>
        </text:list-item>
      </text:list>
      <text:p text:style-name="First_20_paragraph">Participant perspectives shift between the wider goal of making an engaging game for a real and imagined audience to a narrower goal of implementing a game design pattern and the technical actions and operations needed to complete it.</text:p>
      <text:p text:style-name="Text_20_body">Reflections in progression of design in P4 showed my reluctance to lead with abstract concepts, and even in integrating them into the learning.map and documentation.</text:p>
      <text:h text:style-name="Heading_20_4" text:outline-level="4"><text:bookmark-start text:name="addressing-utility-for-designers-teachers"/><text:span text:style-name="T1">Addressing utility for designers / teachers</text:span><text:bookmark-end text:name="addressing-utility-for-designers-teachers"/></text:h>
      <text:p text:style-name="First_20_paragraph">It follows that the concerns above are also relevant for designers who want to design for these aspects.</text:p>
      <text:p text:style-name="Text_20_body">My reflections /data support a proposition that there is utility for <text:span text:style-name="T1">facilitators</text:span> to be aware of the level of abstraction both that present in different elements of project learning design and that of the concepts that learners are working with.</text:p>
      <text:p text:style-name="Text_20_body">BUT WHAT ABOUT LEARNERS? HERE THE PERSPECTIVE IS BLURRED IF TEACHERS ARE STEERING TOWARDS A CURRICULUM.</text:p>
      <text:p text:style-name="Text_20_body">As synthesis, in terms of semantic waves, the movement between abstract and concrete is helpful to address some of the issues concerning inclusion and accessibility of overly abstract approaches <text:reference-mark-start text:name="ZOTERO_ITEM CSL_CITATION {&quot;citationID&quot;:&quot;ddjiyxqv&quot;,&quot;properties&quot;:{&quot;noteIndex&quot;:0,&quot;formattedCitation&quot;:&quot;[@papert_epistemological_1990]&quot;},&quot;schema&quot;:&quot;https://github.com/citation-style-language/schema/raw/master/csl-citation.json&quot;,&quot;citationItems&quot;:[{&quot;uris&quot;:[&quot;http://zotero.org/users/1913249/items/PN46846P&quot;],&quot;itemData&quot;:{&quot;URL&quot;:&quot;http://www.papert.org/articles/EpistemologicalPluralism.html&quot;,&quot;volume&quot;:&quot;16&quot;,&quot;accessed&quot;:{&quot;date-parts&quot;:[[&quot;2017&quot;,11,1]]},&quot;id&quot;:&quot;papert_epistemological_1990&quot;,&quot;citation-key&quot;:&quot;papert_epistemological_1990&quot;,&quot;issued&quot;:{&quot;date-parts&quot;:[[&quot;1990&quot;]]},&quot;type&quot;:&quot;article-journal&quot;,&quot;container-title&quot;:&quot;Signs&quot;,&quot;title&quot;:&quot;Epistemological Pluralism and the Revaluation of the Concrete&quot;,&quot;author&quot;:[{&quot;family&quot;:&quot;Papert&quot;,&quot;given&quot;:&quot;Seymour&quot;},{&quot;family&quot;:&quot;Turkle&quot;,&quot;given&quot;:&quot;Sherry&quot;}],&quot;issue&quot;:&quot;1&quot;},&quot;prefix&quot;:&quot;&quot;,&quot;uri&quot;:[&quot;http://zotero.org/users/1913249/items/PN46846P&quot;],&quot;id&quot;:2017,&quot;suffix&quot;:&quot;&quot;}]} RNDvmikrpgdbc"/>&lt;Do Zotero Refresh: [@papert_epistemological_1990]&gt;<text:reference-mark-end text:name="ZOTERO_ITEM CSL_CITATION {&quot;citationID&quot;:&quot;ddjiyxqv&quot;,&quot;properties&quot;:{&quot;noteIndex&quot;:0,&quot;formattedCitation&quot;:&quot;[@papert_epistemological_1990]&quot;},&quot;schema&quot;:&quot;https://github.com/citation-style-language/schema/raw/master/csl-citation.json&quot;,&quot;citationItems&quot;:[{&quot;uris&quot;:[&quot;http://zotero.org/users/1913249/items/PN46846P&quot;],&quot;itemData&quot;:{&quot;URL&quot;:&quot;http://www.papert.org/articles/EpistemologicalPluralism.html&quot;,&quot;volume&quot;:&quot;16&quot;,&quot;accessed&quot;:{&quot;date-parts&quot;:[[&quot;2017&quot;,11,1]]},&quot;id&quot;:&quot;papert_epistemological_1990&quot;,&quot;citation-key&quot;:&quot;papert_epistemological_1990&quot;,&quot;issued&quot;:{&quot;date-parts&quot;:[[&quot;1990&quot;]]},&quot;type&quot;:&quot;article-journal&quot;,&quot;container-title&quot;:&quot;Signs&quot;,&quot;title&quot;:&quot;Epistemological Pluralism and the Revaluation of the Concrete&quot;,&quot;author&quot;:[{&quot;family&quot;:&quot;Papert&quot;,&quot;given&quot;:&quot;Seymour&quot;},{&quot;family&quot;:&quot;Turkle&quot;,&quot;given&quot;:&quot;Sherry&quot;}],&quot;issue&quot;:&quot;1&quot;},&quot;prefix&quot;:&quot;&quot;,&quot;uri&quot;:[&quot;http://zotero.org/users/1913249/items/PN46846P&quot;],&quot;id&quot;:2017,&quot;suffix&quot;:&quot;&quot;}]} RNDvmikrpgdbc"/>.</text:p>
      <text:p text:style-name="Text_20_body">Waite and colleagues <text:reference-mark-start text:name="ZOTERO_ITEM CSL_CITATION {&quot;citationID&quot;:&quot;qjhiclyp&quot;,&quot;properties&quot;:{&quot;noteIndex&quot;:0,&quot;formattedCitation&quot;:&quot;[@waite_abstraction_2018-1]&quot;},&quot;schema&quot;:&quot;https://github.com/citation-style-language/schema/raw/master/csl-citation.json&quot;,&quot;citationItems&quot;:[{&quot;uris&quot;:[&quot;http://zotero.org/users/1913249/items/8KSA6TV2&quot;],&quot;itemData&quot;:{&quot;URL&quot;:&quot;https://ijcses.org/index.php/ijcses/article/view/23&quot;,&quot;accessed&quot;:{&quot;date-parts&quot;:[[&quot;2020&quot;,10,17]]},&quot;source&quot;:&quot;ijcses.org&quot;,&quot;issued&quot;:{&quot;date-parts&quot;:[[&quot;2018&quot;,1,31]]},&quot;type&quot;:&quot;article-journal&quot;,&quot;container-title&quot;:&quot;International Journal of Computer Science Education in Schools&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quot;:&quot;1&quot;,&quot;volume&quot;:&quot;2&quot;,&quot;license&quot;:&quot;Copyright (c) 2018 Jane Lisa Waite, Paul Curzon, William Marsh, Sue Sentance, Alex Hadwen-Bennett&quot;,&quot;language&quot;:&quot;en&quot;,&quot;citation-key&quot;:&quot;waite_abstraction_2018-1&quot;,&quot;title-short&quot;:&quot;Abstraction in action&quot;,&quot;page&quot;:&quot;14-40&quot;,&quot;title&quot;:&quot;Abstraction in action: K-5 teachers' uses of levels of abstraction, particularly the design level, in teaching programming.&quot;,&quot;ISSN&quot;:&quot;2513-8359&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number&quot;:&quot;1&quot;,&quot;id&quot;:&quot;waite_abstraction_2018-1&quot;},&quot;prefix&quot;:&quot;&quot;,&quot;uri&quot;:[&quot;http://zotero.org/users/1913249/items/8KSA6TV2&quot;],&quot;id&quot;:3663,&quot;suffix&quot;:&quot;&quot;}]} RNDgrtmewqnfo"/>&lt;Do Zotero Refresh: [@waite_abstraction_2018-1]&gt;<text:reference-mark-end text:name="ZOTERO_ITEM CSL_CITATION {&quot;citationID&quot;:&quot;qjhiclyp&quot;,&quot;properties&quot;:{&quot;noteIndex&quot;:0,&quot;formattedCitation&quot;:&quot;[@waite_abstraction_2018-1]&quot;},&quot;schema&quot;:&quot;https://github.com/citation-style-language/schema/raw/master/csl-citation.json&quot;,&quot;citationItems&quot;:[{&quot;uris&quot;:[&quot;http://zotero.org/users/1913249/items/8KSA6TV2&quot;],&quot;itemData&quot;:{&quot;URL&quot;:&quot;https://ijcses.org/index.php/ijcses/article/view/23&quot;,&quot;accessed&quot;:{&quot;date-parts&quot;:[[&quot;2020&quot;,10,17]]},&quot;source&quot;:&quot;ijcses.org&quot;,&quot;issued&quot;:{&quot;date-parts&quot;:[[&quot;2018&quot;,1,31]]},&quot;type&quot;:&quot;article-journal&quot;,&quot;container-title&quot;:&quot;International Journal of Computer Science Education in Schools&quot;,&quot;DOI&quot;:&quot;10.21585/ijcses.v2i1.23&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quot;:&quot;1&quot;,&quot;volume&quot;:&quot;2&quot;,&quot;license&quot;:&quot;Copyright (c) 2018 Jane Lisa Waite, Paul Curzon, William Marsh, Sue Sentance, Alex Hadwen-Bennett&quot;,&quot;language&quot;:&quot;en&quot;,&quot;citation-key&quot;:&quot;waite_abstraction_2018-1&quot;,&quot;title-short&quot;:&quot;Abstraction in action&quot;,&quot;page&quot;:&quot;14-40&quot;,&quot;title&quot;:&quot;Abstraction in action: K-5 teachers' uses of levels of abstraction, particularly the design level, in teaching programming.&quot;,&quot;ISSN&quot;:&quot;2513-8359&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number&quot;:&quot;1&quot;,&quot;id&quot;:&quot;waite_abstraction_2018-1&quot;},&quot;prefix&quot;:&quot;&quot;,&quot;uri&quot;:[&quot;http://zotero.org/users/1913249/items/8KSA6TV2&quot;],&quot;id&quot;:3663,&quot;suffix&quot;:&quot;&quot;}]} RNDgrtmewqnfo"/>, also identify the intermediate design level of the LOA model as that suitable for supporting grounded abstraction in learner coding. CAN THIS BE WRAPPED UP A BIT HERE? RESOLVE NEATLY? PRAGMATICALLY.</text:p>
      <text:p text:style-name="Text_20_body">Different purposes and contexts of learning may require different interpretations, for example greater awareness of abstract concepts for reasons of assessment. According to <text:reference-mark-start text:name="ZOTERO_ITEM CSL_CITATION {&quot;citationID&quot;:&quot;lvkgisqz&quot;,&quot;properties&quot;:{&quot;noteIndex&quot;:0,&quot;formattedCitation&quot;:&quot;[@barendregt_intermediate-level_2018]&quot;},&quot;schema&quot;:&quot;https://github.com/citation-style-language/schema/raw/master/csl-citation.json&quot;,&quot;citationItems&quot;:[{&quot;uris&quot;:[&quot;http://zotero.org/users/1913249/items/MKIM9VHR&quot;],&quot;itemData&quot;:{&quot;URL&quot;:&quot;https://dl.acm.org/doi/10.1145/3202185.3205865&quot;,&quot;ISBN&quot;:&quot;978-1-4503-5152-2&quot;,&quot;accessed&quot;:{&quot;date-parts&quot;:[[&quot;2023&quot;,3,14]]},&quot;source&quot;:&quot;DOI.org (Crossref)&quot;,&quot;issued&quot;:{&quot;date-parts&quot;:[[&quot;2018&quot;,6,19]]},&quot;type&quot;:&quot;paper-conference&quot;,&quot;container-title&quot;:&quot;Proceedings of the 17th ACM Conference on Interaction Design and Children&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event-place&quot;:&quot;Trondheim Norway&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itation-key&quot;:&quot;barendregt_intermediate-level_2018&quot;,&quot;page&quot;:&quot;699-704&quot;,&quot;title&quot;:&quot;Intermediate-level knowledge in child-computer interaction&quot;,&quot;publisher-place&quot;:&quot;Trondheim Norway&quot;,&quot;publisher&quot;:&quot;ACM&quot;,&quot;id&quot;:&quot;barendregt_intermediate-level_2018&quot;,&quot;language&quot;:&quot;en&quot;},&quot;prefix&quot;:&quot;&quot;,&quot;uri&quot;:[&quot;http://zotero.org/users/1913249/items/MKIM9VHR&quot;],&quot;id&quot;:3694,&quot;suffix&quot;:&quot;&quot;}]} RNDixdkauuhcw"/>&lt;Do Zotero Refresh: [@barendregt_intermediate-level_2018]&gt;<text:reference-mark-end text:name="ZOTERO_ITEM CSL_CITATION {&quot;citationID&quot;:&quot;lvkgisqz&quot;,&quot;properties&quot;:{&quot;noteIndex&quot;:0,&quot;formattedCitation&quot;:&quot;[@barendregt_intermediate-level_2018]&quot;},&quot;schema&quot;:&quot;https://github.com/citation-style-language/schema/raw/master/csl-citation.json&quot;,&quot;citationItems&quot;:[{&quot;uris&quot;:[&quot;http://zotero.org/users/1913249/items/MKIM9VHR&quot;],&quot;itemData&quot;:{&quot;URL&quot;:&quot;https://dl.acm.org/doi/10.1145/3202185.3205865&quot;,&quot;ISBN&quot;:&quot;978-1-4503-5152-2&quot;,&quot;accessed&quot;:{&quot;date-parts&quot;:[[&quot;2023&quot;,3,14]]},&quot;source&quot;:&quot;DOI.org (Crossref)&quot;,&quot;issued&quot;:{&quot;date-parts&quot;:[[&quot;2018&quot;,6,19]]},&quot;type&quot;:&quot;paper-conference&quot;,&quot;container-title&quot;:&quot;Proceedings of the 17th ACM Conference on Interaction Design and Children&quot;,&quot;DOI&quot;:&quot;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event-place&quot;:&quot;Trondheim Norway&quot;,&quot;event-title&quot;:&quot;IDC '18: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itation-key&quot;:&quot;barendregt_intermediate-level_2018&quot;,&quot;page&quot;:&quot;699-704&quot;,&quot;title&quot;:&quot;Intermediate-level knowledge in child-computer interaction&quot;,&quot;publisher-place&quot;:&quot;Trondheim Norway&quot;,&quot;publisher&quot;:&quot;ACM&quot;,&quot;id&quot;:&quot;barendregt_intermediate-level_2018&quot;,&quot;language&quot;:&quot;en&quot;},&quot;prefix&quot;:&quot;&quot;,&quot;uri&quot;:[&quot;http://zotero.org/users/1913249/items/MKIM9VHR&quot;],&quot;id&quot;:3694,&quot;suffix&quot;:&quot;&quot;}]} RNDixdkauuhcw"/>, in their identification of design patterns as intermediate level construct, identifying a suitable the level of abstraction is recommended to best support the goals of learners FIND REASON.</text:p>
      <text:p text:style-name="Text_20_body">In this context I judged the imposition of an additional goal of understanding abstract curricular concepts as potentially counter productive to the overall aim of acculturation to game making tools and processes and developing an inclusive idioculture.</text:p>
      <text:p text:style-name="Text_20_body">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This question raises issues of how much CT is actually something that is explicitly taught or something which is picked up an embedded skill through a more bricolage approach. As, the summary of the literature review paints a very mixed picture in terms of the value of the more abstract concepts of CT this steers us towards a no to the value of explicit teaching.</text:p>
      <text:h text:style-name="Heading_20_4" text:outline-level="4"><text:bookmark-start text:name="addressing-utility-findings-for-researchers-and-the-field"/><text:span text:style-name="T1">Addressing utility/ findings for researchers and the field</text:span><text:bookmark-end text:name="addressing-utility-findings-for-researchers-and-the-field"/></text:h>
      <text:p text:style-name="First_20_paragraph">It’s in the following section</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p text:style-name="First_20_paragraph">How then does this impact on conceptions of valuable pedagogies to help the development of coding fluency (NOTE THIS IS NOW MISSING FROM THE RQs)</text:p>
      <text:h text:style-name="Heading_20_4" text:outline-level="4"><text:bookmark-start text:name="quick-re-framing-of-my-pedagogical-approach-in-ac-dimension"/>Quick Re-framing of My pedagogical approach in a/c dimension<text:bookmark-end text:name="quick-re-framing-of-my-pedagogical-approach-in-ac-dimension"/></text:h>
      <text:p text:style-name="First_20_paragraph">We now return to the question.</text:p>
      <text:p text:style-name="Text_20_body">Q: What is abstraction and who useful for? A: In this study. GDPs are useful as a inclusive, intermediate framework, with alignment between experience and abstractions of product.</text:p>
      <text:h text:style-name="Heading_20_4" text:outline-level="4"><text:bookmark-start text:name="comparing-my-pedagogical-framing-regarding-dimensions-of-abstract-concrete-with-existing-research"/>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GDPs, as an productive intermediate-level framework and contributes a series of grounded pedagogical instances via examples.</text:p>
      <text:p text:style-name="Text_20_body">Thus, one of the primary contributions of this research is as a case study which underlines this perspective and which importantly maps a concrete pedagogical process to support more theoretical observations.</text:p>
      <text:p text:style-name="Text_20_body">Within this line of inquiry the characteristics would be:</text:p>
      <text:list text:style-name="L27">
        <text:list-item>
          <text:p text:style-name="P32">guide learners to use GDPs as their primary leading activity, or object in CHAT terms</text:p>
        </text:list-item>
        <text:list-item>
          <text:p text:style-name="P32">provide a documentation supporting structure aligned to these sub-goals</text:p>
        </text:list-item>
        <text:list-item>
          <text:p text:style-name="P32">if needed by the learning context provided a learning map to be used by participants and teachers</text:p>
        </text:list-item>
      </text:list>
      <text:p text:style-name="First_20_paragraph">As such this research contends that as GDPs as potentially more productive and accessible pedagogical framework than that of computational thinking when making games.</text:p>
      <text:p text:style-name="Text_20_body">It is productive to ask: how can the use of GDPs as a framework be compared to that of computational thinking given CT’s is a dominance in this area?</text:p>
      <text:p text:style-name="Text_20_body">However this does not detract from the value of learners navigating different LOA in following their interests. Leading with GDPs as a framework appears to support this navigation, and at times in this research it is undertaken fluently and joyfully.</text:p>
      <text:p text:style-name="Text_20_body"><text:span text:style-name="T1">Applicable beyond this domain / new contributions to research area</text:span></text:p>
      <text:p text:style-name="Text_20_body">While the search for intermediate design concepts is applicable in other domains, how can this research contribute to this area of research?</text:p>
      <text:list text:style-name="L28">
        <text:list-item>
          <text:p text:style-name="P33">a stronger focus on participants and facilitators in this area.</text:p>
        </text:list-item>
        <text:list-item>
          <text:p text:style-name="P33">which creates a larger scope of use of GDPs than that imagined by Eriksson et al. which incorporates more social / cultural uses</text:p>
        </text:list-item>
        <text:list-item>
          <text:p text:style-name="P33">a experimental process led by participants in curating the menu of patterns (within limits set by facilitators)</text:p>
        </text:list-item>
      </text:list>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text:p text:style-name="Text_20_body">ADDRESSING THE RECENT SOCIAL / CULTURAL DIRECTION OF CONSTRUCTIONISM</text:p>
      <text:p text:style-name="Text_20_body">Much subsequent research on the use of coding to develop both concrete and more abstract computational thinking skills, has neglected this social and perspectives [find source], instead focusing on a personal dimension of learning as a curricular skill to be absorbed and tested.</text:p>
      <text:p text:style-name="Text_20_body">By way of contrast, this study is aligned with the development of the constructionist movement towards socio-cultural approaches to transcend individual personal conceptions of knowledge (exemplified by the problems associated with the UK computing curriculum)</text:p>
      <text:p text:style-name="Text_20_body">The issue transcends issues of efficacy of how to support the coding process to address the underlying goals of the activity. While I align with the articulation of Resnick of computational fluency, (reactions to) this line of research has focused on toolsets rather than pedagogies (in a way which also frustrates Resnick <text:reference-mark-start text:name="ZOTERO_ITEM CSL_CITATION {&quot;citationID&quot;:&quot;sblzsfmw&quot;,&quot;properties&quot;:{&quot;noteIndex&quot;:0,&quot;formattedCitation&quot;:&quot;[@resnick_seeds_2020]&quot;},&quot;schema&quot;:&quot;https://github.com/citation-style-language/schema/raw/master/csl-citation.json&quot;,&quot;citationItems&quot;:[{&quot;uris&quot;:[&quot;http://zotero.org/users/1913249/items/8ES6UUHW&quot;],&quot;itemData&quot;:{&quot;URL&quot;:&quot;https://mres.medium.com/the-seeds-that-seymour-sowed-c2860379617b&quot;,&quot;accessed&quot;:{&quot;date-parts&quot;:[[&quot;2025&quot;,2,25]]},&quot;id&quot;:&quot;resnick_seeds_2020&quot;,&quot;citation-key&quot;:&quot;resnick_seeds_2020&quot;,&quot;issued&quot;:{&quot;date-parts&quot;:[[&quot;2020&quot;,10,16]]},&quot;type&quot;:&quot;post-weblog&quot;,&quot;title&quot;:&quot;The Seeds That Seymour Sowed&quot;,&quot;container-title&quot;:&quot;Medium&quot;,&quot;language&quot;:&quot;en&quot;,&quot;author&quot;:[{&quot;family&quot;:&quot;Resnick&quot;,&quot;given&quot;:&quot;Mitchel&quot;}],&quot;abstract&quot;:&quot;(I wrote this essay as the Foreword to the new edition of Seymour Papert’s classic book Mindstorms.)&quot;},&quot;prefix&quot;:&quot;&quot;,&quot;uri&quot;:[&quot;http://zotero.org/users/1913249/items/8ES6UUHW&quot;],&quot;id&quot;:10125,&quot;suffix&quot;:&quot;&quot;}]} RNDccjhrvdbbl"/>&lt;Do Zotero Refresh: [@resnick_seeds_2020]&gt;<text:reference-mark-end text:name="ZOTERO_ITEM CSL_CITATION {&quot;citationID&quot;:&quot;sblzsfmw&quot;,&quot;properties&quot;:{&quot;noteIndex&quot;:0,&quot;formattedCitation&quot;:&quot;[@resnick_seeds_2020]&quot;},&quot;schema&quot;:&quot;https://github.com/citation-style-language/schema/raw/master/csl-citation.json&quot;,&quot;citationItems&quot;:[{&quot;uris&quot;:[&quot;http://zotero.org/users/1913249/items/8ES6UUHW&quot;],&quot;itemData&quot;:{&quot;URL&quot;:&quot;https://mres.medium.com/the-seeds-that-seymour-sowed-c2860379617b&quot;,&quot;accessed&quot;:{&quot;date-parts&quot;:[[&quot;2025&quot;,2,25]]},&quot;id&quot;:&quot;resnick_seeds_2020&quot;,&quot;citation-key&quot;:&quot;resnick_seeds_2020&quot;,&quot;issued&quot;:{&quot;date-parts&quot;:[[&quot;2020&quot;,10,16]]},&quot;type&quot;:&quot;post-weblog&quot;,&quot;title&quot;:&quot;The Seeds That Seymour Sowed&quot;,&quot;container-title&quot;:&quot;Medium&quot;,&quot;language&quot;:&quot;en&quot;,&quot;author&quot;:[{&quot;family&quot;:&quot;Resnick&quot;,&quot;given&quot;:&quot;Mitchel&quot;}],&quot;abstract&quot;:&quot;(I wrote this essay as the Foreword to the new edition of Seymour Papert’s classic book Mindstorms.)&quot;},&quot;prefix&quot;:&quot;&quot;,&quot;uri&quot;:[&quot;http://zotero.org/users/1913249/items/8ES6UUHW&quot;],&quot;id&quot;:10125,&quot;suffix&quot;:&quot;&quot;}]} RNDccjhrvdbbl"/>). These include physical computing, use of textiles [].</text:p>
      <text:p text:style-name="Text_20_body">The work of Resnick is convincing but lacks theoretical foundations as Papert’s ideas were before their time. It is of value to align them with more contemporary socio-cultural conceptions.</text:p>
      <text:p text:style-name="Text_20_body">Additionally while the work of Waite and Sentence begins to address sociocultural aspects <text:reference-mark-start text:name="ZOTERO_ITEM CSL_CITATION {&quot;citationID&quot;:&quot;urldppnp&quot;,&quot;properties&quot;:{&quot;noteIndex&quot;:0,&quot;formattedCitation&quot;:&quot;[@sentance_teaching_2019; @hwang_using_2023]&quot;},&quot;schema&quot;:&quot;https://github.com/citation-style-language/schema/raw/master/csl-citation.json&quot;,&quot;citationItems&quot;:[{&quot;uris&quot;:[&quot;http://zotero.org/users/1913249/items/UVA9VT54&quot;],&quot;itemData&quot;:{&quot;URL&quot;:&quot;https://doi.org/10.1080/08993408.2019.1608781&quot;,&quot;accessed&quot;:{&quot;date-parts&quot;:[[&quot;2023&quot;,3,15]]},&quot;source&quot;:&quot;Taylor and Francis+NEJM&quot;,&quot;issued&quot;:{&quot;date-parts&quot;:[[&quot;2019&quot;,7,3]]},&quot;type&quot;:&quot;article-journal&quot;,&quot;container-title&quot;:&quot;Computer Science Education&quot;,&quot;DOI&quot;:&quot;10.1080/08993408.2019.1608781&quot;,&quot;author&quot;:[{&quot;family&quot;:&quot;Sentance&quot;,&quot;given&quot;:&quot;Sue&quot;},{&quot;family&quot;:&quot;Waite&quot;,&quot;given&quot;:&quot;Jane&quot;},{&quot;family&quot;:&quot;Kallia&quot;,&quot;given&quot;:&quot;Maria&quot;}],&quot;issue&quot;:&quot;2-3&quot;,&quot;volume&quot;:&quot;29&quot;,&quot;id&quot;:&quot;sentance_teaching_2019&quot;,&quot;citation-key&quot;:&quot;sentance_teaching_2019&quot;,&quot;title-short&quot;:&quot;Teaching computer programming with PRIMM&quot;,&quot;page&quot;:&quot;136-176&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publisher&quot;:&quot;Routledge&quot;},&quot;prefix&quot;:&quot;&quot;,&quot;uri&quot;:[&quot;http://zotero.org/users/1913249/items/UVA9VT54&quot;],&quot;id&quot;:3685,&quot;suffix&quot;:&quot;&quot;},{&quot;uris&quot;:[&quot;http://zotero.org/users/1913249/items/YS9F7644&quot;],&quot;itemData&quot;:{&quot;URL&quot;:&quot;https://dl.acm.org/doi/10.1145/3568813.3600112&quot;,&quot;ISBN&quot;:&quot;978-1-4503-9976-0&quot;,&quot;accessed&quot;:{&quot;date-parts&quot;:[[&quot;2025&quot;,2,25]]},&quot;source&quot;:&quot;DOI.org (Crossref)&quot;,&quot;issued&quot;:{&quot;date-parts&quot;:[[&quot;2023&quot;,8,7]]},&quot;type&quot;:&quot;paper-conference&quot;,&quot;container-title&quot;:&quot;Proceedings of the 2023 ACM Conference on International Computing Education Research V.1&quot;,&quot;DOI&quot;:&quot;10.1145/3568813.3600112&quot;,&quot;author&quot;:[{&quot;family&quot;:&quot;Hwang&quot;,&quot;given&quot;:&quot;Yujeong&quot;},{&quot;family&quot;:&quot;Das&quot;,&quot;given&quot;:&quot;Anjali&quot;},{&quot;family&quot;:&quot;Waite&quot;,&quot;given&quot;:&quot;Jane&quot;},{&quot;family&quot;:&quot;Sentance&quot;,&quot;given&quot;:&quot;Sue&quot;}],&quot;event-place&quot;:&quot;Chicago IL USA&quot;,&quot;event-title&quot;:&quot;ICER 2023: ACM Conference on International Computing Education Research&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itation-key&quot;:&quot;hwang_using_2023&quot;,&quot;page&quot;:&quot;206-221&quot;,&quot;title&quot;:&quot;Using a Sociological Lens to Investigate Computing Teachers’ Culturally Responsive Classroom Practices&quot;,&quot;publisher-place&quot;:&quot;Chicago IL USA&quot;,&quot;publisher&quot;:&quot;ACM&quot;,&quot;id&quot;:&quot;hwang_using_2023&quot;,&quot;language&quot;:&quot;en&quot;},&quot;prefix&quot;:&quot;&quot;,&quot;uri&quot;:[&quot;http://zotero.org/users/1913249/items/YS9F7644&quot;],&quot;id&quot;:10128,&quot;suffix&quot;:&quot;&quot;}]} RNDjhxmepnqpg"/>&lt;Do Zotero Refresh: [@sentance_teaching_2019; @hwang_using_2023]&gt;<text:reference-mark-end text:name="ZOTERO_ITEM CSL_CITATION {&quot;citationID&quot;:&quot;urldppnp&quot;,&quot;properties&quot;:{&quot;noteIndex&quot;:0,&quot;formattedCitation&quot;:&quot;[@sentance_teaching_2019; @hwang_using_2023]&quot;},&quot;schema&quot;:&quot;https://github.com/citation-style-language/schema/raw/master/csl-citation.json&quot;,&quot;citationItems&quot;:[{&quot;uris&quot;:[&quot;http://zotero.org/users/1913249/items/UVA9VT54&quot;],&quot;itemData&quot;:{&quot;URL&quot;:&quot;https://doi.org/10.1080/08993408.2019.1608781&quot;,&quot;accessed&quot;:{&quot;date-parts&quot;:[[&quot;2023&quot;,3,15]]},&quot;source&quot;:&quot;Taylor and Francis+NEJM&quot;,&quot;issued&quot;:{&quot;date-parts&quot;:[[&quot;2019&quot;,7,3]]},&quot;type&quot;:&quot;article-journal&quot;,&quot;container-title&quot;:&quot;Computer Science Education&quot;,&quot;DOI&quot;:&quot;10.1080/08993408.2019.1608781&quot;,&quot;author&quot;:[{&quot;family&quot;:&quot;Sentance&quot;,&quot;given&quot;:&quot;Sue&quot;},{&quot;family&quot;:&quot;Waite&quot;,&quot;given&quot;:&quot;Jane&quot;},{&quot;family&quot;:&quot;Kallia&quot;,&quot;given&quot;:&quot;Maria&quot;}],&quot;issue&quot;:&quot;2-3&quot;,&quot;volume&quot;:&quot;29&quot;,&quot;id&quot;:&quot;sentance_teaching_2019&quot;,&quot;citation-key&quot;:&quot;sentance_teaching_2019&quot;,&quot;title-short&quot;:&quot;Teaching computer programming with PRIMM&quot;,&quot;page&quot;:&quot;136-176&quot;,&quot;ISSN&quot;:&quot;0899-3408&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publisher&quot;:&quot;Routledge&quot;},&quot;prefix&quot;:&quot;&quot;,&quot;uri&quot;:[&quot;http://zotero.org/users/1913249/items/UVA9VT54&quot;],&quot;id&quot;:3685,&quot;suffix&quot;:&quot;&quot;},{&quot;uris&quot;:[&quot;http://zotero.org/users/1913249/items/YS9F7644&quot;],&quot;itemData&quot;:{&quot;URL&quot;:&quot;https://dl.acm.org/doi/10.1145/3568813.3600112&quot;,&quot;ISBN&quot;:&quot;978-1-4503-9976-0&quot;,&quot;accessed&quot;:{&quot;date-parts&quot;:[[&quot;2025&quot;,2,25]]},&quot;source&quot;:&quot;DOI.org (Crossref)&quot;,&quot;issued&quot;:{&quot;date-parts&quot;:[[&quot;2023&quot;,8,7]]},&quot;type&quot;:&quot;paper-conference&quot;,&quot;container-title&quot;:&quot;Proceedings of the 2023 ACM Conference on International Computing Education Research V.1&quot;,&quot;DOI&quot;:&quot;10.1145/3568813.3600112&quot;,&quot;author&quot;:[{&quot;family&quot;:&quot;Hwang&quot;,&quot;given&quot;:&quot;Yujeong&quot;},{&quot;family&quot;:&quot;Das&quot;,&quot;given&quot;:&quot;Anjali&quot;},{&quot;family&quot;:&quot;Waite&quot;,&quot;given&quot;:&quot;Jane&quot;},{&quot;family&quot;:&quot;Sentance&quot;,&quot;given&quot;:&quot;Sue&quot;}],&quot;event-place&quot;:&quot;Chicago IL USA&quot;,&quot;event-title&quot;:&quot;ICER 2023: ACM Conference on International Computing Education Research&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itation-key&quot;:&quot;hwang_using_2023&quot;,&quot;page&quot;:&quot;206-221&quot;,&quot;title&quot;:&quot;Using a Sociological Lens to Investigate Computing Teachers’ Culturally Responsive Classroom Practices&quot;,&quot;publisher-place&quot;:&quot;Chicago IL USA&quot;,&quot;publisher&quot;:&quot;ACM&quot;,&quot;id&quot;:&quot;hwang_using_2023&quot;,&quot;language&quot;:&quot;en&quot;},&quot;prefix&quot;:&quot;&quot;,&quot;uri&quot;:[&quot;http://zotero.org/users/1913249/items/YS9F7644&quot;],&quot;id&quot;:10128,&quot;suffix&quot;:&quot;&quot;}]} RNDjhxmepnqpg"/>, this work integrates the aims of inclusion more closely within the project goals.</text:p>
      <text:p text:style-name="Text_20_body">A process explored in the following section.</text:p>
      <text:p text:style-name="Text_20_body">The final section of this chapter returns to a guiding question of pedagogies that can support the development of computational fluency and within that participant agency.</text:p>
      <text:p text:style-name="Text_20_body">THE FOLLOWING SECTION ADDRESSES THIS THROUGH THE LENS OF X</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29">
        <text:list-item>
          <text:p text:style-name="P34">recap on germ cell as common focus point for mediation (some designed or apporpirated)</text:p>
        </text:list-item>
        <text:list-item>
          <text:p text:style-name="P34">When novel forms of mediation present, gdps sometimes used - thus as double stimulation</text:p>
        </text:list-item>
        <text:list-item>
          <text:p text:style-name="P34">This is a transformation / expansion in 3GAT terms, recap as a resolution of tensions, and a manifestation of agency</text:p>
        </text:list-item>
        <text:list-item>
          <text:p text:style-name="P34">Give a summary of examples of transformational agency</text:p>
        </text:list-item>
        <text:list-item>
          <text:p text:style-name="P34">Briefly touch on the job of the learning designer within concept of F.I</text:p>
        </text:list-item>
        <text:list-item>
          <text:p text:style-name="P34">The dilemma here of transformational happening most for participants in P1, and you can design OUT transformational agency, hence sketchy pedagogies.</text:p>
        </text:list-item>
      </text:list>
      <text:p text:style-name="First_20_paragraph">A guiding principle of this section is that given the motivation (either primary or secondary) of participant empowerment in learning to program, and thus the value of designing and facilitating participant agency in the ongoing process, that it is profitable to articulate different types of agency.</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s these tensions and presents related finding using varied conceptions of agency aligned to the sociocultural theoretical framework of this study.</text:p>
      <text:h text:style-name="Heading_20_3" text:outline-level="3"><text:bookmark-start text:name="the-use-of-concepts-of-mediation-and-dual-stimulation-in-this-exploration-of-the-development-of-agency--"/>The use of concepts of mediation and dual stimulation in this exploration of the development of agency -<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citationID&quot;:&quot;vbcyemfv&quot;,&quot;properties&quot;:{&quot;noteIndex&quot;:0,&quot;formattedCitation&quot;:&quot;[@matusov_mapping_2016]&quot;},&quot;schema&quot;:&quot;https://github.com/citation-style-language/schema/raw/master/csl-citation.json&quot;,&quot;citationItems&quot;:[{&quot;uris&quot;:[&quot;http://zotero.org/users/1913249/items/ZU33LZ9E&quot;],&quot;itemData&quot;:{&quot;URL&quot;:&quot;https://doi.org/10.1007/s12124-015-9336-0&quot;,&quot;accessed&quot;:{&quot;date-parts&quot;:[[&quot;2023&quot;,6,19]]},&quot;source&quot;:&quot;Springer Link&quot;,&quot;issued&quot;:{&quot;date-parts&quot;:[[&quot;2016&quot;,9,1]]},&quot;type&quot;:&quot;article-journal&quot;,&quot;container-title&quot;:&quot;Integrative Psychological and Behavioral Science&quot;,&quot;DOI&quot;:&quot;10.1007/s12124-015-9336-0&quot;,&quot;author&quot;:[{&quot;family&quot;:&quot;Matusov&quot;,&quot;given&quot;:&quot;Eugene&quot;},{&quot;given&quot;:&quot;Katherine&quot;,&quot;family&quot;:&quot;Duyke&quot;,&quot;non-dropping-particle&quot;:&quot;von&quot;},{&quot;family&quot;:&quot;Kayumova&quot;,&quot;given&quot;:&quot;Shakhnoza&quot;}],&quot;container-title-short&quot;:&quot;Integr. psych. behav.&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ISSN&quot;:&quot;1936-3567&quot;,&quot;title&quot;:&quot;Mapping Concepts of Agency in Educational Contexts&quot;,&quot;language&quot;:&quot;en&quot;,&quot;id&quot;:&quot;matusov_mapping_2016&quot;},&quot;prefix&quot;:&quot;&quot;,&quot;uri&quot;:[&quot;http://zotero.org/users/1913249/items/ZU33LZ9E&quot;],&quot;id&quot;:8819,&quot;suffix&quot;:&quot;&quot;}]} RNDhjwivraguq"/>&lt;Do Zotero Refresh: [@matusov_mapping_2016]&gt;<text:reference-mark-end text:name="ZOTERO_ITEM CSL_CITATION {&quot;citationID&quot;:&quot;vbcyemfv&quot;,&quot;properties&quot;:{&quot;noteIndex&quot;:0,&quot;formattedCitation&quot;:&quot;[@matusov_mapping_2016]&quot;},&quot;schema&quot;:&quot;https://github.com/citation-style-language/schema/raw/master/csl-citation.json&quot;,&quot;citationItems&quot;:[{&quot;uris&quot;:[&quot;http://zotero.org/users/1913249/items/ZU33LZ9E&quot;],&quot;itemData&quot;:{&quot;URL&quot;:&quot;https://doi.org/10.1007/s12124-015-9336-0&quot;,&quot;accessed&quot;:{&quot;date-parts&quot;:[[&quot;2023&quot;,6,19]]},&quot;source&quot;:&quot;Springer Link&quot;,&quot;issued&quot;:{&quot;date-parts&quot;:[[&quot;2016&quot;,9,1]]},&quot;type&quot;:&quot;article-journal&quot;,&quot;container-title&quot;:&quot;Integrative Psychological and Behavioral Science&quot;,&quot;DOI&quot;:&quot;10.1007/s12124-015-9336-0&quot;,&quot;author&quot;:[{&quot;family&quot;:&quot;Matusov&quot;,&quot;given&quot;:&quot;Eugene&quot;},{&quot;given&quot;:&quot;Katherine&quot;,&quot;family&quot;:&quot;Duyke&quot;,&quot;non-dropping-particle&quot;:&quot;von&quot;},{&quot;family&quot;:&quot;Kayumova&quot;,&quot;given&quot;:&quot;Shakhnoza&quot;}],&quot;container-title-short&quot;:&quot;Integr. psych. behav.&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ISSN&quot;:&quot;1936-3567&quot;,&quot;title&quot;:&quot;Mapping Concepts of Agency in Educational Contexts&quot;,&quot;language&quot;:&quot;en&quot;,&quot;id&quot;:&quot;matusov_mapping_2016&quot;},&quot;prefix&quot;:&quot;&quot;,&quot;uri&quot;:[&quot;http://zotero.org/users/1913249/items/ZU33LZ9E&quot;],&quot;id&quot;:8819,&quot;suffix&quot;:&quot;&quot;}]} RNDhjwivraguq"/>. (See methodology chapter).</text:p>
      <text:p text:style-name="Text_20_body">To summarise similarities and distinctions between mediation and double stimulation <text:reference-mark-start text:name="ZOTERO_ITEM CSL_CITATION {&quot;citationID&quot;:&quot;viffpcru&quot;,&quot;properties&quot;:{&quot;noteIndex&quot;:0,&quot;formattedCitation&quot;:&quot;[@isaac_cultural_2022]&quot;},&quot;schema&quot;:&quot;https://github.com/citation-style-language/schema/raw/master/csl-citation.json&quot;,&quot;citationItems&quot;:[{&quot;uris&quot;:[&quot;http://zotero.org/users/1913249/items/HWEQV2N8&quot;],&quot;itemData&quot;:{&quot;URL&quot;:&quot;http://revues.ulaval.ca/ojs/index.php/RIC/article/view/51287&quot;,&quot;accessed&quot;:{&quot;date-parts&quot;:[[&quot;2025&quot;,1,18]]},&quot;source&quot;:&quot;DOI.org (Crossref)&quot;,&quot;issued&quot;:{&quot;date-parts&quot;:[[&quot;2022&quot;,1,28]]},&quot;type&quot;:&quot;article-journal&quot;,&quot;container-title&quot;:&quot;Revue internationale du CRIRES : innover dans la tradition de Vygotsky&quot;,&quot;DOI&quot;:&quot;10.51657/ric.v5i2.51287&quot;,&quot;author&quot;:[{&quot;family&quot;:&quot;Isaac&quot;,&quot;given&quot;:&quot;Guillaume&quot;},{&quot;family&quot;:&quot;Barma&quot;,&quot;given&quot;:&quot;Syvie&quot;},{&quot;family&quot;:&quot;Romero&quot;,&quot;given&quot;:&quot;Margarida&quot;}],&quot;container-title-short&quot;:&quot;Innover dans la tradition de Vygotsky&quot;,&quot;volume&quot;:&quot;5&quot;,&quot;license&quot;:&quot;https://creativecommons.org/licenses/by-nc-nd/4.0&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itation-key&quot;:&quot;isaac_cultural_2022&quot;,&quot;title-short&quot;:&quot;Cultural historical activity theory, double stimulation, and conflicts of motives in education science&quot;,&quot;page&quot;:&quot;86-94&quot;,&quot;title&quot;:&quot;Cultural historical activity theory, double stimulation, and conflicts of motives in education science: Where have we been? (2012-2021)&quot;,&quot;ISSN&quot;:&quot;2291-6717, 2291-6717&quot;,&quot;language&quot;:&quot;en&quot;,&quot;id&quot;:&quot;isaac_cultural_2022&quot;,&quot;issue&quot;:&quot;2&quot;},&quot;prefix&quot;:&quot;&quot;,&quot;uri&quot;:[&quot;http://zotero.org/users/1913249/items/HWEQV2N8&quot;],&quot;id&quot;:10048,&quot;suffix&quot;:&quot;&quot;}]} RNDsfkilgkneo"/>&lt;Do Zotero Refresh: [@isaac_cultural_2022]&gt;<text:reference-mark-end text:name="ZOTERO_ITEM CSL_CITATION {&quot;citationID&quot;:&quot;viffpcru&quot;,&quot;properties&quot;:{&quot;noteIndex&quot;:0,&quot;formattedCitation&quot;:&quot;[@isaac_cultural_2022]&quot;},&quot;schema&quot;:&quot;https://github.com/citation-style-language/schema/raw/master/csl-citation.json&quot;,&quot;citationItems&quot;:[{&quot;uris&quot;:[&quot;http://zotero.org/users/1913249/items/HWEQV2N8&quot;],&quot;itemData&quot;:{&quot;URL&quot;:&quot;http://revues.ulaval.ca/ojs/index.php/RIC/article/view/51287&quot;,&quot;accessed&quot;:{&quot;date-parts&quot;:[[&quot;2025&quot;,1,18]]},&quot;source&quot;:&quot;DOI.org (Crossref)&quot;,&quot;issued&quot;:{&quot;date-parts&quot;:[[&quot;2022&quot;,1,28]]},&quot;type&quot;:&quot;article-journal&quot;,&quot;container-title&quot;:&quot;Revue internationale du CRIRES : innover dans la tradition de Vygotsky&quot;,&quot;DOI&quot;:&quot;10.51657/ric.v5i2.51287&quot;,&quot;author&quot;:[{&quot;family&quot;:&quot;Isaac&quot;,&quot;given&quot;:&quot;Guillaume&quot;},{&quot;family&quot;:&quot;Barma&quot;,&quot;given&quot;:&quot;Syvie&quot;},{&quot;family&quot;:&quot;Romero&quot;,&quot;given&quot;:&quot;Margarida&quot;}],&quot;container-title-short&quot;:&quot;Innover dans la tradition de Vygotsky&quot;,&quot;volume&quot;:&quot;5&quot;,&quot;license&quot;:&quot;https://creativecommons.org/licenses/by-nc-nd/4.0&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itation-key&quot;:&quot;isaac_cultural_2022&quot;,&quot;title-short&quot;:&quot;Cultural historical activity theory, double stimulation, and conflicts of motives in education science&quot;,&quot;page&quot;:&quot;86-94&quot;,&quot;title&quot;:&quot;Cultural historical activity theory, double stimulation, and conflicts of motives in education science: Where have we been? (2012-2021)&quot;,&quot;ISSN&quot;:&quot;2291-6717, 2291-6717&quot;,&quot;language&quot;:&quot;en&quot;,&quot;id&quot;:&quot;isaac_cultural_2022&quot;,&quot;issue&quot;:&quot;2&quot;},&quot;prefix&quot;:&quot;&quot;,&quot;uri&quot;:[&quot;http://zotero.org/users/1913249/items/HWEQV2N8&quot;],&quot;id&quot;:10048,&quot;suffix&quot;:&quot;&quot;}]} RNDsfkilgkneo"/>, it is beyond an instrumental approach to provoke change in the enviroment.</text:p>
      <text:h text:style-name="Heading_20_3" text:outline-level="3"><text:bookmark-start text:name="summary-of-examples-of-transformational-agency-and-instrumental-agency"/>Summary of examples of transformational agency and instrumental agency<text:bookmark-end text:name="summary-of-examples-of-transformational-agency-and-instrumental-agency"/></text:h>
      <text:p text:style-name="First_20_paragraph">This takes a conservative view of TA, as something new to the learning design, not just new to teh learner. This is explored later, next section on relational agency.</text:p>
      <text:p text:style-name="Text_20_body"><text:span text:style-name="T1">Instrumental</text:span> Examples of mediation and instrumental agency are shown in varied forms in the use of GDPs aligned often with a personal appropriation.</text:p>
      <text:p text:style-name="Text_20_body">Straight forward indidual use of documentation by Tony and Susanna in V1 and V2.</text:p>
      <text:p text:style-name="Text_20_body"><text:span text:style-name="T1">Transformational.</text:span></text:p>
      <text:p text:style-name="Text_20_body">In P1, (see Chapter 5 (check)) the initial use of GDPs as a planning tool, and as a vehicle for prototypical documentation.</text:p>
      <text:p text:style-name="Text_20_body">In Vig. Dave, the breaking out of the template to create a different genre.</text:p>
      <text:h text:style-name="Heading_20_3" text:outline-level="3"><text:bookmark-start text:name="designing-for-increased-instrumental-agency-and-then-for-ta"/>Designing for increased instrumental agency and then for TA?<text:bookmark-end text:name="designing-for-increased-instrumental-agency-and-then-for-ta"/></text:h>
      <text:p text:style-name="First_20_paragraph">Integrate research on engendering authorial and transformative agency <text:reference-mark-start text:name="ZOTERO_ITEM CSL_CITATION {&quot;citationID&quot;:&quot;ajjhtgqo&quot;,&quot;properties&quot;:{&quot;noteIndex&quot;:0,&quot;formattedCitation&quot;:&quot;[@engestrom2006development; @haapasaari_emergence_2016; @sannino_formative_2016]&quot;},&quot;schema&quot;:&quot;https://github.com/citation-style-language/schema/raw/master/csl-citation.json&quot;,&quot;citationItems&quot;:[{&quot;uris&quot;:[&quot;http://zotero.org/users/1913249/items/UIKDSI5X&quot;],&quot;itemData&quot;:{&quot;volume&quot;:&quot;1&quot;,&quot;title&quot;:&quot;Development, movement and agency: Breaking away into mycorrhizae activities&quot;,&quot;id&quot;:&quot;engestrom2006development&quot;,&quot;citation-key&quot;:&quot;engestrom2006development&quot;,&quot;issued&quot;:{&quot;date-parts&quot;:[[&quot;2006&quot;]]},&quot;type&quot;:&quot;article-journal&quot;,&quot;page&quot;:&quot;1–43&quot;,&quot;container-title&quot;:&quot;Building activity theory in practice: Toward the next generation&quot;,&quot;author&quot;:[{&quot;family&quot;:&quot;Engeström&quot;,&quot;given&quot;:&quot;Yrjö&quot;}]},&quot;prefix&quot;:&quot;&quot;,&quot;uri&quot;:[&quot;http://zotero.org/users/1913249/items/UIKDSI5X&quot;],&quot;id&quot;:9119,&quot;suffix&quot;:&quot;&quot;},{&quot;uris&quot;:[&quot;http://zotero.org/users/1913249/items/Q38UQIIH&quot;],&quot;itemData&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L&quot;:&quot;https://doi.org/10.1080/13639080.2014.900168&quot;,&quot;volume&quot;:&quot;29&quot;,&quot;title&quot;:&quot;The emergence of learners’ transformative agency in a Change Laboratory intervention&quot;,&quot;source&quot;:&quot;Taylor and Francis+NEJM&quot;,&quot;accessed&quot;:{&quot;date-parts&quot;:[[&quot;2019&quot;,7,3]]},&quot;id&quot;:&quot;haapasaari_emergence_2016&quot;,&quot;citation-key&quot;:&quot;haapasaari_emergence_2016&quot;,&quot;issued&quot;:{&quot;date-parts&quot;:[[&quot;2016&quot;,2,17]]},&quot;type&quot;:&quot;article-journal&quot;,&quot;page&quot;:&quot;232-262&quot;,&quot;ISSN&quot;:&quot;1363-9080&quot;,&quot;container-title&quot;:&quot;Journal of Education and Work&quot;,&quot;DOI&quot;:&quot;10.1080/13639080.2014.900168&quot;,&quot;author&quot;:[{&quot;family&quot;:&quot;Haapasaari&quot;,&quot;given&quot;:&quot;Arja&quot;},{&quot;family&quot;:&quot;Engeström&quot;,&quot;given&quot;:&quot;Yrjö&quot;},{&quot;family&quot;:&quot;Kerosuo&quot;,&quot;given&quot;:&quot;Hannele&quot;}],&quot;issue&quot;:&quot;2&quot;},&quot;prefix&quot;:&quot;&quot;,&quot;uri&quot;:[&quot;http://zotero.org/users/1913249/items/Q38UQIIH&quot;],&quot;id&quot;:3370,&quot;suffix&quot;:&quot;&quot;},{&quot;uris&quot;:[&quot;http://zotero.org/users/1913249/items/TB35W5A6&quot;],&quot;itemData&quot;:{&quot;URL&quot;:&quot;https://www.tandfonline.com/doi/full/10.1080/10508406.2016.1204547&quot;,&quot;accessed&quot;:{&quot;date-parts&quot;:[[&quot;2019&quot;,3,21]]},&quot;source&quot;:&quot;Crossref&quot;,&quot;issued&quot;:{&quot;date-parts&quot;:[[&quot;2016&quot;,10]]},&quot;type&quot;:&quot;article-journal&quot;,&quot;container-title&quot;:&quot;Journal of the Learning Sciences&quot;,&quot;DOI&quot;:&quot;10.1080/10508406.2016.1204547&quot;,&quot;author&quot;:[{&quot;family&quot;:&quot;Sannino&quot;,&quot;given&quot;:&quot;Annalisa&quot;},{&quot;family&quot;:&quot;Engeström&quot;,&quot;given&quot;:&quot;Yrjö&quot;},{&quot;family&quot;:&quot;Lemos&quot;,&quot;given&quot;:&quot;Monica&quot;}],&quot;issue&quot;:&quot;4&quot;,&quot;volume&quot;:&quot;25&quot;,&quot;id&quot;:&quot;sannino_formative_2016&quot;,&quot;citation-key&quot;:&quot;sannino_formative_2016&quot;,&quot;page&quot;:&quot;599-633&quot;,&quot;ISSN&quot;:&quot;1050-8406, 1532-7809&quot;,&quot;language&quot;:&quot;en&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id&quot;:3015,&quot;suffix&quot;:&quot;&quot;}]} RNDxrvsiqanvq"/>&lt;Do Zotero Refresh: [@engestrom2006development; @haapasaari_emergence_2016; @sannino_formative_2016]&gt;<text:reference-mark-end text:name="ZOTERO_ITEM CSL_CITATION {&quot;citationID&quot;:&quot;ajjhtgqo&quot;,&quot;properties&quot;:{&quot;noteIndex&quot;:0,&quot;formattedCitation&quot;:&quot;[@engestrom2006development; @haapasaari_emergence_2016; @sannino_formative_2016]&quot;},&quot;schema&quot;:&quot;https://github.com/citation-style-language/schema/raw/master/csl-citation.json&quot;,&quot;citationItems&quot;:[{&quot;uris&quot;:[&quot;http://zotero.org/users/1913249/items/UIKDSI5X&quot;],&quot;itemData&quot;:{&quot;volume&quot;:&quot;1&quot;,&quot;title&quot;:&quot;Development, movement and agency: Breaking away into mycorrhizae activities&quot;,&quot;id&quot;:&quot;engestrom2006development&quot;,&quot;citation-key&quot;:&quot;engestrom2006development&quot;,&quot;issued&quot;:{&quot;date-parts&quot;:[[&quot;2006&quot;]]},&quot;type&quot;:&quot;article-journal&quot;,&quot;page&quot;:&quot;1–43&quot;,&quot;container-title&quot;:&quot;Building activity theory in practice: Toward the next generation&quot;,&quot;author&quot;:[{&quot;family&quot;:&quot;Engeström&quot;,&quot;given&quot;:&quot;Yrjö&quot;}]},&quot;prefix&quot;:&quot;&quot;,&quot;uri&quot;:[&quot;http://zotero.org/users/1913249/items/UIKDSI5X&quot;],&quot;id&quot;:9119,&quot;suffix&quot;:&quot;&quot;},{&quot;uris&quot;:[&quot;http://zotero.org/users/1913249/items/Q38UQIIH&quot;],&quot;itemData&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L&quot;:&quot;https://doi.org/10.1080/13639080.2014.900168&quot;,&quot;volume&quot;:&quot;29&quot;,&quot;title&quot;:&quot;The emergence of learners’ transformative agency in a Change Laboratory intervention&quot;,&quot;source&quot;:&quot;Taylor and Francis+NEJM&quot;,&quot;accessed&quot;:{&quot;date-parts&quot;:[[&quot;2019&quot;,7,3]]},&quot;id&quot;:&quot;haapasaari_emergence_2016&quot;,&quot;citation-key&quot;:&quot;haapasaari_emergence_2016&quot;,&quot;issued&quot;:{&quot;date-parts&quot;:[[&quot;2016&quot;,2,17]]},&quot;type&quot;:&quot;article-journal&quot;,&quot;page&quot;:&quot;232-262&quot;,&quot;ISSN&quot;:&quot;1363-9080&quot;,&quot;container-title&quot;:&quot;Journal of Education and Work&quot;,&quot;DOI&quot;:&quot;10.1080/13639080.2014.900168&quot;,&quot;author&quot;:[{&quot;family&quot;:&quot;Haapasaari&quot;,&quot;given&quot;:&quot;Arja&quot;},{&quot;family&quot;:&quot;Engeström&quot;,&quot;given&quot;:&quot;Yrjö&quot;},{&quot;family&quot;:&quot;Kerosuo&quot;,&quot;given&quot;:&quot;Hannele&quot;}],&quot;issue&quot;:&quot;2&quot;},&quot;prefix&quot;:&quot;&quot;,&quot;uri&quot;:[&quot;http://zotero.org/users/1913249/items/Q38UQIIH&quot;],&quot;id&quot;:3370,&quot;suffix&quot;:&quot;&quot;},{&quot;uris&quot;:[&quot;http://zotero.org/users/1913249/items/TB35W5A6&quot;],&quot;itemData&quot;:{&quot;URL&quot;:&quot;https://www.tandfonline.com/doi/full/10.1080/10508406.2016.1204547&quot;,&quot;accessed&quot;:{&quot;date-parts&quot;:[[&quot;2019&quot;,3,21]]},&quot;source&quot;:&quot;Crossref&quot;,&quot;issued&quot;:{&quot;date-parts&quot;:[[&quot;2016&quot;,10]]},&quot;type&quot;:&quot;article-journal&quot;,&quot;container-title&quot;:&quot;Journal of the Learning Sciences&quot;,&quot;DOI&quot;:&quot;10.1080/10508406.2016.1204547&quot;,&quot;author&quot;:[{&quot;family&quot;:&quot;Sannino&quot;,&quot;given&quot;:&quot;Annalisa&quot;},{&quot;family&quot;:&quot;Engeström&quot;,&quot;given&quot;:&quot;Yrjö&quot;},{&quot;family&quot;:&quot;Lemos&quot;,&quot;given&quot;:&quot;Monica&quot;}],&quot;issue&quot;:&quot;4&quot;,&quot;volume&quot;:&quot;25&quot;,&quot;id&quot;:&quot;sannino_formative_2016&quot;,&quot;citation-key&quot;:&quot;sannino_formative_2016&quot;,&quot;page&quot;:&quot;599-633&quot;,&quot;ISSN&quot;:&quot;1050-8406, 1532-7809&quot;,&quot;language&quot;:&quot;en&quot;,&quot;title&quot;:&quot;Formative Interventions for Expansive Learning and Transformative Agency&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id&quot;:3015,&quot;suffix&quot;:&quot;&quot;}]} RNDxrvsiqanvq"/>.</text:p>
      <text:p text:style-name="Text_20_body">DOWN PLAY THIS - MOVE LATER. IT’S NOT IDEAL ANYWAY WITH MEDIATION - IT’S MORE THE NEXT SECTION.</text:p>
      <text:p text:style-name="Text_20_body">DROP THIS METAPHOR? The role of the designer in this metaphor is to structure the climber journey to the top.</text:p>
      <text:p text:style-name="Text_20_body">This my be done by - defining or reducing the use of specialised terminology or - signposting issues<text:line-break/></text:p>
      <text:h text:style-name="Heading_20_3" text:outline-level="3"><text:bookmark-start text:name="dilemma-tension-for-the-facilitator-how-sketchy-to-make-the-design"/>Dilemma / Tension for the facilitator, how sketchy to make the design?<text:bookmark-end text:name="dilemma-tension-for-the-facilitator-how-sketchy-to-make-the-design"/></text:h>
      <text:p text:style-name="First_20_paragraph">The dilemma here of transformational happening most for participants in P1, and you can design OUT transformational agency, hence sketchy pedagogies</text:p>
      <text:list text:style-name="L30">
        <text:list-item>
          <text:p text:style-name="P35">Shifting forms of agency</text:p>
        </text:list-item>
        <text:list-item>
          <text:p text:style-name="P35">Danger of the design being too complete, a concept of sketchy pedagogy</text:p>
        </text:list-item>
      </text:list>
      <text:p text:style-name="First_20_paragraph">From TA in P1 To relational in P2 Increased support for relational in P3</text:p>
      <text:h text:style-name="Heading_20_4" text:outline-level="4"><text:bookmark-start text:name="danger-of-designing-away-the-possibility-for-transformational-agency"/>Danger of designing away the possibility for transformational agency<text:bookmark-end text:name="danger-of-designing-away-the-possibility-for-transformational-agency"/></text:h>
      <text:p text:style-name="First_20_paragraph">One of my drivers in this research was to better understand my love of sketch, chaotic learning environments.</text:p>
      <text:p text:style-name="Text_20_body">The contrast of mediational based, instrumental agency of a more completed learning design and the more exploratory, experimental process of P1.</text:p>
      <text:p text:style-name="Text_20_body">There is a potential tension between instrumental agency and transformative agency. A design which minimises possible conflicts also reduces the potential for participants to solve them both individually and collective responses.</text:p>
      <text:p text:style-name="Text_20_body">As a learning designer, design decisions to reduce practical tensions, increase the instrumental agency of learners allowing them to experience a feeling of control over their creative process.</text:p>
      <text:p text:style-name="Text_20_body">Later participants have less opportunity for transformative agency in terms of how their input transforms the context and structure of the learning design.</text:p>
      <text:p text:style-name="Text_20_body">This invites a question: is nurturing transformative agency by creating space for emergent practices sustainable or desireable for ongoing iterations?</text:p>
      <text:p text:style-name="Text_20_body">How much of the learning design can/should be transferred to other settings.</text:p>
      <text:p text:style-name="Text_20_body">In terms of desirability, as a personal refection while I love this aspect, but others can find it stressful. Different strokes.</text:p>
      <text:p text:style-name="Text_20_body">INTEGRATE SOME OF THIS INTO THE SECTIONS OR THE DISCUSSION ABOVE ON</text:p>
      <text:p text:style-name="Text_20_body">A possible</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And the danger of being too instrumental if the design is too complete.</text:p>
      <text:p text:style-name="Text_20_body">A danger that my interest and focus on messy / sketchy pedagogies would try to avoid. But which has wider implications in terms of inclusion and levels of stress for participants.</text:p>
      <text:p text:style-name="Text_20_body"><text:span text:style-name="T1">Shifting forms of agency.</text:span> How different forms of agency are developed and transform over iterations of this game making programme</text:p>
      <text:p text:style-name="Text_20_body">Initial blocks are solved by heroic transformative agency of parents, children and facilitator.</text:p>
      <text:p text:style-name="Text_20_body">Then patterns and tools become established in the community, and agency shifts to be less authorial and more instrumental and relational.</text:p>
      <text:h text:style-name="Heading_20_3" text:outline-level="3"><text:bookmark-start text:name="b---emergent-activities-in-emergent-cultural-context---tas-3rd-spaces-col-fok-idiocultures-etc."/>2b - Emergent activities in emergent cultural context - TAS, 3rd Spaces, Col, Fok, idiocultures etc.<text:bookmark-end text:name="b---emergent-activities-in-emergent-cultural-context---tas-3rd-spaces-col-fok-idiocultures-etc."/></text:h>
      <text:p text:style-name="First_20_paragraph">MERGE THIS PLAN WITH ABOVE - NOT 2A AND 2B.</text:p>
      <text:p text:style-name="Text_20_body">This need restructuring</text:p>
      <text:list text:style-name="L31">
        <text:list-item>
          <text:p text:style-name="P36">Intro Gutierrez - 3rd space and Fok + examples in this research, this view of agency has a greater focus on participant identity - and relational agency <text:reference-mark-start text:name="ZOTERO_ITEM CSL_CITATION {&quot;citationID&quot;:&quot;qnkjsurd&quot;,&quot;properties&quot;:{&quot;noteIndex&quot;:0,&quot;formattedCitation&quot;:&quot;[@digiacomo_relational_2016-1]&quot;},&quot;schema&quot;:&quot;https://github.com/citation-style-language/schema/raw/master/csl-citation.json&quot;,&quot;citationItems&quot;:[{&quot;uris&quot;:[&quot;http://zotero.org/users/1913249/items/S9LKNSQB&quot;],&quot;itemData&quot;:{&quot;URL&quot;:&quot;http://www.tandfonline.com/doi/full/10.1080/10749039.2015.1058398&quot;,&quot;accessed&quot;:{&quot;date-parts&quot;:[[&quot;2025&quot;,2,24]]},&quot;source&quot;:&quot;DOI.org (Crossref)&quot;,&quot;issued&quot;:{&quot;date-parts&quot;:[[&quot;2016&quot;,4,2]]},&quot;type&quot;:&quot;article-journal&quot;,&quot;container-title&quot;:&quot;Mind, Culture, and Activity&quot;,&quot;DOI&quot;:&quot;10.1080/10749039.2015.1058398&quot;,&quot;author&quot;:[{&quot;family&quot;:&quot;DiGiacomo&quot;,&quot;given&quot;:&quot;Daniela K.&quot;},{&quot;family&quot;:&quot;Gutiérrez&quot;,&quot;given&quot;:&quot;Kris D.&quot;}],&quot;container-title-short&quot;:&quot;Mind, Culture, and Activity&quot;,&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page&quot;:&quot;141-153&quot;,&quot;issue&quot;:&quot;2&quot;,&quot;ISSN&quot;:&quot;1074-9039, 1532-7884&quot;,&quot;title&quot;:&quot;Relational Equity as a Design Tool Within Making and Tinkering Activities&quot;,&quot;language&quot;:&quot;en&quot;,&quot;id&quot;:&quot;digiacomo_relational_2016-1&quot;},&quot;prefix&quot;:&quot;&quot;,&quot;uri&quot;:[&quot;http://zotero.org/users/1913249/items/S9LKNSQB&quot;],&quot;id&quot;:10120,&quot;suffix&quot;:&quot;&quot;}]} RNDabreqsoaah"/>&lt;Do Zotero Refresh: [@digiacomo_relational_2016-1]&gt;<text:reference-mark-end text:name="ZOTERO_ITEM CSL_CITATION {&quot;citationID&quot;:&quot;qnkjsurd&quot;,&quot;properties&quot;:{&quot;noteIndex&quot;:0,&quot;formattedCitation&quot;:&quot;[@digiacomo_relational_2016-1]&quot;},&quot;schema&quot;:&quot;https://github.com/citation-style-language/schema/raw/master/csl-citation.json&quot;,&quot;citationItems&quot;:[{&quot;uris&quot;:[&quot;http://zotero.org/users/1913249/items/S9LKNSQB&quot;],&quot;itemData&quot;:{&quot;URL&quot;:&quot;http://www.tandfonline.com/doi/full/10.1080/10749039.2015.1058398&quot;,&quot;accessed&quot;:{&quot;date-parts&quot;:[[&quot;2025&quot;,2,24]]},&quot;source&quot;:&quot;DOI.org (Crossref)&quot;,&quot;issued&quot;:{&quot;date-parts&quot;:[[&quot;2016&quot;,4,2]]},&quot;type&quot;:&quot;article-journal&quot;,&quot;container-title&quot;:&quot;Mind, Culture, and Activity&quot;,&quot;DOI&quot;:&quot;10.1080/10749039.2015.1058398&quot;,&quot;author&quot;:[{&quot;family&quot;:&quot;DiGiacomo&quot;,&quot;given&quot;:&quot;Daniela K.&quot;},{&quot;family&quot;:&quot;Gutiérrez&quot;,&quot;given&quot;:&quot;Kris D.&quot;}],&quot;container-title-short&quot;:&quot;Mind, Culture, and Activity&quot;,&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page&quot;:&quot;141-153&quot;,&quot;issue&quot;:&quot;2&quot;,&quot;ISSN&quot;:&quot;1074-9039, 1532-7884&quot;,&quot;title&quot;:&quot;Relational Equity as a Design Tool Within Making and Tinkering Activities&quot;,&quot;language&quot;:&quot;en&quot;,&quot;id&quot;:&quot;digiacomo_relational_2016-1&quot;},&quot;prefix&quot;:&quot;&quot;,&quot;uri&quot;:[&quot;http://zotero.org/users/1913249/items/S9LKNSQB&quot;],&quot;id&quot;:10120,&quot;suffix&quot;:&quot;&quot;}]} RNDabreqsoaah"/></text:p>
        </text:list-item>
        <text:list-item>
          <text:p text:style-name="P36">value of different Metaphors - types of spaces, habour, playground / sandbox - used for different reasons but all about ecological aspects</text:p>
        </text:list-item>
        <text:list-item>
          <text:p text:style-name="P36">Harbour, walled garden, restrictions and authenticity in tool use</text:p>
        </text:list-item>
        <text:list-item>
          <text:p text:style-name="P36">Examples in relation to the role of playtesting / playground to develop identity in a safe space, reduced stress, but with an important aspect of social interaction and norming</text:p>
        </text:list-item>
      </text:list>
      <text:h text:style-name="Heading_20_3" text:outline-level="3"><text:bookmark-start text:name="intro-to-this-section---space-place-related-conceptions-of-agency"/>Intro to this section - space / place related conceptions of agency<text:bookmark-end text:name="intro-to-this-section---space-place-related-conceptions-of-agency"/></text:h>
      <text:p text:style-name="First_20_paragraph">In the last section using TADS and mediation helps analyse findings in personal and guided participation aspects of Chapter 6. This section moves beyond TA to a wider more ecological interpretation of agency helpful in deeper analysis of the cultural plane of activity.</text:p>
      <text:p text:style-name="Text_20_body">POSSIBLY? This helps inform a distinction between FI and SDE, Whereas FI do x, SDE do y? &lt;- too much..</text:p>
      <text:p text:style-name="Text_20_body">In research which addresses transformative agency, Gutiérrez et al. <text:reference-mark-start text:name="ZOTERO_ITEM CSL_CITATION {&quot;citationID&quot;:&quot;grweirwq&quot;,&quot;properties&quot;:{&quot;noteIndex&quot;:0,&quot;formattedCitation&quot;:&quot;[@gutierrez_youth_2019-1]&quot;},&quot;schema&quot;:&quot;https://github.com/citation-style-language/schema/raw/master/csl-citation.json&quot;,&quot;citationItems&quot;:[{&quot;uris&quot;:[&quot;http://zotero.org/users/1913249/items/B5665QWW&quot;],&quot;itemData&quot;:{&quot;URL&quot;:&quot;https://www.tandfonline.com/doi/full/10.1080/10749039.2019.1652327&quot;,&quot;accessed&quot;:{&quot;date-parts&quot;:[[&quot;2025&quot;,1,18]]},&quot;source&quot;:&quot;DOI.org (Crossref)&quot;,&quot;issued&quot;:{&quot;date-parts&quot;:[[&quot;2019&quot;,10,2]]},&quot;type&quot;:&quot;article-journal&quot;,&quot;container-title&quot;:&quot;Mind, Culture, and Activity&quot;,&quot;DOI&quot;:&quot;10.1080/10749039.2019.1652327&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container-title-short&quot;:&quot;Mind, Culture, and Activity&quot;,&quot;volume&quot;:&quot;26&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itation-key&quot;:&quot;gutierrez_youth_2019-1&quot;,&quot;page&quot;:&quot;291-308&quot;,&quot;issue&quot;:&quot;4&quot;,&quot;ISSN&quot;:&quot;1074-9039, 1532-7884&quot;,&quot;title&quot;:&quot;Youth as historical actors in the production of possible futures&quot;,&quot;language&quot;:&quot;en&quot;,&quot;id&quot;:&quot;gutierrez_youth_2019-1&quot;},&quot;prefix&quot;:&quot;&quot;,&quot;uri&quot;:[&quot;http://zotero.org/users/1913249/items/B5665QWW&quot;],&quot;id&quot;:10062,&quot;suffix&quot;:&quot;&quot;}]} RNDixeenvrxek"/>&lt;Do Zotero Refresh: [@gutierrez_youth_2019-1]&gt;<text:reference-mark-end text:name="ZOTERO_ITEM CSL_CITATION {&quot;citationID&quot;:&quot;grweirwq&quot;,&quot;properties&quot;:{&quot;noteIndex&quot;:0,&quot;formattedCitation&quot;:&quot;[@gutierrez_youth_2019-1]&quot;},&quot;schema&quot;:&quot;https://github.com/citation-style-language/schema/raw/master/csl-citation.json&quot;,&quot;citationItems&quot;:[{&quot;uris&quot;:[&quot;http://zotero.org/users/1913249/items/B5665QWW&quot;],&quot;itemData&quot;:{&quot;URL&quot;:&quot;https://www.tandfonline.com/doi/full/10.1080/10749039.2019.1652327&quot;,&quot;accessed&quot;:{&quot;date-parts&quot;:[[&quot;2025&quot;,1,18]]},&quot;source&quot;:&quot;DOI.org (Crossref)&quot;,&quot;issued&quot;:{&quot;date-parts&quot;:[[&quot;2019&quot;,10,2]]},&quot;type&quot;:&quot;article-journal&quot;,&quot;container-title&quot;:&quot;Mind, Culture, and Activity&quot;,&quot;DOI&quot;:&quot;10.1080/10749039.2019.1652327&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container-title-short&quot;:&quot;Mind, Culture, and Activity&quot;,&quot;volume&quot;:&quot;26&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itation-key&quot;:&quot;gutierrez_youth_2019-1&quot;,&quot;page&quot;:&quot;291-308&quot;,&quot;issue&quot;:&quot;4&quot;,&quot;ISSN&quot;:&quot;1074-9039, 1532-7884&quot;,&quot;title&quot;:&quot;Youth as historical actors in the production of possible futures&quot;,&quot;language&quot;:&quot;en&quot;,&quot;id&quot;:&quot;gutierrez_youth_2019-1&quot;},&quot;prefix&quot;:&quot;&quot;,&quot;uri&quot;:[&quot;http://zotero.org/users/1913249/items/B5665QWW&quot;],&quot;id&quot;:10062,&quot;suffix&quot;:&quot;&quot;}]} RNDixeenvrxek"/> incorporate broader cultural factors including issues of participant identity and movement of practices between learning settings, in ways which are not generally explored in Change Labs approaches.</text:p>
      <text:p text:style-name="Text_20_body">While this framings includes concepts already explored in sociocultural field including CoP, CoL, this section is structured around the previously described concepts of idiocultures [Cole], and repertoires of practice. Specifically positioning the idioculture of the game making program as a sum of emerging repertoires of practice of participants and practitioners.</text:p>
      <text:p text:style-name="Text_20_body">This section begins with a closer look at playtesting as a medium of development of practices, a mini third space</text:p>
      <text:h text:style-name="Heading_20_4" text:outline-level="4"><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D&quot;:&quot;swotygyo&quot;,&quot;properties&quot;:{&quot;noteIndex&quot;:0,&quot;formattedCitation&quot;:&quot;[@fullerton_game_2018]&quot;},&quot;schema&quot;:&quot;https://github.com/citation-style-language/schema/raw/master/csl-citation.json&quot;,&quot;citationItems&quot;:[{&quot;uris&quot;:[&quot;http://zotero.org/users/1913249/items/RG6SAE4N&quot;],&quot;itemData&quot;:{&quot;edition&quot;:&quot;4 edition&quot;,&quot;type&quot;:&quot;book&quot;,&quot;publisher-place&quot;:&quot;Boca Raton&quot;,&quot;source&quot;:&quot;Amazon&quot;,&quot;ISBN&quot;:&quot;978-1-138-09877-0&quot;,&quot;title&quot;:&quot;Game Design Workshop: A Playcentric Approach to Creating Innovative Games, Fourth Editi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citation-key&quot;:&quot;fullerton_game_2018&quot;,&quot;issued&quot;:{&quot;date-parts&quot;:[[&quot;2018&quot;,8,29]]},&quot;title-short&quot;:&quot;Game Design Workshop&quot;,&quot;publisher&quot;:&quot;A K Peters/CRC Press&quot;,&quot;number-of-pages&quot;:&quot;556&quot;,&quot;language&quot;:&quot;English&quot;,&quot;id&quot;:&quot;fullerton_game_2018&quot;,&quot;author&quot;:[{&quot;family&quot;:&quot;Fullerton&quot;,&quot;given&quot;:&quot;Tracy&quot;}],&quot;event-place&quot;:&quot;Boca Raton&quot;},&quot;prefix&quot;:&quot;&quot;,&quot;uri&quot;:[&quot;http://zotero.org/users/1913249/items/RG6SAE4N&quot;],&quot;id&quot;:2720,&quot;suffix&quot;:&quot;&quot;}]} RNDymoyuvprzy"/>&lt;Do Zotero Refresh: [@fullerton_game_2018]&gt;<text:reference-mark-end text:name="ZOTERO_ITEM CSL_CITATION {&quot;citationID&quot;:&quot;swotygyo&quot;,&quot;properties&quot;:{&quot;noteIndex&quot;:0,&quot;formattedCitation&quot;:&quot;[@fullerton_game_2018]&quot;},&quot;schema&quot;:&quot;https://github.com/citation-style-language/schema/raw/master/csl-citation.json&quot;,&quot;citationItems&quot;:[{&quot;uris&quot;:[&quot;http://zotero.org/users/1913249/items/RG6SAE4N&quot;],&quot;itemData&quot;:{&quot;edition&quot;:&quot;4 edition&quot;,&quot;type&quot;:&quot;book&quot;,&quot;publisher-place&quot;:&quot;Boca Raton&quot;,&quot;source&quot;:&quot;Amazon&quot;,&quot;ISBN&quot;:&quot;978-1-138-09877-0&quot;,&quot;title&quot;:&quot;Game Design Workshop: A Playcentric Approach to Creating Innovative Games, Fourth Editi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citation-key&quot;:&quot;fullerton_game_2018&quot;,&quot;issued&quot;:{&quot;date-parts&quot;:[[&quot;2018&quot;,8,29]]},&quot;title-short&quot;:&quot;Game Design Workshop&quot;,&quot;publisher&quot;:&quot;A K Peters/CRC Press&quot;,&quot;number-of-pages&quot;:&quot;556&quot;,&quot;language&quot;:&quot;English&quot;,&quot;id&quot;:&quot;fullerton_game_2018&quot;,&quot;author&quot;:[{&quot;family&quot;:&quot;Fullerton&quot;,&quot;given&quot;:&quot;Tracy&quot;}],&quot;event-place&quot;:&quot;Boca Raton&quot;},&quot;prefix&quot;:&quot;&quot;,&quot;uri&quot;:[&quot;http://zotero.org/users/1913249/items/RG6SAE4N&quot;],&quot;id&quot;:2720,&quot;suffix&quot;:&quot;&quot;}]} RNDymoyuvprzy"/>.</text:p>
      <text:p text:style-name="Text_20_body">In this section, I recall data to describe some of the emerging playtesting behaviours of participants in relation to the introduced learning design.</text:p>
      <text:p text:style-name="Text_20_body">I propose that the evolving idioculture, playtesting in particular, has been crucial to the development of this design. The learning design sprang from emergent activities. Not only the cultural uses of GDPs, but other processes (DO i ACTUALLY HAVE ANY OF THESE IN EVIDENCE? )</text:p>
      <text:p text:style-name="Text_20_body">As such, the nature and process of this community evolution merits exploration.</text:p>
      <text:h text:style-name="Heading_20_4" text:outline-level="4"><text:bookmark-start text:name="further-observations-on-repertoires-playtesting-space-based-understandings"/>Further Observations on repertoires playtesting / space based understandings<text:bookmark-end text:name="further-observations-on-repertoires-playtesting-space-based-understandings"/></text:h>
      <text:p text:style-name="First_20_paragraph"><text:span text:style-name="T1">More on Funds of Knowledge / repertoires and how they emerge in my research</text:span></text:p>
      <text:p text:style-name="Text_20_body">Other research by Gutierrez addresses the importance of FoK via the metaphor of movement between sites of activity, aligning with the concept of movement between activity systems in 3GAT [ENGESTROM FROM GUTIERREZ]</text:p>
      <text:p text:style-name="Text_20_body">The data of this study provides a supporting evidence and detail to this process in the development of a game making idioculture.</text:p>
      <text:p text:style-name="Text_20_body">This can be analysed in relation to existing, evolving understandings of FoK and repertoires as incorporation of different repertoires.</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p text:style-name="Text_20_body">While the data in the last chapter address aspects / elements of repertoires which incorporated GDPs not all of them directly relate. The follow example of playful playtesting is one not directly involving GDPs.</text:p>
      <text:p text:style-name="Text_20_body"><text:span text:style-name="T1">Playful playtesting</text:span></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Some children added additional playful elements to playtesting. Some in particular brought a physicality to the process.</text:p>
      <text:p text:style-name="Text_20_body">See Appendix.playtestingtypes</text:p>
      <text:p text:style-name="Text_20_body">The process of play testing as a cultural process is explored in more depth now.</text:p>
      <text:h text:style-name="Heading_20_4" text:outline-level="4"><text:bookmark-start text:name="use-of-gdps-in-supporting-playtesting-including-player-types-and-side-missions"/>Use of GDPs in supporting Playtesting (including player types and side missions)<text:bookmark-end text:name="use-of-gdps-in-supporting-playtesting-including-player-types-and-side-missions"/></text:h>
      <text:p text:style-name="First_20_paragraph">One GDPs are identifies as a useful tactic of navigation and as a bridging strategy to wider repertoires, then this can inform process of supporting the development participants to assemble their own repertoires of practice in this new setting.</text:p>
      <text:p text:style-name="Text_20_body">In this design, as outlined in Chapter 5 and Appendix.drama I used a drama narrative, with side missions and the concept of player types to do this. This matches research of 5D and in particular that of Gutiérrez in conceptions of processes of inclusion.</text:p>
      <text:p text:style-name="Text_20_body"/>
      <text:p text:style-name="Text_20_body">If playtesting is an incubator for emerging socio cultural practices, can suitable affordances be added to encourage their growth?</text:p>
      <text:p text:style-name="Text_20_body"><text:span text:style-name="T1">Maker Types and slide missions</text:span></text:p>
      <text:p text:style-name="Text_20_body">The use of GDPs in different ways and diverse ways between participants provoke an exploration of maker types, a reflection fed back into the design. (see Appendix .makertypes )</text:p>
      <text:p text:style-name="Text_20_body">The identification of maker types, and incorporation of those concepts into the design and faciliation</text:p>
      <text:h text:style-name="Heading_20_3" text:outline-level="3"><text:bookmark-start text:name="metaphors-of-harbours-and-playgrounds-as-a-way-to-explore-conceptions-of-relational-agency"/>Metaphors of harbours and playgrounds as a way to explore conceptions of (relational) agency<text:bookmark-end text:name="metaphors-of-harbours-and-playgrounds-as-a-way-to-explore-conceptions-of-relational-agency"/></text:h>
      <text:h text:style-name="Heading_20_4" text:outline-level="4"><text:bookmark-start text:name="utility-of-metaphors-of-space"/>Utility of metaphors of space<text:bookmark-end text:name="utility-of-metaphors-of-space"/></text:h>
      <text:p text:style-name="First_20_paragraph">The use of metaphor here has two functions. The first is to help deepen my analysis via a move to the abstract, to search for communicable generalisations. Secondly, given the non-traditional nature of this approach, and bearing in mind previous reflections on the difficulty of communicating approaches to practitioners (e.g Microworld by Kynigos), I draw on metaphors as a supporting tool. One in line with utopian methodology proposed by Cole and Gutierrez.</text:p>
      <text:p text:style-name="Text_20_body">In this case metaphors concerning learning spaces and movement between spaces are often found in existing research including: walled gardens, playgrounds, sandboxes, harbours. This section aims to draw from these metaphors relatable core principles which may help the impact of this research.</text:p>
      <text:h text:style-name="Heading_20_4" text:outline-level="4"><text:bookmark-start text:name="harbours---authentic-and-restrictive"/>Harbours - authentic and restrictive<text:bookmark-end text:name="harbours---authentic-and-restrictive"/></text:h>
      <text:p text:style-name="First_20_paragraph"><text:span text:style-name="T1">Design as simplification</text:span></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text:p>
      <text:p text:style-name="Text_20_body">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text:span text:style-name="T1">The magic of working in authentic waters</text:span></text:p>
      <text:p text:style-name="Text_20_body">The intrigue of opening up previously mysterious areas and seeing or experimenting with what makes them tick is explored in Ch.2.</text:p>
      <text:p text:style-name="Text_20_body">The same principle applies here in early stages of the learning experience. The process of clicking remix to fix a broken, half baked game involves viewing and altering code in unfamiliar territory, even if the code template has been simplified it is still an authentic tool set, and thus motivational [FIND SOURCE]</text:p>
      <text:p text:style-name="Text_20_body"><text:span text:style-name="T1">The same value of protection from a complex environment applies to accessing documentation.</text:span></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iwpqtuug&quot;,&quot;properties&quot;:{&quot;noteIndex&quot;:0,&quot;formattedCitation&quot;:&quot;[@hagge_coding_2018]&quot;},&quot;schema&quot;:&quot;https://github.com/citation-style-language/schema/raw/master/csl-citation.json&quot;,&quot;citationItems&quot;:[{&quot;uris&quot;:[&quot;http://zotero.org/users/1913249/items/YFNF7DZG&quot;],&quot;itemData&quot;:{&quot;URL&quot;:&quot;https://doi.org/10.1007/s10758-018-9359-y&quot;,&quot;accessed&quot;:{&quot;date-parts&quot;:[[&quot;2023&quot;,6,26]]},&quot;source&quot;:&quot;Springer Link&quot;,&quot;issued&quot;:{&quot;date-parts&quot;:[[&quot;2018&quot;,7,1]]},&quot;type&quot;:&quot;article-journal&quot;,&quot;container-title&quot;:&quot;Technology, Knowledge and Learning&quot;,&quot;DOI&quot;:&quot;10.1007/s10758-018-9359-y&quot;,&quot;author&quot;:[{&quot;family&quot;:&quot;Hagge&quot;,&quot;given&quot;:&quot;Julia&quot;}],&quot;container-title-short&quot;:&quot;Tech Know Learn&quot;,&quot;volume&quot;:&quot;23&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itation-key&quot;:&quot;hagge_coding_2018&quot;,&quot;title-short&quot;:&quot;Coding to Create&quot;,&quot;page&quot;:&quot;247-271&quot;,&quot;issue&quot;:&quot;2&quot;,&quot;ISSN&quot;:&quot;2211-1670&quot;,&quot;title&quot;:&quot;Coding to Create: A Subtext of Decisions as Early Adolescents Design Digital Media&quot;,&quot;language&quot;:&quot;en&quot;,&quot;id&quot;:&quot;hagge_coding_2018&quot;},&quot;prefix&quot;:&quot;&quot;,&quot;uri&quot;:[&quot;http://zotero.org/users/1913249/items/YFNF7DZG&quot;],&quot;id&quot;:8853,&quot;suffix&quot;:&quot;&quot;}]} RNDpmeuwwrkpp"/>&lt;Do Zotero Refresh: [@hagge_coding_2018]&gt;<text:reference-mark-end text:name="ZOTERO_ITEM CSL_CITATION {&quot;citationID&quot;:&quot;iwpqtuug&quot;,&quot;properties&quot;:{&quot;noteIndex&quot;:0,&quot;formattedCitation&quot;:&quot;[@hagge_coding_2018]&quot;},&quot;schema&quot;:&quot;https://github.com/citation-style-language/schema/raw/master/csl-citation.json&quot;,&quot;citationItems&quot;:[{&quot;uris&quot;:[&quot;http://zotero.org/users/1913249/items/YFNF7DZG&quot;],&quot;itemData&quot;:{&quot;URL&quot;:&quot;https://doi.org/10.1007/s10758-018-9359-y&quot;,&quot;accessed&quot;:{&quot;date-parts&quot;:[[&quot;2023&quot;,6,26]]},&quot;source&quot;:&quot;Springer Link&quot;,&quot;issued&quot;:{&quot;date-parts&quot;:[[&quot;2018&quot;,7,1]]},&quot;type&quot;:&quot;article-journal&quot;,&quot;container-title&quot;:&quot;Technology, Knowledge and Learning&quot;,&quot;DOI&quot;:&quot;10.1007/s10758-018-9359-y&quot;,&quot;author&quot;:[{&quot;family&quot;:&quot;Hagge&quot;,&quot;given&quot;:&quot;Julia&quot;}],&quot;container-title-short&quot;:&quot;Tech Know Learn&quot;,&quot;volume&quot;:&quot;23&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itation-key&quot;:&quot;hagge_coding_2018&quot;,&quot;title-short&quot;:&quot;Coding to Create&quot;,&quot;page&quot;:&quot;247-271&quot;,&quot;issue&quot;:&quot;2&quot;,&quot;ISSN&quot;:&quot;2211-1670&quot;,&quot;title&quot;:&quot;Coding to Create: A Subtext of Decisions as Early Adolescents Design Digital Media&quot;,&quot;language&quot;:&quot;en&quot;,&quot;id&quot;:&quot;hagge_coding_2018&quot;},&quot;prefix&quot;:&quot;&quot;,&quot;uri&quot;:[&quot;http://zotero.org/users/1913249/items/YFNF7DZG&quot;],&quot;id&quot;:8853,&quot;suffix&quot;:&quot;&quot;}]} RNDpmeuwwrkpp"/>.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p text:style-name="Text_20_body"><text:span text:style-name="T1">Another example</text:span></text:p>
      <text:p text:style-name="Text_20_body">Also participants can change the genre, See Toby and Dan in Vignette x.</text:p>
      <text:h text:style-name="Heading_20_4" text:outline-level="4"><text:bookmark-start text:name="playgrounds-sandboxes-and-play-spaces"/>Playgrounds, sandboxes and play spaces<text:bookmark-end text:name="playgrounds-sandboxes-and-play-spaces"/></text:h>
      <text:p text:style-name="First_20_paragraph">A similar metaphorical dimension of protection is present in metaphors of play spaces. The web-based environment which reduce the complexity of web development and provide community and immediate feedback are named code playgrounds.</text:p>
      <text:p text:style-name="Text_20_body">Additionally, the process of checking the performance of games is called play-testing.</text:p>
      <text:p text:style-name="Text_20_body">Additionally, there are the connotations of a playful, and therefore social space, and the presence of affordances suggesting a particular form of action. For example a roundabout, or climbing frame in a playground invites a certain kind of interaction.</text:p>
      <text:p text:style-name="Text_20_body">Thus in the design of this study</text:p>
      <text:list text:style-name="L32">
        <text:list-item>
          <text:p text:style-name="P37">template affordences,</text:p>
        </text:list-item>
        <text:list-item>
          <text:p text:style-name="P37">GDP menu as affordences</text:p>
        </text:list-item>
      </text:list>
      <text:p text:style-name="First_20_paragraph">Other affordances of the design would encourage greater authorial (and relational agency), for example those designed to build user’s sense of belonging in the game making community.</text:p>
      <text:p text:style-name="Text_20_body">In this research, similar metaphors have emerged in the pedagogical and technical process surrounding the concept of playgrounds and gardens. In the previous section the use of a curated set of design patterns can be thought of as play areas or equipemtn inviting interaction.</text:p>
      <text:p text:style-name="Text_20_body"><text:span text:style-name="T1">Games and play spaces</text:span></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text:p>
      <text:p text:style-name="Text_20_body">The concepts of affective space and magic circle as a way to encourage participants to improvise from a starting structure are of value to provide guidance to practitioners in the domain of informal digital design.</text:p>
      <text:p text:style-name="Text_20_body">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text:span text:style-name="T1">Freedom to fail</text:span></text:p>
      <text:p text:style-name="Text_20_body">The sandbox metaphor is used extensively in web development to indicate a safety in terms of non-critical space to trial new code and make mistakes.</text:p>
      <text:p text:style-name="Text_20_body"><text:span text:style-name="T1">Freedom to adapt play and games</text:span></text:p>
      <text:p text:style-name="Text_20_body">While the play space evokes protection, there is still space for wilder behaviors to emerge as play is responsive and adaptive. In this study playtesting spaces are important as a means to allow learners to evolve their own processes as a form of authorial and transformational agency, albeit within the suggested limitations.</text:p>
      <text:h text:style-name="Heading_20_3" text:outline-level="3"><text:bookmark-start text:name="a-complex-view-of-agency-and-repertoires-development-within-idiocultures-3rd-spaces"/>A complex view of agency and repertoires development within Idiocultures / 3rd spaces<text:bookmark-end text:name="a-complex-view-of-agency-and-repertoires-development-within-idiocultures-3rd-spaces"/></text:h>
      <text:p text:style-name="First_20_paragraph">In this section, instead of agency as a individualised property, agency is participation in a community.</text:p>
      <text:p text:style-name="Text_20_body">The conception of development of repertoires of practices is key to this interpretation.</text:p>
      <text:p text:style-name="Text_20_body">While development of relational agency is a part of the social and cultural aspects of repertoires development, this section moves beyond agency to explore issues of equity and diversity as concrete instances with the learning environment.</text:p>
      <text:p text:style-name="Text_20_body">As such, I draw on concrete examples in my research as a contribution to applied research in this promising field.</text:p>
      <text:h text:style-name="Heading_20_4" text:outline-level="4"><text:bookmark-start text:name="the-importance-of-identity-development-in-the-designs"/>The importance of identity development in the designs<text:bookmark-end text:name="the-importance-of-identity-development-in-the-designs"/></text:h>
      <text:p text:style-name="First_20_paragraph">The examples of the previous chapter, particularly in the cultural plane show the value and means of developing participant identities.</text:p>
      <text:p text:style-name="Text_20_body">This aligns with in 5D, Gutierrez, and extends the research in the area of non-formal exploration of tech by providing a guiding framework using design patterns.</text:p>
      <text:p text:style-name="Text_20_body">Example of alignment.</text:p>
      <text:p text:style-name="Text_20_body">Example of how extending with DPs as a framework could be fruitful, developing and synthesising last chapter arguments.</text:p>
      <text:h text:style-name="Heading_20_4" text:outline-level="4"><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WHAT IS THE KEY POINT HERE?</text:p>
      <text:p text:style-name="Text_20_body">The use of GDPs helped the goal of x in y ways. One element of the repertoires. Beyond that… social missions? The style of making, the type.</text:p>
      <text:p text:style-name="Text_20_body">Gutierrez and Stone <text:reference-mark-start text:name="ZOTERO_ITEM CSL_CITATION {&quot;citationID&quot;:&quot;qodpasnv&quot;,&quot;properties&quot;:{&quot;noteIndex&quot;:0,&quot;formattedCitation&quot;:&quot;[@stone_problem_2007-2]&quot;},&quot;schema&quot;:&quot;https://github.com/citation-style-language/schema/raw/master/csl-citation.json&quot;,&quot;citationItems&quot;:[{&quot;uris&quot;:[&quot;http://zotero.org/users/1913249/items/DTTH7LAH&quot;],&quot;itemData&quot;:{&quot;URL&quot;:&quot;https://linkinghub.elsevier.com/retrieve/pii/S0883035507000596&quot;,&quot;accessed&quot;:{&quot;date-parts&quot;:[[&quot;2025&quot;,1,18]]},&quot;source&quot;:&quot;DOI.org (Crossref)&quot;,&quot;issued&quot;:{&quot;date-parts&quot;:[[&quot;2007&quot;,1]]},&quot;type&quot;:&quot;article-journal&quot;,&quot;container-title&quot;:&quot;International Journal of Educational Research&quot;,&quot;DOI&quot;:&quot;10.1016/j.ijer.2007.07.005&quot;,&quot;author&quot;:[{&quot;family&quot;:&quot;Stone&quot;,&quot;given&quot;:&quot;Lynda D.&quot;},{&quot;family&quot;:&quot;Gutiérrez&quot;,&quot;given&quot;:&quot;Kris D.&quot;}],&quot;container-title-short&quot;:&quot;International Journal of Educational Research&quot;,&quot;volume&quot;:&quot;46&quot;,&quot;license&quot;:&quot;https://www.elsevier.com/tdm/userlicense/1.0/&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itation-key&quot;:&quot;stone_problem_2007-2&quot;,&quot;title-short&quot;:&quot;Problem articulation and the processes of assistance&quot;,&quot;page&quot;:&quot;43-56&quot;,&quot;title&quot;:&quot;Problem articulation and the processes of assistance: An activity theoretic view of mediation in game play&quot;,&quot;ISSN&quot;:&quot;08830355&quot;,&quot;language&quot;:&quot;en&quot;,&quot;id&quot;:&quot;stone_problem_2007-2&quot;,&quot;issue&quot;:&quot;1-2&quot;},&quot;prefix&quot;:&quot;&quot;,&quot;uri&quot;:[&quot;http://zotero.org/users/1913249/items/DTTH7LAH&quot;],&quot;id&quot;:10053,&quot;suffix&quot;:&quot;&quot;}]} RNDncmnbvkqld"/>&lt;Do Zotero Refresh: [@stone_problem_2007-2]&gt;<text:reference-mark-end text:name="ZOTERO_ITEM CSL_CITATION {&quot;citationID&quot;:&quot;qodpasnv&quot;,&quot;properties&quot;:{&quot;noteIndex&quot;:0,&quot;formattedCitation&quot;:&quot;[@stone_problem_2007-2]&quot;},&quot;schema&quot;:&quot;https://github.com/citation-style-language/schema/raw/master/csl-citation.json&quot;,&quot;citationItems&quot;:[{&quot;uris&quot;:[&quot;http://zotero.org/users/1913249/items/DTTH7LAH&quot;],&quot;itemData&quot;:{&quot;URL&quot;:&quot;https://linkinghub.elsevier.com/retrieve/pii/S0883035507000596&quot;,&quot;accessed&quot;:{&quot;date-parts&quot;:[[&quot;2025&quot;,1,18]]},&quot;source&quot;:&quot;DOI.org (Crossref)&quot;,&quot;issued&quot;:{&quot;date-parts&quot;:[[&quot;2007&quot;,1]]},&quot;type&quot;:&quot;article-journal&quot;,&quot;container-title&quot;:&quot;International Journal of Educational Research&quot;,&quot;DOI&quot;:&quot;10.1016/j.ijer.2007.07.005&quot;,&quot;author&quot;:[{&quot;family&quot;:&quot;Stone&quot;,&quot;given&quot;:&quot;Lynda D.&quot;},{&quot;family&quot;:&quot;Gutiérrez&quot;,&quot;given&quot;:&quot;Kris D.&quot;}],&quot;container-title-short&quot;:&quot;International Journal of Educational Research&quot;,&quot;volume&quot;:&quot;46&quot;,&quot;license&quot;:&quot;https://www.elsevier.com/tdm/userlicense/1.0/&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itation-key&quot;:&quot;stone_problem_2007-2&quot;,&quot;title-short&quot;:&quot;Problem articulation and the processes of assistance&quot;,&quot;page&quot;:&quot;43-56&quot;,&quot;title&quot;:&quot;Problem articulation and the processes of assistance: An activity theoretic view of mediation in game play&quot;,&quot;ISSN&quot;:&quot;08830355&quot;,&quot;language&quot;:&quot;en&quot;,&quot;id&quot;:&quot;stone_problem_2007-2&quot;,&quot;issue&quot;:&quot;1-2&quot;},&quot;prefix&quot;:&quot;&quot;,&quot;uri&quot;:[&quot;http://zotero.org/users/1913249/items/DTTH7LAH&quot;],&quot;id&quot;:10053,&quot;suffix&quot;:&quot;&quot;}]} RNDncmnbvkqld"/> underline the importance of “opportunities to transform learner identities needed for zones of competency” as something that can and should be designed into inclusive learning environments (focusing on goal development).</text:p>
      <text:p text:style-name="Text_20_body">Relational agency in developing expertise is shown in many of the vignettes.</text:p>
      <text:p text:style-name="Text_20_body">Edwards on relational agency via CHAT <text:reference-mark-start text:name="ZOTERO_ITEM CSL_CITATION {&quot;citationID&quot;:&quot;kgkasovp&quot;,&quot;properties&quot;:{&quot;noteIndex&quot;:0,&quot;formattedCitation&quot;:&quot;[@edwards2009systemic]&quot;},&quot;schema&quot;:&quot;https://github.com/citation-style-language/schema/raw/master/csl-citation.json&quot;,&quot;citationItems&quot;:[{&quot;uris&quot;:[&quot;http://zotero.org/users/1913249/items/P7UTFAYY&quot;],&quot;itemData&quot;:{&quot;issued&quot;:{&quot;date-parts&quot;:[[&quot;2009&quot;]]},&quot;type&quot;:&quot;article-journal&quot;,&quot;page&quot;:&quot;197–211&quot;,&quot;id&quot;:&quot;edwards2009systemic&quot;,&quot;container-title&quot;:&quot;Learning and expanding with activity theory&quot;,&quot;title&quot;:&quot;From the systemic to the relational: Relational agency and activity theory&quot;,&quot;author&quot;:[{&quot;family&quot;:&quot;Edwards&quot;,&quot;given&quot;:&quot;Anne&quot;}],&quot;citation-key&quot;:&quot;edwards2009systemic&quot;},&quot;prefix&quot;:&quot;&quot;,&quot;uri&quot;:[&quot;http://zotero.org/users/1913249/items/P7UTFAYY&quot;],&quot;id&quot;:8802,&quot;suffix&quot;:&quot;&quot;}]} RNDlmzbbqpffq"/>&lt;Do Zotero Refresh: [@edwards2009systemic]&gt;<text:reference-mark-end text:name="ZOTERO_ITEM CSL_CITATION {&quot;citationID&quot;:&quot;kgkasovp&quot;,&quot;properties&quot;:{&quot;noteIndex&quot;:0,&quot;formattedCitation&quot;:&quot;[@edwards2009systemic]&quot;},&quot;schema&quot;:&quot;https://github.com/citation-style-language/schema/raw/master/csl-citation.json&quot;,&quot;citationItems&quot;:[{&quot;uris&quot;:[&quot;http://zotero.org/users/1913249/items/P7UTFAYY&quot;],&quot;itemData&quot;:{&quot;issued&quot;:{&quot;date-parts&quot;:[[&quot;2009&quot;]]},&quot;type&quot;:&quot;article-journal&quot;,&quot;page&quot;:&quot;197–211&quot;,&quot;id&quot;:&quot;edwards2009systemic&quot;,&quot;container-title&quot;:&quot;Learning and expanding with activity theory&quot;,&quot;title&quot;:&quot;From the systemic to the relational: Relational agency and activity theory&quot;,&quot;author&quot;:[{&quot;family&quot;:&quot;Edwards&quot;,&quot;given&quot;:&quot;Anne&quot;}],&quot;citation-key&quot;:&quot;edwards2009systemic&quot;},&quot;prefix&quot;:&quot;&quot;,&quot;uri&quot;:[&quot;http://zotero.org/users/1913249/items/P7UTFAYY&quot;],&quot;id&quot;:8802,&quot;suffix&quot;:&quot;&quot;}]} RNDlmzbbqpffq"/></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ext:span text:style-name="T1">Recap on data on / exploration of maker types</text:span> Some approached objectives in a methodical manner, others socially and others embracing a playfully disruptive stance. Some decided to focus extensively on the creation and implementation of graphical assets and level desig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While the use of social missions is not novel,</text:p>
      <text:p text:style-name="Text_20_body">My contribution is that using GDPs as a framework helps this process.</text:p>
      <text:h text:style-name="Heading_20_3" text:outline-level="3"><text:bookmark-start text:name="discussion-on-what-are-we-really-designing-for-here"/>Discussion on what are we really designing for here?<text:bookmark-end text:name="discussion-on-what-are-we-really-designing-for-here"/></text:h>
      <text:p text:style-name="First_20_paragraph">Emerging section.</text:p>
      <text:h text:style-name="Heading_20_4" text:outline-level="4"><text:bookmark-start text:name="returning-to-transformational-agency-here-and-how-it-different-from-conceptions-of-developing-repertoires-of-practice"/>Returning to transformational agency here and how it different from conceptions of developing repertoires of practice<text:bookmark-end text:name="returning-to-transformational-agency-here-and-how-it-different-from-conceptions-of-developing-repertoires-of-practice"/></text:h>
      <text:p text:style-name="First_20_paragraph"><text:span text:style-name="T1">How can we best conceive agency here?</text:span></text:p>
      <text:p text:style-name="Text_20_body">How structural and permanent does transformational agency needs to be before it becomes transformational compared to a more blended view of emerging repertoires of practice.</text:p>
      <text:p text:style-name="Text_20_body">Conceptions of AT are evolving including a 4th generation which responds to increasingly rapid and evolving situations. See https://www.tandfonline.com/doi/full/10.1080/10749039.2020.1806328#d1e455</text:p>
      <text:h text:style-name="Heading_20_5" text:outline-level="5"><text:bookmark-start text:name="examining-complexity-using-identity-formation-and-specialisation"/>Examining complexity using identity formation and specialisation<text:bookmark-end text:name="examining-complexity-using-identity-formation-and-specialisation"/></text:h>
      <text:p text:style-name="First_20_paragraph">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Text_20_body">Thus the specialisation becomes a kind of relational agency for the learning environment as a whole. It exists as a form of identity within an individuals repertoire and for others to draw on as an affordence of the learning system.</text:p>
      <text:h text:style-name="Heading_20_4" text:outline-level="4"><text:bookmark-start text:name="for-transformational-agency-fluidity-of-practice-of-participants-for-characteristics-of-an-emerging-inclusive-ideoculture"/>for Transformational agency, fluidity of practice of participants for characteristics of an emerging inclusive, ideoculture<text:bookmark-end text:name="for-transformational-agency-fluidity-of-practice-of-participants-for-characteristics-of-an-emerging-inclusive-ideoculture"/></text:h>
      <text:p text:style-name="First_20_paragraph">What is the end goal that I have been designing for?</text:p>
      <text:p text:style-name="Text_20_body">Am I designing for agency, varied forms of agency in individuals</text:p>
      <text:p text:style-name="Text_20_body">Or is that missing the point, is the overall environment what should be designed for?</text:p>
      <text:p text:style-name="Text_20_body">What is my contribution to research based on this questions. Are there different things I am suggesting?</text:p>
      <text:p text:style-name="Text_20_body">My end goal is a creative, emerging, inclusive ideoculture, and the use of GDPs here is one means to achieve it. NOT the only one.</text:p>
      <text:p text:style-name="Text_20_body"><text:span text:style-name="T1">Is it Fluency?</text:span></text:p>
      <text:p text:style-name="Text_20_body">Is it jamming? A sense of flow?</text:p>
      <text:p text:style-name="Text_20_body">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Hence the next section. An attempt a synthesis.</text:p>
      <text:h text:style-name="Heading_20_2" text:outline-level="2"><text:bookmark-start text:name="part-three-synthesis-in-relation-to-issues-of-inclusive-pedagogy-udl-umc-moe-pbl."/>Part Three : Synthesis in relation to Issues of inclusive pedagogy UDL, UMC, MOE, PBL.<text:bookmark-end text:name="part-three-synthesis-in-relation-to-issues-of-inclusive-pedagogy-udl-umc-moe-pbl."/></text:h>
      <text:list text:style-name="L33">
        <text:list-item>
          <text:p text:style-name="P38">Synthesis of characteristics; step based / template, Germ cell GDPs, playtesting as medium for develoment of idioculture,</text:p>
        </text:list-item>
        <text:list-item>
          <text:p text:style-name="P38">Final analysis with UMC, UDL, MOE - bring complexity here - perhaps bring the metaphors here instead.</text:p>
        </text:list-item>
        <text:list-item>
          <text:p text:style-name="P38">Celebrate the process of bricolage in this research.</text:p>
        </text:list-item>
      </text:list>
      <text:p text:style-name="First_20_paragraph">TO INTEGRATE?</text:p>
      <text:p text:style-name="Text_20_body">The role of the emerging culture and identity of the idioculture is developed in this chapter in the following ways:</text:p>
      <text:list text:style-name="L34">
        <text:list-item>
          <text:p text:style-name="P39">the impact / if any of the social missions and player types to help the development of learner identities.</text:p>
        </text:list-item>
        <text:list-item>
          <text:p text:style-name="P39">the emergence and nurturing of flexible and complex design behaviours (beyond player types)</text:p>
        </text:list-item>
      </text:list>
      <text:h text:style-name="Heading_20_3" text:outline-level="3"><text:bookmark-start text:name="the-interaction-of-flexible-deign-practices-the-collection-of-game-design-patterns-stepwise-scaffolding-of-learning-environments-and-new-understandings-of-agency."/>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h text:style-name="Heading_20_4" text:outline-level="4"><text:bookmark-start text:name="summary-of-observations-contributions-of-novel-aspect-of-the-learning-design-perhaps-merge-with-below"/>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4" text:outline-level="4"><text:bookmark-start text:name="synthesis-of-characteristics-and-analysis-in-relation-to-what-they-contribute-to-existing-frameworks"/>Synthesis of Characteristics and Analysis in relation to what they contribute to existing frameworks<text:bookmark-end text:name="synthesis-of-characteristics-and-analysis-in-relation-to-what-they-contribute-to-existing-frameworks"/></text:h>
      <text:list text:style-name="L35">
        <text:list-item>
  </text:list-item>
        <text:list-item>
          <text:p text:style-name="P40">The role of authenticity and the impact on agency</text:p>
        </text:list-item>
      </text:list>
      <text:p text:style-name="First_20_paragraph">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6">
        <text:list-item>
          <text:p text:style-name="P41">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3" text:outline-level="3"><text:bookmark-start text:name="addressing-the-nature-of-my-contribution-to-research-landscape"/>Addressing the nature of my contribution to research landscape<text:bookmark-end text:name="addressing-the-nature-of-my-contribution-to-research-landscape"/></text:h>
      <text:p text:style-name="First_20_paragraph">The section above outlined contributions to the research landscape intersecting with the development of the learning design of the study.</text:p>
      <text:p text:style-name="Text_20_body">A critique could be leveled against this contribution that the alignment with existing pedagogical frameworks suggests a more minimal contribution: representing a kind of <text:span text:style-name="T2">tinkering around the edges</text:span> of existing work.</text:p>
      <text:p text:style-name="Text_20_body">While I hope the framing of the previous section of the novel positioning of those concepts within new context addresses this concern, the challenging of such an interpretation is also an important motivational concern of this work.</text:p>
      <text:p text:style-name="Text_20_body">In line with a tradition of other researchers, this work celebrates the creative value of a bricolage approach [], or in other words a “re-mediatation” of the existing forms of pedagogies.</text:p>
      <text:p text:style-name="Text_20_body">It is from the concrete, practical, collaborative struggle of how to jointly make a game making community and to build fluency in the process of making games that this research emerges. And as such the concrete, responsive, re-assembling of existing pedagogies and elements of the learning activity systems is a integral tactic here aligned with a recent socio-cultural concerns.</text:p>
      <text:p text:style-name="Text_20_body"><text:span text:style-name="T2">This shift from </text:span>“<text:span text:style-name="T2">fixing</text:span>”<text:span text:style-name="T2"> the individual to re-mediating and transforming the functional system is key to reimagining new forms of learning and doing science that are tied to the imaginings of new futures, trajectories, and identities (Gutierrez, Morales, &amp; Martinez, 2009) </text:span><text:reference-mark-start text:name="ZOTERO_ITEM CSL_CITATION {&quot;citationID&quot;:&quot;ytmlwyyx&quot;,&quot;properties&quot;:{&quot;noteIndex&quot;:0,&quot;formattedCitation&quot;:&quot;[@gutierrez_re-mediating_2009-2]&quot;},&quot;schema&quot;:&quot;https://github.com/citation-style-language/schema/raw/master/csl-citation.json&quot;,&quot;citationItems&quot;:[{&quot;uris&quot;:[&quot;http://zotero.org/users/1913249/items/4NABRSUM&quot;],&quot;itemData&quot;:{&quot;URL&quot;:&quot;https://journals.sagepub.com/doi/10.3102/0091732X08328267&quot;,&quot;accessed&quot;:{&quot;date-parts&quot;:[[&quot;2025&quot;,1,17]]},&quot;source&quot;:&quot;DOI.org (Crossref)&quot;,&quot;issued&quot;:{&quot;date-parts&quot;:[[&quot;2009&quot;,3]]},&quot;type&quot;:&quot;article-journal&quot;,&quot;container-title&quot;:&quot;Review of Research in Education&quot;,&quot;DOI&quot;:&quot;10.3102/0091732X08328267&quot;,&quot;author&quot;:[{&quot;family&quot;:&quot;Gutiérrez&quot;,&quot;given&quot;:&quot;Kris D.&quot;},{&quot;family&quot;:&quot;Morales&quot;,&quot;given&quot;:&quot;P. Zitlali&quot;},{&quot;family&quot;:&quot;Martinez&quot;,&quot;given&quot;:&quot;Danny C.&quot;}],&quot;container-title-short&quot;:&quot;Review of Research in Education&quot;,&quot;volume&quot;:&quot;33&quot;,&quot;license&quot;:&quot;https://journals.sagepub.com/page/policies/text-and-data-mining-license&quot;,&quot;id&quot;:&quot;gutierrez_re-mediating_2009-2&quot;,&quot;citation-key&quot;:&quot;gutierrez_re-mediating_2009-2&quot;,&quot;title-short&quot;:&quot;Re-mediating Literacy&quot;,&quot;page&quot;:&quot;212-245&quot;,&quot;ISSN&quot;:&quot;0091-732X, 1935-1038&quot;,&quot;language&quot;:&quot;en&quot;,&quot;title&quot;:&quot;Re-mediating Literacy: Culture, Difference, and Learning for Students From Nondominant Communities&quot;,&quot;issue&quot;:&quot;1&quot;},&quot;prefix&quot;:&quot;&quot;,&quot;uri&quot;:[&quot;http://zotero.org/users/1913249/items/4NABRSUM&quot;],&quot;id&quot;:10035,&quot;suffix&quot;:&quot;&quot;}]} RNDtinfmymwze"/>&lt;Do Zotero Refresh: [@gutierrez_re-mediating_2009-2]&gt;<text:reference-mark-end text:name="ZOTERO_ITEM CSL_CITATION {&quot;citationID&quot;:&quot;ytmlwyyx&quot;,&quot;properties&quot;:{&quot;noteIndex&quot;:0,&quot;formattedCitation&quot;:&quot;[@gutierrez_re-mediating_2009-2]&quot;},&quot;schema&quot;:&quot;https://github.com/citation-style-language/schema/raw/master/csl-citation.json&quot;,&quot;citationItems&quot;:[{&quot;uris&quot;:[&quot;http://zotero.org/users/1913249/items/4NABRSUM&quot;],&quot;itemData&quot;:{&quot;URL&quot;:&quot;https://journals.sagepub.com/doi/10.3102/0091732X08328267&quot;,&quot;accessed&quot;:{&quot;date-parts&quot;:[[&quot;2025&quot;,1,17]]},&quot;source&quot;:&quot;DOI.org (Crossref)&quot;,&quot;issued&quot;:{&quot;date-parts&quot;:[[&quot;2009&quot;,3]]},&quot;type&quot;:&quot;article-journal&quot;,&quot;container-title&quot;:&quot;Review of Research in Education&quot;,&quot;DOI&quot;:&quot;10.3102/0091732X08328267&quot;,&quot;author&quot;:[{&quot;family&quot;:&quot;Gutiérrez&quot;,&quot;given&quot;:&quot;Kris D.&quot;},{&quot;family&quot;:&quot;Morales&quot;,&quot;given&quot;:&quot;P. Zitlali&quot;},{&quot;family&quot;:&quot;Martinez&quot;,&quot;given&quot;:&quot;Danny C.&quot;}],&quot;container-title-short&quot;:&quot;Review of Research in Education&quot;,&quot;volume&quot;:&quot;33&quot;,&quot;license&quot;:&quot;https://journals.sagepub.com/page/policies/text-and-data-mining-license&quot;,&quot;id&quot;:&quot;gutierrez_re-mediating_2009-2&quot;,&quot;citation-key&quot;:&quot;gutierrez_re-mediating_2009-2&quot;,&quot;title-short&quot;:&quot;Re-mediating Literacy&quot;,&quot;page&quot;:&quot;212-245&quot;,&quot;ISSN&quot;:&quot;0091-732X, 1935-1038&quot;,&quot;language&quot;:&quot;en&quot;,&quot;title&quot;:&quot;Re-mediating Literacy: Culture, Difference, and Learning for Students From Nondominant Communities&quot;,&quot;issue&quot;:&quot;1&quot;},&quot;prefix&quot;:&quot;&quot;,&quot;uri&quot;:[&quot;http://zotero.org/users/1913249/items/4NABRSUM&quot;],&quot;id&quot;:10035,&quot;suffix&quot;:&quot;&quot;}]} RNDtinfmymwze"/><text:span text:style-name="T2"> in </text:span><text:span text:style-name="T2">(</text:span><text:span text:style-name="T3">gutierrezpossibilities2015-1?</text:span><text:span text:style-name="T2">)</text:span></text:p>
      <text:p text:style-name="Text_20_body">However it is of value to explore how transferrable these findings are to other contexts of learning, and other genres of digital making, or beyond to other project based approaches.</text:p>
      <text:h text:style-name="Heading_20_4" text:outline-level="4"><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p text:style-name="Text_20_body"><text:span text:style-name="T1">Complexity of the findings and emerging pedagogy</text:span></text:p>
      <text:p text:style-name="Text_20_body">Beyond practical aspects of dissemination, a further challenge associated with the overall goal of bringing a complex, flexible, learner-driven pedagogy to bear, is addressed by Kynigos , in articulating the limitation of updake of ideas surrounding Microworlds.</text:p>
      <text:p text:style-name="Text_20_body">There are a lot of moving parts in the final pedagogy and while I have put in work to address foundational aspects using relatable metaphors, the target audience in terms of coding enviroment designers, represents challenges in terms of complexity.</text:p>
      <text:p text:style-name="Text_20_body">I do brand it , and provide useful contributions in concrete instances of work</text:p>
      <text:h text:style-name="Heading_20_4" text:outline-level="4"><text:bookmark-start text:name="playground-sandbox"/>Playground / Sandbox<text:bookmark-end text:name="playground-sandbox"/></text:h>
      <text:h text:style-name="Heading_20_2" text:outline-level="2"><text:bookmark-start text:name="conclusion"/>Conclusion<text:bookmark-end text:name="conclusion"/></text:h>
      <text:p text:style-name="First_20_paragraph"><text:span text:style-name="T1">Wrapping up in narrative?</text:span></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kooqemjr&quot;,&quot;properties&quot;:{&quot;noteIndex&quot;:0,&quot;formattedCitation&quot;:&quot;[@rogoff_cultural_2003]&quot;},&quot;schema&quot;:&quot;https://github.com/citation-style-language/schema/raw/master/csl-citation.json&quot;,&quot;citationItems&quot;:[{&quot;uris&quot;:[&quot;http://zotero.org/users/1913249/items/MPJ5DJQJ&quot;],&quot;itemData&quot;:{&quot;source&quot;:&quot;Library of Congress ISBN&quot;,&quot;title&quot;:&quot;The cultural nature of human development&quot;,&quot;ISBN&quot;:&quot;978-0-19-513133-8&quot;,&quot;call-number&quot;:&quot;HM686 .R64 2003&quot;,&quot;id&quot;:&quot;rogoff_cultural_2003&quot;,&quot;citation-key&quot;:&quot;rogoff_cultural_2003&quot;,&quot;issued&quot;:{&quot;date-parts&quot;:[[&quot;2003&quot;]]},&quot;type&quot;:&quot;book&quot;,&quot;publisher-place&quot;:&quot;Oxford [UK] ;a New York&quot;,&quot;publisher&quot;:&quot;Oxford University Press&quot;,&quot;number-of-pages&quot;:&quot;434&quot;,&quot;language&quot;:&quot;en&quot;,&quot;author&quot;:[{&quot;family&quot;:&quot;Rogoff&quot;,&quot;given&quot;:&quot;Barbara&quot;}],&quot;event-place&quot;:&quot;Oxford [UK] ;a New York&quot;},&quot;prefix&quot;:&quot;&quot;,&quot;uri&quot;:[&quot;http://zotero.org/users/1913249/items/MPJ5DJQJ&quot;],&quot;id&quot;:3023,&quot;suffix&quot;:&quot;&quot;}]} RNDxfpwcjfqpr"/>&lt;Do Zotero Refresh: [@rogoff_cultural_2003]&gt;<text:reference-mark-end text:name="ZOTERO_ITEM CSL_CITATION {&quot;citationID&quot;:&quot;kooqemjr&quot;,&quot;properties&quot;:{&quot;noteIndex&quot;:0,&quot;formattedCitation&quot;:&quot;[@rogoff_cultural_2003]&quot;},&quot;schema&quot;:&quot;https://github.com/citation-style-language/schema/raw/master/csl-citation.json&quot;,&quot;citationItems&quot;:[{&quot;uris&quot;:[&quot;http://zotero.org/users/1913249/items/MPJ5DJQJ&quot;],&quot;itemData&quot;:{&quot;source&quot;:&quot;Library of Congress ISBN&quot;,&quot;title&quot;:&quot;The cultural nature of human development&quot;,&quot;ISBN&quot;:&quot;978-0-19-513133-8&quot;,&quot;call-number&quot;:&quot;HM686 .R64 2003&quot;,&quot;id&quot;:&quot;rogoff_cultural_2003&quot;,&quot;citation-key&quot;:&quot;rogoff_cultural_2003&quot;,&quot;issued&quot;:{&quot;date-parts&quot;:[[&quot;2003&quot;]]},&quot;type&quot;:&quot;book&quot;,&quot;publisher-place&quot;:&quot;Oxford [UK] ;a New York&quot;,&quot;publisher&quot;:&quot;Oxford University Press&quot;,&quot;number-of-pages&quot;:&quot;434&quot;,&quot;language&quot;:&quot;en&quot;,&quot;author&quot;:[{&quot;family&quot;:&quot;Rogoff&quot;,&quot;given&quot;:&quot;Barbara&quot;}],&quot;event-place&quot;:&quot;Oxford [UK] ;a New York&quot;},&quot;prefix&quot;:&quot;&quot;,&quot;uri&quot;:[&quot;http://zotero.org/users/1913249/items/MPJ5DJQJ&quot;],&quot;id&quot;:3023,&quot;suffix&quot;:&quot;&quot;}]} RNDxfpwcjfqpr"/>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3" text:outline-level="3"><text:bookmark-start text:name="affordances-as-points-on-a-climbing-wall-to-support-understandings-of-instrumental-agency---move"/>Affordances as points on a climbing wall to support understandings of instrumental agency - MOVE<text:bookmark-end text:name="affordances-as-points-on-a-climbing-wall-to-support-understandings-of-instrumental-agency---move"/></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pboogaia&quot;,&quot;properties&quot;:{&quot;noteIndex&quot;:0,&quot;formattedCitation&quot;:&quot;[@matusov_mapping_2016, p. 433]&quot;},&quot;schema&quot;:&quot;https://github.com/citation-style-language/schema/raw/master/csl-citation.json&quot;,&quot;citationItems&quot;:[{&quot;locator&quot;:&quot; 433&quot;,&quot;uris&quot;:[&quot;http://zotero.org/users/1913249/items/ZU33LZ9E&quot;],&quot;itemData&quot;:{&quot;URL&quot;:&quot;https://doi.org/10.1007/s12124-015-9336-0&quot;,&quot;accessed&quot;:{&quot;date-parts&quot;:[[&quot;2023&quot;,6,19]]},&quot;source&quot;:&quot;Springer Link&quot;,&quot;issued&quot;:{&quot;date-parts&quot;:[[&quot;2016&quot;,9,1]]},&quot;type&quot;:&quot;article-journal&quot;,&quot;container-title&quot;:&quot;Integrative Psychological and Behavioral Science&quot;,&quot;DOI&quot;:&quot;10.1007/s12124-015-9336-0&quot;,&quot;author&quot;:[{&quot;family&quot;:&quot;Matusov&quot;,&quot;given&quot;:&quot;Eugene&quot;},{&quot;given&quot;:&quot;Katherine&quot;,&quot;family&quot;:&quot;Duyke&quot;,&quot;non-dropping-particle&quot;:&quot;von&quot;},{&quot;family&quot;:&quot;Kayumova&quot;,&quot;given&quot;:&quot;Shakhnoza&quot;}],&quot;container-title-short&quot;:&quot;Integr. psych. behav.&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ISSN&quot;:&quot;1936-3567&quot;,&quot;title&quot;:&quot;Mapping Concepts of Agency in Educational Contexts&quot;,&quot;language&quot;:&quot;en&quot;,&quot;id&quot;:&quot;matusov_mapping_2016&quot;},&quot;prefix&quot;:&quot;&quot;,&quot;uri&quot;:[&quot;http://zotero.org/users/1913249/items/ZU33LZ9E&quot;],&quot;id&quot;:8819}]} RNDypuxyelmuq"/>&lt;Do Zotero Refresh: [@matusov_mapping_2016, p. 433]&gt;<text:reference-mark-end text:name="ZOTERO_ITEM CSL_CITATION {&quot;citationID&quot;:&quot;pboogaia&quot;,&quot;properties&quot;:{&quot;noteIndex&quot;:0,&quot;formattedCitation&quot;:&quot;[@matusov_mapping_2016, p. 433]&quot;},&quot;schema&quot;:&quot;https://github.com/citation-style-language/schema/raw/master/csl-citation.json&quot;,&quot;citationItems&quot;:[{&quot;locator&quot;:&quot; 433&quot;,&quot;uris&quot;:[&quot;http://zotero.org/users/1913249/items/ZU33LZ9E&quot;],&quot;itemData&quot;:{&quot;URL&quot;:&quot;https://doi.org/10.1007/s12124-015-9336-0&quot;,&quot;accessed&quot;:{&quot;date-parts&quot;:[[&quot;2023&quot;,6,19]]},&quot;source&quot;:&quot;Springer Link&quot;,&quot;issued&quot;:{&quot;date-parts&quot;:[[&quot;2016&quot;,9,1]]},&quot;type&quot;:&quot;article-journal&quot;,&quot;container-title&quot;:&quot;Integrative Psychological and Behavioral Science&quot;,&quot;DOI&quot;:&quot;10.1007/s12124-015-9336-0&quot;,&quot;author&quot;:[{&quot;family&quot;:&quot;Matusov&quot;,&quot;given&quot;:&quot;Eugene&quot;},{&quot;given&quot;:&quot;Katherine&quot;,&quot;family&quot;:&quot;Duyke&quot;,&quot;non-dropping-particle&quot;:&quot;von&quot;},{&quot;family&quot;:&quot;Kayumova&quot;,&quot;given&quot;:&quot;Shakhnoza&quot;}],&quot;container-title-short&quot;:&quot;Integr. psych. behav.&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page&quot;:&quot;420-446&quot;,&quot;issue&quot;:&quot;3&quot;,&quot;ISSN&quot;:&quot;1936-3567&quot;,&quot;title&quot;:&quot;Mapping Concepts of Agency in Educational Contexts&quot;,&quot;language&quot;:&quot;en&quot;,&quot;id&quot;:&quot;matusov_mapping_2016&quot;},&quot;prefix&quot;:&quot;&quot;,&quot;uri&quot;:[&quot;http://zotero.org/users/1913249/items/ZU33LZ9E&quot;],&quot;id&quot;:8819}]} RNDypuxyelmuq"/>. But may remove author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AFFORDANCES AND BLACK BOXING</text:p>
      <text:h text:style-name="Heading_20_3" text:outline-level="3"><text:bookmark-start text:name="exploring-transformative-agency-using-the-metaphor-of-kedging-anchors"/>Exploring transformative agency using the metaphor of Kedging anchors<text:bookmark-end text:name="exploring-transformative-agency-using-the-metaphor-of-kedging-anchors"/></text:h>
      <text:p text:style-name="First_20_paragraph">As outlined in chapter 3, Sannino explains TADS using a metaphor of a using a kedging anchors.</text:p>
      <text:p text:style-name="Text_20_body">The following section integrates affordance theory into a metaphor to encompass concerns of a more structured learning design.</text:p>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citationID&quot;:&quot;zehwjxtm&quot;,&quot;properties&quot;:{&quot;noteIndex&quot;:0,&quot;formattedCitation&quot;:&quot;[@hopwood_agency_2022]&quot;},&quot;schema&quot;:&quot;https://github.com/citation-style-language/schema/raw/master/csl-citation.json&quot;,&quot;citationItems&quot;:[{&quot;uris&quot;:[&quot;http://zotero.org/users/1913249/items/RZ2E7GK8&quot;],&quot;itemData&quot;:{&quot;URL&quot;:&quot;https://doi.org/10.1080/10749039.2022.2092151&quot;,&quot;accessed&quot;:{&quot;date-parts&quot;:[[&quot;2023&quot;,2,22]]},&quot;source&quot;:&quot;Taylor and Francis+NEJM&quot;,&quot;issued&quot;:{&quot;date-parts&quot;:[[&quot;2022&quot;,4,3]]},&quot;type&quot;:&quot;article-journal&quot;,&quot;container-title&quot;:&quot;Mind, Culture, and Activity&quot;,&quot;DOI&quot;:&quot;10.1080/10749039.2022.2092151&quot;,&quot;author&quot;:[{&quot;family&quot;:&quot;Hopwood&quot;,&quot;given&quot;:&quot;Nick&quot;}],&quot;issue&quot;:&quot;2&quot;,&quot;volume&quot;:&quot;29&quot;,&quot;id&quot;:&quot;hopwood_agency_2022&quot;,&quot;citation-key&quot;:&quot;hopwood_agency_2022&quot;,&quot;title-short&quot;:&quot;Agency in cultural-historical activity theory&quot;,&quot;page&quot;:&quot;108-122&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publisher&quot;:&quot;Routledge&quot;},&quot;prefix&quot;:&quot;&quot;,&quot;uri&quot;:[&quot;http://zotero.org/users/1913249/items/RZ2E7GK8&quot;],&quot;id&quot;:3717,&quot;suffix&quot;:&quot;&quot;}]} RNDhydwqsyehe"/>&lt;Do Zotero Refresh: [@hopwood_agency_2022]&gt;<text:reference-mark-end text:name="ZOTERO_ITEM CSL_CITATION {&quot;citationID&quot;:&quot;zehwjxtm&quot;,&quot;properties&quot;:{&quot;noteIndex&quot;:0,&quot;formattedCitation&quot;:&quot;[@hopwood_agency_2022]&quot;},&quot;schema&quot;:&quot;https://github.com/citation-style-language/schema/raw/master/csl-citation.json&quot;,&quot;citationItems&quot;:[{&quot;uris&quot;:[&quot;http://zotero.org/users/1913249/items/RZ2E7GK8&quot;],&quot;itemData&quot;:{&quot;URL&quot;:&quot;https://doi.org/10.1080/10749039.2022.2092151&quot;,&quot;accessed&quot;:{&quot;date-parts&quot;:[[&quot;2023&quot;,2,22]]},&quot;source&quot;:&quot;Taylor and Francis+NEJM&quot;,&quot;issued&quot;:{&quot;date-parts&quot;:[[&quot;2022&quot;,4,3]]},&quot;type&quot;:&quot;article-journal&quot;,&quot;container-title&quot;:&quot;Mind, Culture, and Activity&quot;,&quot;DOI&quot;:&quot;10.1080/10749039.2022.2092151&quot;,&quot;author&quot;:[{&quot;family&quot;:&quot;Hopwood&quot;,&quot;given&quot;:&quot;Nick&quot;}],&quot;issue&quot;:&quot;2&quot;,&quot;volume&quot;:&quot;29&quot;,&quot;id&quot;:&quot;hopwood_agency_2022&quot;,&quot;citation-key&quot;:&quot;hopwood_agency_2022&quot;,&quot;title-short&quot;:&quot;Agency in cultural-historical activity theory&quot;,&quot;page&quot;:&quot;108-122&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publisher&quot;:&quot;Routledge&quot;},&quot;prefix&quot;:&quot;&quot;,&quot;uri&quot;:[&quot;http://zotero.org/users/1913249/items/RZ2E7GK8&quot;],&quot;id&quot;:3717,&quot;suffix&quot;:&quot;&quot;}]} RNDhydwqsyehe"/>. An effective learning environment provides a sea bed with many rocks (affordances) for warping anchors (volitional acts of participant agency to transform learning) <text:reference-mark-start text:name="ZOTERO_ITEM CSL_CITATION {&quot;citationID&quot;:&quot;fqedfyae&quot;,&quot;properties&quot;:{&quot;noteIndex&quot;:0,&quot;formattedCitation&quot;:&quot;[@aagaard_teacher_2022]&quot;},&quot;schema&quot;:&quot;https://github.com/citation-style-language/schema/raw/master/csl-citation.json&quot;,&quot;citationItems&quot;:[{&quot;uris&quot;:[&quot;http://zotero.org/users/1913249/items/GEDPYN8B&quot;],&quot;itemData&quot;:{&quot;URL&quot;:&quot;http://www.idunn.no/doi/10.18261/njdl.17.1.3&quot;,&quot;accessed&quot;:{&quot;date-parts&quot;:[[&quot;2023&quot;,6,19]]},&quot;source&quot;:&quot;DOI.org (Crossref)&quot;,&quot;issued&quot;:{&quot;date-parts&quot;:[[&quot;2022&quot;,4,5]]},&quot;type&quot;:&quot;article-journal&quot;,&quot;container-title&quot;:&quot;Nordic Journal of Digital Literacy&quot;,&quot;DOI&quot;:&quot;10.18261/njdl.17.1.3&quot;,&quot;author&quot;:[{&quot;family&quot;:&quot;Aagaard&quot;,&quot;given&quot;:&quot;Toril&quot;},{&quot;family&quot;:&quot;Bueie&quot;,&quot;given&quot;:&quot;Agnete&quot;},{&quot;family&quot;:&quot;Hjukse&quot;,&quot;given&quot;:&quot;Hjørdis&quot;}],&quot;container-title-short&quot;:&quot;NJDL&quot;,&quot;volume&quot;:&quot;17&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itation-key&quot;:&quot;aagaard_teacher_2022&quot;,&quot;title-short&quot;:&quot;Teacher educator in a digital age&quot;,&quot;page&quot;:&quot;31-45&quot;,&quot;issue&quot;:&quot;1&quot;,&quot;ISSN&quot;:&quot;0809-6724, 1891-943X&quot;,&quot;title&quot;:&quot;Teacher educator in a digital age: A study of transformative agency&quot;,&quot;language&quot;:&quot;en&quot;,&quot;id&quot;:&quot;aagaard_teacher_2022&quot;},&quot;prefix&quot;:&quot;&quot;,&quot;uri&quot;:[&quot;http://zotero.org/users/1913249/items/GEDPYN8B&quot;],&quot;id&quot;:8791,&quot;suffix&quot;:&quot;&quot;}]} RNDdmqxcpbkml"/>&lt;Do Zotero Refresh: [@aagaard_teacher_2022]&gt;<text:reference-mark-end text:name="ZOTERO_ITEM CSL_CITATION {&quot;citationID&quot;:&quot;fqedfyae&quot;,&quot;properties&quot;:{&quot;noteIndex&quot;:0,&quot;formattedCitation&quot;:&quot;[@aagaard_teacher_2022]&quot;},&quot;schema&quot;:&quot;https://github.com/citation-style-language/schema/raw/master/csl-citation.json&quot;,&quot;citationItems&quot;:[{&quot;uris&quot;:[&quot;http://zotero.org/users/1913249/items/GEDPYN8B&quot;],&quot;itemData&quot;:{&quot;URL&quot;:&quot;http://www.idunn.no/doi/10.18261/njdl.17.1.3&quot;,&quot;accessed&quot;:{&quot;date-parts&quot;:[[&quot;2023&quot;,6,19]]},&quot;source&quot;:&quot;DOI.org (Crossref)&quot;,&quot;issued&quot;:{&quot;date-parts&quot;:[[&quot;2022&quot;,4,5]]},&quot;type&quot;:&quot;article-journal&quot;,&quot;container-title&quot;:&quot;Nordic Journal of Digital Literacy&quot;,&quot;DOI&quot;:&quot;10.18261/njdl.17.1.3&quot;,&quot;author&quot;:[{&quot;family&quot;:&quot;Aagaard&quot;,&quot;given&quot;:&quot;Toril&quot;},{&quot;family&quot;:&quot;Bueie&quot;,&quot;given&quot;:&quot;Agnete&quot;},{&quot;family&quot;:&quot;Hjukse&quot;,&quot;given&quot;:&quot;Hjørdis&quot;}],&quot;container-title-short&quot;:&quot;NJDL&quot;,&quot;volume&quot;:&quot;17&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itation-key&quot;:&quot;aagaard_teacher_2022&quot;,&quot;title-short&quot;:&quot;Teacher educator in a digital age&quot;,&quot;page&quot;:&quot;31-45&quot;,&quot;issue&quot;:&quot;1&quot;,&quot;ISSN&quot;:&quot;0809-6724, 1891-943X&quot;,&quot;title&quot;:&quot;Teacher educator in a digital age: A study of transformative agency&quot;,&quot;language&quot;:&quot;en&quot;,&quot;id&quot;:&quot;aagaard_teacher_2022&quot;},&quot;prefix&quot;:&quot;&quot;,&quot;uri&quot;:[&quot;http://zotero.org/users/1913249/items/GEDPYN8B&quot;],&quot;id&quot;:8791,&quot;suffix&quot;:&quot;&quot;}]} RNDdmqxcpbkml"/>.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text:span text:style-name="T1">An example of mini TADS - use of secondary resources</text:span>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hgxoealv&quot;,&quot;properties&quot;:{&quot;noteIndex&quot;:0,&quot;formattedCitation&quot;:&quot;[@pogue_user_2017]&quot;},&quot;schema&quot;:&quot;https://github.com/citation-style-language/schema/raw/master/csl-citation.json&quot;,&quot;citationItems&quot;:[{&quot;uris&quot;:[&quot;http://zotero.org/users/1913249/items/GNPB4GNI&quot;],&quot;itemData&quot;:{&quot;URL&quot;:&quot;https://www.scientificamerican.com/article/user-manuals-are-mostly-gone-mdash-which-is-both-good-and-bad/&quot;,&quot;accessed&quot;:{&quot;date-parts&quot;:[[&quot;2024&quot;,1,19]]},&quot;id&quot;:&quot;pogue_user_2017&quot;,&quot;citation-key&quot;:&quot;pogue_user_2017&quot;,&quot;issued&quot;:{&quot;date-parts&quot;:[[&quot;2017&quot;,4,1]]},&quot;type&quot;:&quot;article-magazine&quot;,&quot;title&quot;:&quot;User Manuals Are Mostly Gone--Which Is Both Good and Bad&quot;,&quot;container-title&quot;:&quot;Scientific American&quot;,&quot;language&quot;:&quot;en&quot;,&quot;author&quot;:[{&quot;family&quot;:&quot;Pogue&quot;,&quot;given&quot;:&quot;David&quot;}],&quot;abstract&quot;:&quot;Google happened, and something important was lost&quot;},&quot;prefix&quot;:&quot;&quot;,&quot;uri&quot;:[&quot;http://zotero.org/users/1913249/items/GNPB4GNI&quot;],&quot;id&quot;:9233,&quot;suffix&quot;:&quot;&quot;}]} RNDtjzanfrsix"/>&lt;Do Zotero Refresh: [@pogue_user_2017]&gt;<text:reference-mark-end text:name="ZOTERO_ITEM CSL_CITATION {&quot;citationID&quot;:&quot;hgxoealv&quot;,&quot;properties&quot;:{&quot;noteIndex&quot;:0,&quot;formattedCitation&quot;:&quot;[@pogue_user_2017]&quot;},&quot;schema&quot;:&quot;https://github.com/citation-style-language/schema/raw/master/csl-citation.json&quot;,&quot;citationItems&quot;:[{&quot;uris&quot;:[&quot;http://zotero.org/users/1913249/items/GNPB4GNI&quot;],&quot;itemData&quot;:{&quot;URL&quot;:&quot;https://www.scientificamerican.com/article/user-manuals-are-mostly-gone-mdash-which-is-both-good-and-bad/&quot;,&quot;accessed&quot;:{&quot;date-parts&quot;:[[&quot;2024&quot;,1,19]]},&quot;id&quot;:&quot;pogue_user_2017&quot;,&quot;citation-key&quot;:&quot;pogue_user_2017&quot;,&quot;issued&quot;:{&quot;date-parts&quot;:[[&quot;2017&quot;,4,1]]},&quot;type&quot;:&quot;article-magazine&quot;,&quot;title&quot;:&quot;User Manuals Are Mostly Gone--Which Is Both Good and Bad&quot;,&quot;container-title&quot;:&quot;Scientific American&quot;,&quot;language&quot;:&quot;en&quot;,&quot;author&quot;:[{&quot;family&quot;:&quot;Pogue&quot;,&quot;given&quot;:&quot;David&quot;}],&quot;abstract&quot;:&quot;Google happened, and something important was lost&quot;},&quot;prefix&quot;:&quot;&quot;,&quot;uri&quot;:[&quot;http://zotero.org/users/1913249/items/GNPB4GNI&quot;],&quot;id&quot;:9233,&quot;suffix&quot;:&quot;&quot;}]} RNDtjzanfrsix"/>.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3-04T15:54:05Z</meta:creation-date>
    <dc:date>2025-03-04T15:54:0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